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9.698cm" fo:margin-left="3.791cm" fo:margin-right="4.292cm" table:align="margins" style:writing-mode="lr-tb"/>
    </style:style>
    <style:style style:name="Table3.A" style:family="table-column">
      <style:table-column-properties style:column-width="5.101cm" style:rel-column-width="34472*"/>
    </style:style>
    <style:style style:name="Table3.B" style:family="table-column">
      <style:table-column-properties style:column-width="4.597cm" style:rel-column-width="3106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791cm" fo:margin-left="0cm" fo:margin-right="-0.011cm" table:align="margins" style:writing-mode="lr-tb"/>
    </style:style>
    <style:style style:name="Table4.A" style:family="table-column">
      <style:table-column-properties style:column-width="6.013cm" style:rel-column-width="22153*"/>
    </style:style>
    <style:style style:name="Table4.B" style:family="table-column">
      <style:table-column-properties style:column-width="11.777cm" style:rel-column-width="433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8.89cm" style:rel-column-width="32767*"/>
    </style:style>
    <style:style style:name="Table5.B" style:family="table-column">
      <style:table-column-properties style:column-width="8.89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8.008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style:keep-together="true" fo:keep-together="auto"/>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8" style:family="table">
      <style:table-properties style:width="18.008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1.A3" style:family="table-cell">
      <style:table-cell-properties fo:padding-left="0.099cm" fo:padding-right="0.099cm" fo:padding-top="0cm" fo:padding-bottom="0cm" fo:border-left="0.002cm solid #000000" fo:border-right="0.002cm solid #000000" fo:border-top="none" fo:border-bottom="0.002cm solid #000000"/>
    </style:style>
    <style:style style:name="Tab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2.757cm"/>
    </style:style>
    <style:style style:name="Table15.B" style:family="table-column">
      <style:table-column-properties style:column-width="14.222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7.A3" style:family="table-cell">
      <style:table-cell-properties fo:padding-left="0.099cm" fo:padding-right="0.099cm" fo:padding-top="0cm" fo:padding-bottom="0cm" fo:border-left="0.002cm solid #000000" fo:border-right="0.002cm solid #000000" fo:border-top="none" fo:border-bottom="0.002cm solid #000000"/>
    </style:style>
    <style:style style:name="Table1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20" style:family="table">
      <style:table-properties style:width="18.008cm" table:align="left" style:writing-mode="lr-tb"/>
    </style:style>
    <style:style style:name="Table20.A" style:family="table-column">
      <style:table-column-properties style:column-width="18.008cm"/>
    </style:style>
    <style:style style:name="Table20.1" style:family="table-row">
      <style:table-row-properties style:keep-together="false" fo:keep-together="always"/>
    </style:style>
    <style:style style:name="Table2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0.2" style:family="table-row">
      <style:table-row-properties style:keep-together="true" fo:keep-together="auto"/>
    </style:style>
    <style:style style:name="Table20.A2" style:family="table-cell">
      <style:table-cell-properties style:vertical-align="middle" fo:padding-left="0.095cm" fo:padding-right="0.095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8.008cm"/>
    </style:style>
    <style:style style:name="Table22.1" style:family="table-row">
      <style:table-row-properties style:keep-together="false" fo:keep-together="always"/>
    </style:style>
    <style:style style:name="Table2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2.2" style:family="table-row">
      <style:table-row-properties style:keep-together="true" fo:keep-together="auto"/>
    </style:style>
    <style:style style:name="Table22.A2" style:family="table-cell">
      <style:table-cell-properties style:vertical-align="middle" fo:padding-left="0.095cm" fo:padding-right="0.095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8.008cm"/>
    </style:style>
    <style:style style:name="Table25.1" style:family="table-row">
      <style:table-row-properties style:keep-together="false" fo:keep-together="always"/>
    </style:style>
    <style:style style:name="Table2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5.2" style:family="table-row">
      <style:table-row-properties style:keep-together="true" fo:keep-together="auto"/>
    </style:style>
    <style:style style:name="Table25.A2" style:family="table-cell">
      <style:table-cell-properties style:vertical-align="middle" fo:padding-left="0.095cm" fo:padding-right="0.095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17.06cm"/>
    </style:style>
    <style:style style:name="Table26.B"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B2" style:family="table-cell">
      <style:table-cell-properties style:vertical-align="middle" fo:padding-left="0.099cm" fo:padding-right="0.099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18.008cm"/>
    </style:style>
    <style:style style:name="Table27.1" style:family="table-row">
      <style:table-row-properties style:keep-together="false" fo:keep-together="always"/>
    </style:style>
    <style:style style:name="Table2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7.2" style:family="table-row">
      <style:table-row-properties style:keep-together="true" fo:keep-together="auto"/>
    </style:style>
    <style:style style:name="Table27.A2" style:family="table-cell">
      <style:table-cell-properties style:vertical-align="middle" fo:padding-left="0.095cm" fo:padding-right="0.095cm" fo:padding-top="0cm" fo:padding-bottom="0cm" fo:border="0.002cm solid #000000"/>
    </style:style>
    <style:style style:name="Table29" style:family="table">
      <style:table-properties style:width="18.008cm" table:align="left" style:writing-mode="lr-tb"/>
    </style:style>
    <style:style style:name="Table29.A" style:family="table-column">
      <style:table-column-properties style:column-width="1.704cm"/>
    </style:style>
    <style:style style:name="Table29.B" style:family="table-column">
      <style:table-column-properties style:column-width="15.356cm"/>
    </style:style>
    <style:style style:name="Table29.C" style:family="table-column">
      <style:table-column-properties style:column-width="0.947cm"/>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9.A2" style:family="table-cell">
      <style:table-cell-properties fo:padding-left="0.099cm" fo:padding-right="0.099cm" fo:padding-top="0cm" fo:padding-bottom="0cm" fo:border="0.002cm solid #000000"/>
    </style:style>
    <style:style style:name="Table29.C2" style:family="table-cell">
      <style:table-cell-properties style:vertical-align="middle" fo:padding-left="0.099cm" fo:padding-right="0.099cm" fo:padding-top="0cm" fo:padding-bottom="0cm" fo:border="0.002cm solid #000000"/>
    </style:style>
    <style:style style:name="Table30" style:family="table">
      <style:table-properties style:width="18.008cm" table:align="left" style:writing-mode="lr-tb"/>
    </style:style>
    <style:style style:name="Table30.A" style:family="table-column">
      <style:table-column-properties style:column-width="18.008cm"/>
    </style:style>
    <style:style style:name="Table30.1" style:family="table-row">
      <style:table-row-properties style:keep-together="false" fo:keep-together="always"/>
    </style:style>
    <style:style style:name="Table3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0.2" style:family="table-row">
      <style:table-row-properties style:keep-together="true" fo:keep-together="auto"/>
    </style:style>
    <style:style style:name="Table30.A2" style:family="table-cell">
      <style:table-cell-properties style:vertical-align="middle" fo:padding-left="0.095cm" fo:padding-right="0.095cm" fo:padding-top="0cm" fo:padding-bottom="0cm" fo:border="0.002cm solid #000000"/>
    </style:style>
    <style:style style:name="Table31" style:family="table">
      <style:table-properties style:width="18.008cm" table:align="left" style:writing-mode="lr-tb"/>
    </style:style>
    <style:style style:name="Table31.A" style:family="table-column">
      <style:table-column-properties style:column-width="17.06cm"/>
    </style:style>
    <style:style style:name="Table31.B"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B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8.008cm"/>
    </style:style>
    <style:style style:name="Table32.1" style:family="table-row">
      <style:table-row-properties style:keep-together="false" fo:keep-together="always"/>
    </style:style>
    <style:style style:name="Table3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2.2" style:family="table-row">
      <style:table-row-properties style:keep-together="true" fo:keep-together="auto"/>
    </style:style>
    <style:style style:name="Table32.A2" style:family="table-cell">
      <style:table-cell-properties style:vertical-align="middle" fo:padding-left="0.095cm" fo:padding-right="0.095cm" fo:padding-top="0cm" fo:padding-bottom="0cm" fo:border="0.002cm solid #000000"/>
    </style:style>
    <style:style style:name="Table34" style:family="table">
      <style:table-properties style:width="18.008cm" table:align="left" style:writing-mode="lr-tb"/>
    </style:style>
    <style:style style:name="Table34.A" style:family="table-column">
      <style:table-column-properties style:column-width="1.704cm"/>
    </style:style>
    <style:style style:name="Table34.B" style:family="table-column">
      <style:table-column-properties style:column-width="15.356cm"/>
    </style:style>
    <style:style style:name="Table34.C"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C2" style:family="table-cell">
      <style:table-cell-properties style:vertical-align="middle" fo:padding-left="0.099cm" fo:padding-right="0.099cm" fo:padding-top="0cm" fo:padding-bottom="0cm" fo:border="0.002cm solid #000000"/>
    </style:style>
    <style:style style:name="Table34.A3" style:family="table-cell">
      <style:table-cell-properties fo:padding-left="0.099cm" fo:padding-right="0.099cm" fo:padding-top="0cm" fo:padding-bottom="0cm" fo:border-left="0.002cm solid #000000" fo:border-right="0.002cm solid #000000" fo:border-top="none" fo:border-bottom="0.002cm solid #000000"/>
    </style:style>
    <style:style style:name="Table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5" style:family="table">
      <style:table-properties style:width="18.008cm" table:align="left" style:writing-mode="lr-tb"/>
    </style:style>
    <style:style style:name="Table35.A" style:family="table-column">
      <style:table-column-properties style:column-width="17.06cm"/>
    </style:style>
    <style:style style:name="Table35.B"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B2" style:family="table-cell">
      <style:table-cell-properties style:vertical-align="middle" fo:padding-left="0.099cm" fo:padding-right="0.099cm" fo:padding-top="0cm" fo:padding-bottom="0cm" fo:border="0.002cm solid #000000"/>
    </style:style>
    <style:style style:name="Table36" style:family="table">
      <style:table-properties style:width="18.008cm" table:align="left" style:writing-mode="lr-tb"/>
    </style:style>
    <style:style style:name="Table36.A" style:family="table-column">
      <style:table-column-properties style:column-width="18.008cm"/>
    </style:style>
    <style:style style:name="Table36.1" style:family="table-row">
      <style:table-row-properties style:keep-together="false" fo:keep-together="always"/>
    </style:style>
    <style:style style:name="Table3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6.2" style:family="table-row">
      <style:table-row-properties style:keep-together="true" fo:keep-together="auto"/>
    </style:style>
    <style:style style:name="Table36.A2" style:family="table-cell">
      <style:table-cell-properties style:vertical-align="middle" fo:padding-left="0.095cm" fo:padding-right="0.095cm" fo:padding-top="0cm" fo:padding-bottom="0cm" fo:border="0.002cm solid #000000"/>
    </style:style>
    <style:style style:name="Table38" style:family="table">
      <style:table-properties style:width="18.008cm" table:align="left" style:writing-mode="lr-tb"/>
    </style:style>
    <style:style style:name="Table38.A" style:family="table-column">
      <style:table-column-properties style:column-width="1.704cm"/>
    </style:style>
    <style:style style:name="Table38.B" style:family="table-column">
      <style:table-column-properties style:column-width="15.356cm"/>
    </style:style>
    <style:style style:name="Table38.C"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C2" style:family="table-cell">
      <style:table-cell-properties style:vertical-align="middle" fo:padding-left="0.099cm" fo:padding-right="0.099cm" fo:padding-top="0cm" fo:padding-bottom="0cm" fo:border="0.002cm solid #000000"/>
    </style:style>
    <style:style style:name="Table38.A3" style:family="table-cell">
      <style:table-cell-properties fo:padding-left="0.099cm" fo:padding-right="0.099cm" fo:padding-top="0cm" fo:padding-bottom="0cm" fo:border-left="0.002cm solid #000000" fo:border-right="0.002cm solid #000000" fo:border-top="none" fo:border-bottom="0.002cm solid #000000"/>
    </style:style>
    <style:style style:name="Table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9" style:family="table">
      <style:table-properties style:width="18.008cm" table:align="left" style:writing-mode="lr-tb"/>
    </style:style>
    <style:style style:name="Table39.A" style:family="table-column">
      <style:table-column-properties style:column-width="17.06cm"/>
    </style:style>
    <style:style style:name="Table39.B" style:family="table-column">
      <style:table-column-properties style:column-width="0.947cm"/>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9.A2" style:family="table-cell">
      <style:table-cell-properties fo:padding-left="0.099cm" fo:padding-right="0.099cm" fo:padding-top="0cm" fo:padding-bottom="0cm" fo:border="0.002cm solid #000000"/>
    </style:style>
    <style:style style:name="Table39.B2" style:family="table-cell">
      <style:table-cell-properties style:vertical-align="middle" fo:padding-left="0.099cm" fo:padding-right="0.099cm" fo:padding-top="0cm" fo:padding-bottom="0cm" fo:border="0.002cm solid #000000"/>
    </style:style>
    <style:style style:name="Table40" style:family="table">
      <style:table-properties style:width="18.008cm" table:align="left" style:writing-mode="lr-tb"/>
    </style:style>
    <style:style style:name="Table40.A" style:family="table-column">
      <style:table-column-properties style:column-width="18.008cm"/>
    </style:style>
    <style:style style:name="Table40.1" style:family="table-row">
      <style:table-row-properties style:keep-together="false" fo:keep-together="always"/>
    </style:style>
    <style:style style:name="Table4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0.2" style:family="table-row">
      <style:table-row-properties style:keep-together="true" fo:keep-together="auto"/>
    </style:style>
    <style:style style:name="Table40.A2" style:family="table-cell">
      <style:table-cell-properties style:vertical-align="middle" fo:padding-left="0.095cm" fo:padding-right="0.095cm" fo:padding-top="0cm" fo:padding-bottom="0cm" fo:border="0.002cm solid #000000"/>
    </style:style>
    <style:style style:name="Table42" style:family="table">
      <style:table-properties style:width="18.008cm" table:align="left" style:writing-mode="lr-tb"/>
    </style:style>
    <style:style style:name="Table42.A" style:family="table-column">
      <style:table-column-properties style:column-width="1.704cm"/>
    </style:style>
    <style:style style:name="Table42.B" style:family="table-column">
      <style:table-column-properties style:column-width="15.356cm"/>
    </style:style>
    <style:style style:name="Table42.C" style:family="table-column">
      <style:table-column-properties style:column-width="0.947cm"/>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2.A2" style:family="table-cell">
      <style:table-cell-properties fo:padding-left="0.099cm" fo:padding-right="0.099cm" fo:padding-top="0cm" fo:padding-bottom="0cm" fo:border="0.002cm solid #000000"/>
    </style:style>
    <style:style style:name="Table42.C2" style:family="table-cell">
      <style:table-cell-properties style:vertical-align="middle" fo:padding-left="0.099cm" fo:padding-right="0.099cm" fo:padding-top="0cm" fo:padding-bottom="0cm" fo:border="0.002cm solid #000000"/>
    </style:style>
    <style:style style:name="Table42.A3" style:family="table-cell">
      <style:table-cell-properties fo:padding-left="0.099cm" fo:padding-right="0.099cm" fo:padding-top="0cm" fo:padding-bottom="0cm" fo:border-left="0.002cm solid #000000" fo:border-right="0.002cm solid #000000" fo:border-top="none" fo:border-bottom="0.002cm solid #000000"/>
    </style:style>
    <style:style style:name="Table4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3" style:family="table">
      <style:table-properties style:width="18.008cm" table:align="left" style:writing-mode="lr-tb"/>
    </style:style>
    <style:style style:name="Table43.A" style:family="table-column">
      <style:table-column-properties style:column-width="17.06cm"/>
    </style:style>
    <style:style style:name="Table43.B" style:family="table-column">
      <style:table-column-properties style:column-width="0.947cm"/>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3.A2" style:family="table-cell">
      <style:table-cell-properties fo:padding-left="0.099cm" fo:padding-right="0.099cm" fo:padding-top="0cm" fo:padding-bottom="0cm" fo:border="0.002cm solid #000000"/>
    </style:style>
    <style:style style:name="Table43.B2" style:family="table-cell">
      <style:table-cell-properties style:vertical-align="middle" fo:padding-left="0.099cm" fo:padding-right="0.099cm" fo:padding-top="0cm" fo:padding-bottom="0cm" fo:border="0.002cm solid #000000"/>
    </style:style>
    <style:style style:name="Table44" style:family="table">
      <style:table-properties style:width="18.008cm" table:align="left" style:writing-mode="lr-tb"/>
    </style:style>
    <style:style style:name="Table44.A" style:family="table-column">
      <style:table-column-properties style:column-width="18.008cm"/>
    </style:style>
    <style:style style:name="Table44.1" style:family="table-row">
      <style:table-row-properties style:keep-together="false" fo:keep-together="always"/>
    </style:style>
    <style:style style:name="Table4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4.2" style:family="table-row">
      <style:table-row-properties style:keep-together="true" fo:keep-together="auto"/>
    </style:style>
    <style:style style:name="Table44.A2" style:family="table-cell">
      <style:table-cell-properties style:vertical-align="middle" fo:padding-left="0.095cm" fo:padding-right="0.095cm" fo:padding-top="0cm" fo:padding-bottom="0cm" fo:border="0.002cm solid #000000"/>
    </style:style>
    <style:style style:name="Table46" style:family="table">
      <style:table-properties style:width="18.008cm" table:align="left" style:writing-mode="lr-tb"/>
    </style:style>
    <style:style style:name="Table46.A" style:family="table-column">
      <style:table-column-properties style:column-width="1.704cm"/>
    </style:style>
    <style:style style:name="Table46.B" style:family="table-column">
      <style:table-column-properties style:column-width="15.356cm"/>
    </style:style>
    <style:style style:name="Table46.C" style:family="table-column">
      <style:table-column-properties style:column-width="0.947cm"/>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6.A2" style:family="table-cell">
      <style:table-cell-properties fo:padding-left="0.099cm" fo:padding-right="0.099cm" fo:padding-top="0cm" fo:padding-bottom="0cm" fo:border="0.002cm solid #000000"/>
    </style:style>
    <style:style style:name="Table46.C2" style:family="table-cell">
      <style:table-cell-properties style:vertical-align="middle" fo:padding-left="0.099cm" fo:padding-right="0.099cm" fo:padding-top="0cm" fo:padding-bottom="0cm" fo:border="0.002cm solid #000000"/>
    </style:style>
    <style:style style:name="Table46.A3" style:family="table-cell">
      <style:table-cell-properties fo:padding-left="0.099cm" fo:padding-right="0.099cm" fo:padding-top="0cm" fo:padding-bottom="0cm" fo:border-left="0.002cm solid #000000" fo:border-right="0.002cm solid #000000" fo:border-top="none" fo:border-bottom="0.002cm solid #000000"/>
    </style:style>
    <style:style style:name="Table4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7" style:family="table">
      <style:table-properties style:width="18.008cm" table:align="left" style:writing-mode="lr-tb"/>
    </style:style>
    <style:style style:name="Table47.A" style:family="table-column">
      <style:table-column-properties style:column-width="17.06cm"/>
    </style:style>
    <style:style style:name="Table47.B" style:family="table-column">
      <style:table-column-properties style:column-width="0.947cm"/>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7.A2" style:family="table-cell">
      <style:table-cell-properties fo:padding-left="0.099cm" fo:padding-right="0.099cm" fo:padding-top="0cm" fo:padding-bottom="0cm" fo:border="0.002cm solid #000000"/>
    </style:style>
    <style:style style:name="Table47.B2" style:family="table-cell">
      <style:table-cell-properties style:vertical-align="middle" fo:padding-left="0.099cm" fo:padding-right="0.099cm" fo:padding-top="0cm" fo:padding-bottom="0cm" fo:border="0.002cm solid #000000"/>
    </style:style>
    <style:style style:name="Table48" style:family="table">
      <style:table-properties style:width="18.008cm" table:align="left" style:writing-mode="lr-tb"/>
    </style:style>
    <style:style style:name="Table48.A" style:family="table-column">
      <style:table-column-properties style:column-width="18.008cm"/>
    </style:style>
    <style:style style:name="Table48.1" style:family="table-row">
      <style:table-row-properties style:keep-together="false" fo:keep-together="always"/>
    </style:style>
    <style:style style:name="Tab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8.2" style:family="table-row">
      <style:table-row-properties style:keep-together="true" fo:keep-together="auto"/>
    </style:style>
    <style:style style:name="Table48.A2" style:family="table-cell">
      <style:table-cell-properties style:vertical-align="middle" fo:padding-left="0.095cm" fo:padding-right="0.095cm" fo:padding-top="0cm" fo:padding-bottom="0cm" fo:border="0.002cm solid #000000"/>
    </style:style>
    <style:style style:name="Table50" style:family="table">
      <style:table-properties style:width="18.008cm" table:align="left" style:writing-mode="lr-tb"/>
    </style:style>
    <style:style style:name="Table50.A" style:family="table-column">
      <style:table-column-properties style:column-width="17.06cm"/>
    </style:style>
    <style:style style:name="Table50.B" style:family="table-column">
      <style:table-column-properties style:column-width="0.947cm"/>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0.A2" style:family="table-cell">
      <style:table-cell-properties fo:padding-left="0.099cm" fo:padding-right="0.099cm" fo:padding-top="0cm" fo:padding-bottom="0cm" fo:border="0.002cm solid #000000"/>
    </style:style>
    <style:style style:name="Table50.B2" style:family="table-cell">
      <style:table-cell-properties style:vertical-align="middle" fo:padding-left="0.099cm" fo:padding-right="0.099cm" fo:padding-top="0cm" fo:padding-bottom="0cm" fo:border="0.002cm solid #000000"/>
    </style:style>
    <style:style style:name="Table51" style:family="table">
      <style:table-properties style:width="18.008cm" table:align="left" style:writing-mode="lr-tb"/>
    </style:style>
    <style:style style:name="Table51.A" style:family="table-column">
      <style:table-column-properties style:column-width="18.008cm"/>
    </style:style>
    <style:style style:name="Table51.1" style:family="table-row">
      <style:table-row-properties style:keep-together="false" fo:keep-together="always"/>
    </style:style>
    <style:style style:name="Table5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1.2" style:family="table-row">
      <style:table-row-properties style:keep-together="true" fo:keep-together="auto"/>
    </style:style>
    <style:style style:name="Table51.A2" style:family="table-cell">
      <style:table-cell-properties style:vertical-align="middle" fo:padding-left="0.095cm" fo:padding-right="0.095cm" fo:padding-top="0cm" fo:padding-bottom="0cm" fo:border="0.002cm solid #000000"/>
    </style:style>
    <style:style style:name="Table53" style:family="table">
      <style:table-properties style:width="18.008cm" table:align="left" style:writing-mode="lr-tb"/>
    </style:style>
    <style:style style:name="Table53.A" style:family="table-column">
      <style:table-column-properties style:column-width="1.704cm"/>
    </style:style>
    <style:style style:name="Table53.B" style:family="table-column">
      <style:table-column-properties style:column-width="15.356cm"/>
    </style:style>
    <style:style style:name="Table53.C" style:family="table-column">
      <style:table-column-properties style:column-width="0.947cm"/>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3.A2" style:family="table-cell">
      <style:table-cell-properties fo:padding-left="0.099cm" fo:padding-right="0.099cm" fo:padding-top="0cm" fo:padding-bottom="0cm" fo:border="0.002cm solid #000000"/>
    </style:style>
    <style:style style:name="Table53.C2" style:family="table-cell">
      <style:table-cell-properties style:vertical-align="middle" fo:padding-left="0.099cm" fo:padding-right="0.099cm" fo:padding-top="0cm" fo:padding-bottom="0cm" fo:border="0.002cm solid #000000"/>
    </style:style>
    <style:style style:name="Table53.A3" style:family="table-cell">
      <style:table-cell-properties fo:padding-left="0.099cm" fo:padding-right="0.099cm" fo:padding-top="0cm" fo:padding-bottom="0cm" fo:border-left="0.002cm solid #000000" fo:border-right="0.002cm solid #000000" fo:border-top="none" fo:border-bottom="0.002cm solid #000000"/>
    </style:style>
    <style:style style:name="Table5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4" style:family="table">
      <style:table-properties style:width="18.008cm" table:align="left" style:writing-mode="lr-tb"/>
    </style:style>
    <style:style style:name="Table54.A" style:family="table-column">
      <style:table-column-properties style:column-width="17.06cm"/>
    </style:style>
    <style:style style:name="Table54.B" style:family="table-column">
      <style:table-column-properties style:column-width="0.947cm"/>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4.A2" style:family="table-cell">
      <style:table-cell-properties fo:padding-left="0.099cm" fo:padding-right="0.099cm" fo:padding-top="0cm" fo:padding-bottom="0cm" fo:border="0.002cm solid #000000"/>
    </style:style>
    <style:style style:name="Table54.B2" style:family="table-cell">
      <style:table-cell-properties style:vertical-align="middle" fo:padding-left="0.099cm" fo:padding-right="0.099cm" fo:padding-top="0cm" fo:padding-bottom="0cm" fo:border="0.002cm solid #000000"/>
    </style:style>
    <style:style style:name="Table55" style:family="table">
      <style:table-properties style:width="18.008cm" table:align="left" style:writing-mode="lr-tb"/>
    </style:style>
    <style:style style:name="Table55.A" style:family="table-column">
      <style:table-column-properties style:column-width="18.008cm"/>
    </style:style>
    <style:style style:name="Table55.1" style:family="table-row">
      <style:table-row-properties style:keep-together="false" fo:keep-together="always"/>
    </style:style>
    <style:style style:name="Table5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5.2" style:family="table-row">
      <style:table-row-properties style:keep-together="true" fo:keep-together="auto"/>
    </style:style>
    <style:style style:name="Table55.A2" style:family="table-cell">
      <style:table-cell-properties style:vertical-align="middle" fo:padding-left="0.095cm" fo:padding-right="0.095cm" fo:padding-top="0cm" fo:padding-bottom="0cm" fo:border="0.002cm solid #000000"/>
    </style:style>
    <style:style style:name="Table57" style:family="table">
      <style:table-properties style:width="18.008cm" table:align="left" style:writing-mode="lr-tb"/>
    </style:style>
    <style:style style:name="Table57.A" style:family="table-column">
      <style:table-column-properties style:column-width="2.757cm"/>
    </style:style>
    <style:style style:name="Table57.B" style:family="table-column">
      <style:table-column-properties style:column-width="14.222cm"/>
    </style:style>
    <style:style style:name="Table57.C" style:family="table-column">
      <style:table-column-properties style:column-width="1.028cm"/>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7.A2" style:family="table-cell">
      <style:table-cell-properties style:vertical-align="middle" fo:padding-left="0.095cm" fo:padding-right="0.095cm" fo:padding-top="0cm" fo:padding-bottom="0cm" fo:border="0.002cm solid #000000"/>
    </style:style>
    <style:style style:name="Table59" style:family="table">
      <style:table-properties style:width="18.008cm" table:align="left" style:writing-mode="lr-tb"/>
    </style:style>
    <style:style style:name="Table59.A" style:family="table-column">
      <style:table-column-properties style:column-width="1.704cm"/>
    </style:style>
    <style:style style:name="Table59.B" style:family="table-column">
      <style:table-column-properties style:column-width="15.356cm"/>
    </style:style>
    <style:style style:name="Table59.C" style:family="table-column">
      <style:table-column-properties style:column-width="0.947cm"/>
    </style:style>
    <style:style style:name="Table59.1" style:family="table-row">
      <style:table-row-properties style:keep-together="false" fo:keep-together="always"/>
    </style:style>
    <style:style style:name="Table5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9.A2" style:family="table-cell">
      <style:table-cell-properties fo:padding-left="0.099cm" fo:padding-right="0.099cm" fo:padding-top="0cm" fo:padding-bottom="0cm" fo:border="0.002cm solid #000000"/>
    </style:style>
    <style:style style:name="Table59.C2" style:family="table-cell">
      <style:table-cell-properties style:vertical-align="middle" fo:padding-left="0.099cm" fo:padding-right="0.099cm" fo:padding-top="0cm" fo:padding-bottom="0cm" fo:border="0.002cm solid #000000"/>
    </style:style>
    <style:style style:name="Table59.A3" style:family="table-cell">
      <style:table-cell-properties fo:padding-left="0.099cm" fo:padding-right="0.099cm" fo:padding-top="0cm" fo:padding-bottom="0cm" fo:border-left="0.002cm solid #000000" fo:border-right="0.002cm solid #000000" fo:border-top="none" fo:border-bottom="0.002cm solid #000000"/>
    </style:style>
    <style:style style:name="Table5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Body">
      <style:text-properties style:font-name="Arial"/>
    </style:style>
    <style:style style:name="P2" style:family="paragraph" style:parent-style-name="Body">
      <style:text-properties fo:color="#ff0000" style:font-name="ArialMT" fo:font-size="10pt" fo:language="en" fo:country="US" fo:font-style="italic" style:font-style-asian="italic" style:language-complex="ar" style:country-complex="SA"/>
    </style:style>
    <style:style style:name="P3" style:family="paragraph" style:parent-style-name="Body">
      <style:paragraph-properties fo:orphans="2" fo:widows="2" style:writing-mode="lr-tb"/>
      <style:text-properties fo:color="#ff0000" style:font-name="ArialMT"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 style:family="paragraph" style:parent-style-name="Standard">
      <style:paragraph-properties fo:margin-top="0.282cm" fo:margin-bottom="0cm"/>
    </style:style>
    <style:style style:name="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text-properties fo:color="#ff0000" style:font-name="ArialMT" fo:font-size="10pt" fo:language="en" fo:country="US" fo:font-style="italic" style:font-style-asian="italic" style:language-complex="ar" style:country-complex="SA"/>
    </style:style>
    <style:style style:name="P9" style:family="paragraph" style:parent-style-name="Body">
      <style:text-properties fo:color="#ff0000" fo:language="en" fo:country="US" fo:font-style="italic" style:font-style-asian="italic" style:language-complex="ar" style:country-complex="SA"/>
    </style:style>
    <style:style style:name="P10" style:family="paragraph" style:parent-style-name="Body">
      <style:text-properties fo:color="#ff0000" fo:font-style="italic" fo:font-weight="bold" style:font-style-asian="italic" style:font-weight-asian="bold"/>
    </style:style>
    <style:style style:name="P11" style:family="paragraph" style:parent-style-name="Body">
      <style:text-properties fo:language="en" fo:country="US" style:language-complex="ar" style:country-complex="SA"/>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Body">
      <style:text-properties style:font-name="Courier"/>
    </style:style>
    <style:style style:name="P14" style:family="paragraph" style:parent-style-name="Body">
      <style:paragraph-properties fo:orphans="2" fo:widows="2" style:writing-mode="lr-tb"/>
      <style:text-properties fo:color="#ff0000" style:font-name="ArialMT"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6" style:family="paragraph" style:parent-style-name="CellBody">
      <style:paragraph-properties fo:keep-with-next="always" style:snap-to-layout-grid="false"/>
      <style:text-properties fo:language="en" fo:country="US" style:language-complex="ar" style:country-complex="SA"/>
    </style:style>
    <style:style style:name="P17" style:family="paragraph" style:parent-style-name="Abstract">
      <style:text-properties fo:font-size="16pt" fo:language="en" fo:country="US" fo:font-weight="bold" style:font-size-asian="16pt" style:font-weight-asian="bold" style:language-complex="ar" style:country-complex="SA"/>
    </style:style>
    <style:style style:name="P18" style:family="paragraph" style:parent-style-name="Abstract">
      <style:text-properties fo:language="en" fo:country="US" style:language-complex="ar" style:country-complex="SA"/>
    </style:style>
    <style:style style:name="P19" style:family="paragraph" style:parent-style-name="Abstract">
      <style:paragraph-properties fo:text-align="center" style:justify-single-word="false"/>
      <style:text-properties fo:color="#000000" fo:language="en" fo:country="US" fo:font-style="normal" style:font-style-asian="normal" style:language-complex="ar" style:country-complex="SA" style:font-style-complex="normal"/>
    </style:style>
    <style:style style:name="P20" style:family="paragraph" style:parent-style-name="CellBody">
      <style:paragraph-properties style:snap-to-layout-grid="false"/>
      <style:text-properties fo:language="en" fo:country="US" style:language-complex="ar" style:country-complex="SA"/>
    </style:style>
    <style:style style:name="P21" style:family="paragraph" style:parent-style-name="Document_20_Title">
      <style:text-properties fo:language="en" fo:country="US" style:language-complex="ar" style:country-complex="SA"/>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Table_20_Contents">
      <style:text-properties fo:font-weight="bold" style:font-weight-asian="bold" style:font-weight-complex="bold"/>
    </style:style>
    <style:style style:name="P25" style:family="paragraph" style:parent-style-name="Standard">
      <style:paragraph-properties fo:margin-left="2.286cm" fo:margin-right="0cm" fo:text-indent="0cm" style:auto-text-indent="false"/>
      <style:text-properties style:font-name="Courier"/>
    </style:style>
    <style:style style:name="P26" style:family="paragraph" style:parent-style-name="Text_20_body">
      <style:paragraph-properties fo:margin-left="2.286cm" fo:margin-right="0cm" fo:text-indent="0cm" style:auto-text-indent="false"/>
    </style:style>
    <style:style style:name="P27" style:family="paragraph" style:parent-style-name="Text_20_body">
      <style:paragraph-properties fo:margin-left="2.286cm" fo:margin-right="0cm" fo:text-indent="0cm" style:auto-text-indent="false"/>
      <style:text-properties style:font-name="Courier"/>
    </style:style>
    <style:style style:name="P28" style:family="paragraph" style:parent-style-name="Body">
      <style:paragraph-properties fo:margin-left="2.286cm" fo:margin-right="0cm" fo:text-indent="0cm" style:auto-text-indent="false"/>
    </style:style>
    <style:style style:name="P29" style:family="paragraph" style:parent-style-name="Body">
      <style:paragraph-properties fo:margin-left="2.286cm" fo:margin-right="0cm" fo:text-indent="0cm" style:auto-text-indent="false"/>
      <style:text-properties style:font-name="Courier"/>
    </style:style>
    <style:style style:name="P3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1" style:family="paragraph" style:parent-style-name="Text_20_body">
      <style:text-properties style:font-name="ArialMT" fo:font-size="10pt"/>
    </style:style>
    <style:style style:name="P32" style:family="paragraph" style:parent-style-name="Text_20_body">
      <style:text-properties style:font-name="Arial" fo:font-size="10pt"/>
    </style:style>
    <style:style style:name="P3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5"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36"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37" style:family="paragraph" style:parent-style-name="Package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38" style:family="paragraph" style:parent-style-name="Package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39"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40"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41"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42"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43"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44"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45"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46"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47"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48"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49"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50"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51"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52" style:family="paragraph" style:parent-style-name="Detail_20_Heading" style:list-style-name="">
      <style:paragraph-properties fo:padding="0.06cm" fo:border="0.002cm solid #666666"/>
      <style:text-properties fo:color="#000000"/>
    </style:style>
    <style:style style:name="P53" style:family="paragraph" style:parent-style-name="Detail_20_Heading" style:list-style-name="">
      <style:paragraph-properties fo:margin-top="0.205cm" fo:margin-bottom="0.049cm" fo:padding="0.06cm" fo:border="0.002cm solid #666666"/>
      <style:text-properties fo:color="#000000"/>
    </style:style>
    <style:style style:name="P54" style:family="paragraph" style:parent-style-name="Item_20_Heading" style:list-style-name="">
      <style:text-properties fo:color="#000000"/>
    </style:style>
    <style:style style:name="P55" style:family="paragraph" style:parent-style-name="Item_20_Heading" style:list-style-name="">
      <style:paragraph-properties fo:margin-top="0.43cm" fo:margin-bottom="0.409cm"/>
      <style:text-properties fo:color="#000000"/>
    </style:style>
    <style:style style:name="P56" style:family="paragraph" style:parent-style-name="List_20_Heading" style:list-style-name="">
      <style:text-properties fo:color="#000000" fo:font-size="10pt" style:font-size-asian="10pt" style:font-size-complex="10pt"/>
    </style:style>
    <style:style style:name="P57" style:family="paragraph" style:parent-style-name="Text_20_body">
      <style:text-properties style:font-name="Arial" fo:font-size="10pt"/>
    </style:style>
    <style:style style:name="P58" style:family="paragraph" style:parent-style-name="Text_20_body">
      <style:text-properties style:font-name="Arial" fo:font-size="10pt" style:font-size-asian="10pt" style:font-size-complex="10pt"/>
    </style:style>
    <style:style style:name="P59" style:family="paragraph" style:parent-style-name="Heading_20_1">
      <style:text-properties fo:language="en" fo:country="US" style:language-complex="ar" style:country-complex="SA"/>
    </style:style>
    <style:style style:name="P60" style:family="paragraph" style:parent-style-name="Heading_20_1">
      <style:paragraph-properties fo:break-before="page"/>
      <style:text-properties fo:language="en" fo:country="US" style:language-complex="ar" style:country-complex="SA"/>
    </style:style>
    <style:style style:name="P61" style:family="paragraph" style:parent-style-name="Heading_20_2">
      <style:text-properties fo:language="en" fo:country="US" style:language-complex="ar" style:country-complex="SA"/>
    </style:style>
    <style:style style:name="P62" style:family="paragraph" style:parent-style-name="Body" style:list-style-name="L1"/>
    <style:style style:name="P63" style:family="paragraph" style:parent-style-name="Body" style:list-style-name="L2"/>
    <style:style style:name="P64" style:family="paragraph" style:parent-style-name="Body" style:list-style-name="L3"/>
    <style:style style:name="P65" style:family="paragraph" style:parent-style-name="Body">
      <style:text-properties style:font-name="Arial"/>
    </style:style>
    <style:style style:name="P66" style:family="paragraph" style:parent-style-name="Body">
      <style:text-properties fo:color="#ff0000" style:font-name="ArialMT" fo:font-size="10pt" fo:language="en" fo:country="US" fo:font-style="italic" style:font-style-asian="italic" style:language-complex="ar" style:country-complex="SA"/>
    </style:style>
    <style:style style:name="P67" style:family="paragraph" style:parent-style-name="Body">
      <style:paragraph-properties fo:orphans="2" fo:widows="2" style:writing-mode="lr-tb"/>
      <style:text-properties fo:color="#ff0000" style:font-name="ArialMT"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9" style:family="paragraph" style:parent-style-name="Definition_20_Term">
      <style:text-properties fo:language="en" fo:country="US" style:language-complex="ar" style:country-complex="SA"/>
    </style:style>
    <style:style style:name="P70" style:family="paragraph" style:parent-style-name="Definition_20_Term" style:list-style-name="WW8Num3"/>
    <style:style style:name="P71" style:family="paragraph" style:parent-style-name="Standard" style:list-style-name="WW8Num3"/>
    <style:style style:name="P72" style:family="paragraph" style:parent-style-name="Standard" style:list-style-name="">
      <style:paragraph-properties fo:line-height="0.494cm"/>
      <style:text-properties style:use-window-font-color="true"/>
    </style:style>
    <style:style style:name="P73" style:family="paragraph" style:parent-style-name="Standard" style:list-style-name="">
      <style:paragraph-properties fo:line-height="0.469cm"/>
      <style:text-properties style:use-window-font-color="true"/>
    </style:style>
    <style:style style:name="P74" style:family="paragraph" style:parent-style-name="Standard" style:list-style-name=""/>
    <style:style style:name="P75" style:family="paragraph" style:parent-style-name="Standard" style:list-style-name="">
      <style:paragraph-properties fo:keep-together="always"/>
    </style:style>
    <style:style style:name="P76" style:family="paragraph" style:parent-style-name="Standard" style:list-style-name="">
      <style:text-properties fo:font-size="10pt" style:font-size-asian="10pt" style:font-size-complex="10pt"/>
    </style:style>
    <style:style style:name="P77" style:family="paragraph" style:parent-style-name="Standard" style:list-style-name="">
      <style:paragraph-properties fo:margin-top="0cm" fo:margin-bottom="0.494cm"/>
      <style:text-properties fo:font-size="9pt" style:font-size-asian="9pt" style:font-size-complex="9pt"/>
    </style:style>
    <style:style style:name="P78" style:family="paragraph" style:parent-style-name="Standard" style:list-style-name="">
      <style:paragraph-properties fo:margin-top="0cm" fo:margin-bottom="0.494cm"/>
    </style:style>
    <style:style style:name="P79" style:family="paragraph" style:parent-style-name="Standard" style:list-style-name="">
      <style:paragraph-properties fo:margin-top="0cm" fo:margin-bottom="0.494cm" fo:keep-together="always"/>
    </style:style>
    <style:style style:name="P80" style:family="paragraph" style:parent-style-name="Standard" style:list-style-name="">
      <style:paragraph-properties fo:margin-top="0cm" fo:margin-bottom="0.494cm"/>
      <style:text-properties fo:font-size="10pt" style:font-size-asian="10pt" style:font-size-complex="10pt"/>
    </style:style>
    <style:style style:name="P81" style:family="paragraph" style:parent-style-name="Standard" style:list-style-name="">
      <style:paragraph-properties fo:margin-top="0.095cm" fo:margin-bottom="0.095cm"/>
      <style:text-properties fo:font-size="9pt" style:font-size-asian="9pt" style:font-size-complex="9pt"/>
    </style:style>
    <style:style style:name="P82"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83" style:family="paragraph" style:parent-style-name="Standard" style:list-style-name="">
      <style:paragraph-properties fo:margin-top="0.095cm" fo:margin-bottom="0.095cm"/>
    </style:style>
    <style:style style:name="P84" style:family="paragraph" style:parent-style-name="Standard" style:list-style-name="">
      <style:paragraph-properties fo:margin-top="0.095cm" fo:margin-bottom="0.095cm"/>
      <style:text-properties fo:font-size="10pt" style:font-size-asian="10pt" style:font-size-complex="10pt"/>
    </style:style>
    <style:style style:name="P85"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86"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top="0.095cm" fo:margin-bottom="0.095cm"/>
      <style:text-properties fo:color="#000000" fo:font-size="10pt" style:font-size-asian="10pt" style:font-size-complex="10pt"/>
    </style:style>
    <style:style style:name="P88" style:family="paragraph" style:parent-style-name="Standard" style:list-style-name="">
      <style:paragraph-properties fo:margin-top="0.095cm" fo:margin-bottom="0.095cm" fo:text-align="center" style:justify-single-word="false"/>
      <style:text-properties style:use-window-font-color="true"/>
    </style:style>
    <style:style style:name="P89" style:family="paragraph" style:parent-style-name="Standard" style:list-style-name="">
      <style:paragraph-properties fo:margin-top="0.095cm" fo:margin-bottom="0.095cm"/>
      <style:text-properties style:use-window-font-color="true"/>
    </style:style>
    <style:style style:name="P90"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margin-top="0.095cm" fo:margin-bottom="0.095cm" fo:keep-with-next="always"/>
      <style:text-properties style:use-window-font-color="true"/>
    </style:style>
    <style:style style:name="P93"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94" style:family="paragraph" style:parent-style-name="Standard" style:list-style-name="">
      <style:paragraph-properties fo:margin-top="0.095cm" fo:margin-bottom="0.095cm" fo:keep-with-next="always"/>
    </style:style>
    <style:style style:name="P95"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96" style:family="paragraph" style:parent-style-name="Standard" style:list-style-name="">
      <style:paragraph-properties fo:margin-top="0.494cm" fo:margin-bottom="0cm"/>
    </style:style>
    <style:style style:name="P97" style:family="paragraph" style:parent-style-name="Standard" style:list-style-name="">
      <style:paragraph-properties fo:margin-top="0.494cm" fo:margin-bottom="0cm"/>
      <style:text-properties fo:font-size="10pt" style:font-size-asian="10pt" style:font-size-complex="10pt"/>
    </style:style>
    <style:style style:name="P98"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99"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00" style:family="paragraph" style:parent-style-name="Standard" style:list-style-name="">
      <style:paragraph-properties fo:margin-top="0.494cm" fo:margin-bottom="0cm" fo:keep-together="always" fo:keep-with-next="always"/>
    </style:style>
    <style:style style:name="P101" style:family="paragraph" style:parent-style-name="Standard" style:list-style-name="">
      <style:paragraph-properties fo:margin-left="1.27cm" fo:margin-right="0cm" fo:margin-top="0cm" fo:margin-bottom="0.494cm" fo:text-indent="0cm" style:auto-text-indent="false"/>
    </style:style>
    <style:style style:name="P102"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03"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04"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05" style:family="paragraph" style:parent-style-name="Standard" style:list-style-name="">
      <style:paragraph-properties fo:margin-left="1.27cm" fo:margin-right="0cm" fo:margin-top="0cm" fo:margin-bottom="0.423cm" fo:text-indent="0cm" style:auto-text-indent="false"/>
    </style:style>
    <style:style style:name="P106" style:family="paragraph" style:parent-style-name="Standard" style:list-style-name="">
      <style:paragraph-properties fo:margin-left="1.27cm" fo:margin-right="0cm" fo:text-indent="0cm" style:auto-text-indent="false"/>
    </style:style>
    <style:style style:name="P107"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08" style:family="paragraph" style:parent-style-name="Standard" style:list-style-name="">
      <style:paragraph-properties fo:margin-top="0cm" fo:margin-bottom="0.423cm"/>
      <style:text-properties fo:font-size="10pt" style:font-size-asian="10pt" style:font-size-complex="10pt"/>
    </style:style>
    <style:style style:name="P109" style:family="paragraph" style:parent-style-name="Standard" style:list-style-name="">
      <style:paragraph-properties fo:margin-top="0cm" fo:margin-bottom="0.423cm"/>
    </style:style>
    <style:style style:name="P110" style:family="paragraph" style:parent-style-name="Standard" style:list-style-name="">
      <style:paragraph-properties fo:keep-with-next="always"/>
    </style:style>
    <style:style style:name="P11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12" style:family="paragraph" style:parent-style-name="Standard" style:list-style-name="">
      <style:paragraph-properties fo:keep-together="always" fo:keep-with-next="always"/>
    </style:style>
    <style:style style:name="P113" style:family="paragraph" style:parent-style-name="Standard" style:list-style-name="">
      <style:paragraph-properties fo:margin-top="0.441cm" fo:margin-bottom="0.494cm" fo:keep-together="always"/>
    </style:style>
    <style:style style:name="P114"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15" style:family="paragraph" style:parent-style-name="Standard" style:list-style-name="">
      <style:paragraph-properties fo:margin-top="0.081cm" fo:margin-bottom="0.081cm" fo:keep-with-next="always"/>
      <style:text-properties style:use-window-font-color="true"/>
    </style:style>
    <style:style style:name="P116"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17" style:family="paragraph" style:parent-style-name="Standard" style:list-style-name="">
      <style:paragraph-properties fo:margin-top="0.081cm" fo:margin-bottom="0.081cm" fo:text-align="end" style:justify-single-word="false"/>
    </style:style>
    <style:style style:name="P118" style:family="paragraph" style:parent-style-name="Standard" style:list-style-name="">
      <style:paragraph-properties fo:margin-top="0.081cm" fo:margin-bottom="0.081cm" fo:text-align="center" style:justify-single-word="false"/>
      <style:text-properties style:use-window-font-color="true"/>
    </style:style>
    <style:style style:name="P119" style:family="paragraph" style:parent-style-name="Standard" style:list-style-name="">
      <style:paragraph-properties fo:margin-top="0.081cm" fo:margin-bottom="0.081cm" fo:text-align="end" style:justify-single-word="false"/>
      <style:text-properties style:use-window-font-color="true"/>
    </style:style>
    <style:style style:name="P120" style:family="paragraph" style:parent-style-name="Standard" style:list-style-name="">
      <style:paragraph-properties fo:margin-top="0.081cm" fo:margin-bottom="0.081cm"/>
    </style:style>
    <style:style style:name="P121" style:family="paragraph" style:parent-style-name="Standard" style:list-style-name="">
      <style:paragraph-properties fo:margin-top="0.081cm" fo:margin-bottom="0cm"/>
    </style:style>
    <style:style style:name="P122"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23"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24" style:family="paragraph" style:parent-style-name="Standard" style:list-style-name="">
      <style:paragraph-properties fo:margin-left="0cm" fo:margin-right="0cm" fo:margin-top="0.071cm" fo:margin-bottom="0.081cm" fo:text-indent="1.058cm" style:auto-text-indent="false"/>
    </style:style>
    <style:style style:name="P125"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26" style:family="paragraph" style:parent-style-name="Standard" style:list-style-name="">
      <style:paragraph-properties fo:margin-left="2.54cm" fo:margin-right="0cm" fo:text-indent="0cm" style:auto-text-indent="false"/>
    </style:style>
    <style:style style:name="P127"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28" style:family="paragraph" style:parent-style-name="Standard" style:list-style-name="">
      <style:paragraph-properties fo:margin-top="0.441cm" fo:margin-bottom="0cm" fo:keep-together="always" fo:keep-with-next="always"/>
    </style:style>
    <style:style style:name="P129"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30"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T1" style:family="text">
      <style:text-properties style:font-name="Courier"/>
    </style:style>
    <style:style style:name="T2" style:family="text">
      <style:text-properties style:font-name="Arial"/>
    </style:style>
    <style:style style:name="T3" style:family="text">
      <style:text-properties style:font-name="Courier"/>
    </style:style>
    <style:style style:name="T4" style:family="text">
      <style:text-properties style:font-name="Courier" style:font-size-asian="10pt" style:font-size-complex="10pt"/>
    </style:style>
    <style:style style:name="T5" style:family="text">
      <style:text-properties style:font-name="Arial"/>
    </style:style>
    <style:style style:name="T6" style:family="text">
      <style:text-properties style:font-name="Arial" style:font-size-asian="10pt" style:font-size-complex="10pt"/>
    </style:style>
    <style:style style:name="T7" style:family="text">
      <style:text-properties fo:font-size="14pt" fo:font-weight="normal" style:font-size-asian="14pt" style:font-weight-asian="normal"/>
    </style:style>
    <style:style style:name="T8" style:family="text">
      <style:text-properties fo:language="en" fo:country="US" style:language-complex="ar" style:country-complex="SA"/>
    </style:style>
    <style:style style:name="T9" style:family="text">
      <style:text-properties style:font-name="Courier New"/>
    </style:style>
    <style:style style:name="T10" style:family="text">
      <style:text-properties fo:color="#000000"/>
    </style:style>
    <style:style style:name="T1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font-name="Arial" fo:font-size="10pt" style:font-name-asian="Times New Roman" style:font-size-asian="10pt" style:font-name-complex="Times New Roman" style:font-size-complex="10pt"/>
    </style:style>
    <style:style style:name="T13" style:family="text">
      <style:text-properties fo:color="#000000" fo:font-weight="bold" style:font-weight-asian="bold" style:font-weight-complex="bold"/>
    </style:style>
    <style:style style:name="T14" style:family="text">
      <style:text-properties fo:color="#000000" fo:font-size="10pt" style:font-size-asian="10pt" style:font-size-complex="10pt"/>
    </style:style>
    <style:style style:name="T15" style:family="text">
      <style:text-properties fo:color="#000000" fo:font-size="10pt" fo:font-weight="bold" style:font-size-asian="10pt" style:font-weight-asian="bold" style:font-size-complex="10pt" style:font-weight-complex="bold"/>
    </style:style>
    <style:style style:name="T16" style:family="text">
      <style:text-properties style:font-name="Courier New1"/>
    </style:style>
    <style:style style:name="T17" style:family="text">
      <style:text-properties fo:font-weight="bold" style:font-weight-asian="bold" style:font-weight-complex="bold"/>
    </style:style>
    <style:style style:name="T18" style:family="text">
      <style:text-properties fo:font-size="10pt" style:font-size-asian="10pt" style:font-size-complex="10pt"/>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style:font-name="CourierNewPSMT"/>
    </style:style>
    <style:style style:name="T21" style:family="text">
      <style:text-properties style:font-name="ProductusOSGiBookc" fo:font-size="9pt"/>
    </style:style>
    <style:style style:name="T2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3" style:family="text">
      <style:text-properties fo:color="#0000ff" fo:font-size="10pt" style:text-underline-style="solid" style:text-underline-width="auto" style:text-underline-color="font-color" style:font-size-asian="10pt" style:font-size-complex="10pt"/>
    </style:style>
    <style:style style:name="T2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6" style:family="text">
      <style:text-properties fo:color="#0000ff" style:text-underline-style="solid" style:text-underline-width="auto" style:text-underline-color="font-color"/>
    </style:style>
    <style:style style:name="T27" style:family="text">
      <style:text-properties fo:color="#0000ff" style:text-underline-style="solid" style:text-underline-width="auto" style:text-underline-color="font-color" fo:font-weight="bold" style:font-weight-asian="bold" style:font-weight-complex="bold"/>
    </style:style>
    <style:style style:name="T28" style:family="text">
      <style:text-properties fo:color="#0000ff" style:text-underline-style="solid" style:text-underline-width="auto" style:text-underline-color="font-color" fo:font-weight="normal" style:font-weight-asian="normal" style:font-weight-complex="normal"/>
    </style:style>
    <style:style style:name="T2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0" style:family="text">
      <style:text-properties fo:font-weight="normal" style:font-weight-asian="normal" style:font-weight-complex="normal"/>
    </style:style>
    <style:style style:name="T31" style:family="text">
      <style:text-properties fo:color="#808080" style:font-name="Verdana" fo:font-size="7pt" style:font-name-asian="Verdana" style:font-size-asian="7pt" style:font-name-complex="Verdana" style:font-size-complex="7pt"/>
    </style:style>
    <style:style style:name="T3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600978032" text:id="ct600978032">
          <text:insertion>
            <office:change-info>
              <dc:creator>Tim Ward</dc:creator>
              <dc:date>2015-12-18T15:37:00</dc:date>
            </office:change-info>
          </text:insertion>
        </text:changed-region>
        <text:changed-region xml:id="ct600978928" text:id="ct600978928">
          <text:insertion>
            <office:change-info>
              <dc:creator>Tim Ward</dc:creator>
              <dc:date>2015-12-18T15:37:00</dc:date>
            </office:change-info>
          </text:insertion>
        </text:changed-region>
        <text:changed-region xml:id="ct600979024" text:id="ct600979024">
          <text:insertion>
            <office:change-info>
              <dc:creator>Tim Ward</dc:creator>
              <dc:date>2015-12-18T15:42:00</dc:date>
            </office:change-info>
          </text:insertion>
        </text:changed-region>
        <text:changed-region xml:id="ct600980672" text:id="ct600980672">
          <text:deletion>
            <office:change-info>
              <dc:creator>Tim Ward</dc:creator>
              <dc:date>2015-12-17T12:20:00</dc:date>
            </office:change-info>
            <text:p text:style-name="Body">services</text:p>
          </text:deletion>
        </text:changed-region>
        <text:changed-region xml:id="ct600980768" text:id="ct600980768">
          <text:insertion>
            <office:change-info>
              <dc:creator>Tim Ward</dc:creator>
              <dc:date>2015-12-17T12:20:00</dc:date>
            </office:change-info>
          </text:insertion>
        </text:changed-region>
        <text:changed-region xml:id="ct600981216" text:id="ct600981216">
          <text:deletion>
            <office:change-info>
              <dc:creator>Tim Ward</dc:creator>
              <dc:date>2015-12-17T12:20:00</dc:date>
            </office:change-info>
            <text:p text:style-name="Body">services</text:p>
          </text:deletion>
        </text:changed-region>
        <text:changed-region xml:id="ct600981040" text:id="ct600981040">
          <text:insertion>
            <office:change-info>
              <dc:creator>Tim Ward</dc:creator>
              <dc:date>2015-12-17T12:20:00</dc:date>
            </office:change-info>
          </text:insertion>
        </text:changed-region>
        <text:changed-region xml:id="ct600981648" text:id="ct600981648">
          <text:deletion>
            <office:change-info>
              <dc:creator>Tim Ward</dc:creator>
              <dc:date>2015-12-17T12:21:00</dc:date>
            </office:change-info>
            <text:p text:style-name="Body">as</text:p>
          </text:deletion>
        </text:changed-region>
        <text:changed-region xml:id="ct600981776" text:id="ct600981776">
          <text:insertion>
            <office:change-info>
              <dc:creator>Tim Ward</dc:creator>
              <dc:date>2015-12-17T12:21:00</dc:date>
            </office:change-info>
          </text:insertion>
        </text:changed-region>
        <text:changed-region xml:id="ct600981904" text:id="ct600981904">
          <text:deletion>
            <office:change-info>
              <dc:creator>Tim Ward</dc:creator>
              <dc:date>2015-12-17T12:21:00</dc:date>
            </office:change-info>
            <text:p text:style-name="Body"><text:s/>beans</text:p>
          </text:deletion>
        </text:changed-region>
        <text:changed-region xml:id="ct600982032" text:id="ct600982032">
          <text:deletion>
            <office:change-info>
              <dc:creator>Tim Ward</dc:creator>
              <dc:date>2015-12-17T12:20:00</dc:date>
            </office:change-info>
            <text:p text:style-name="Body">services</text:p>
          </text:deletion>
        </text:changed-region>
        <text:changed-region xml:id="ct600982176" text:id="ct600982176">
          <text:insertion>
            <office:change-info>
              <dc:creator>Tim Ward</dc:creator>
              <dc:date>2015-12-17T12:20:00</dc:date>
            </office:change-info>
          </text:insertion>
        </text:changed-region>
        <text:changed-region xml:id="ct600982496" text:id="ct600982496">
          <text:insertion>
            <office:change-info>
              <dc:creator>Tim Ward</dc:creator>
              <dc:date>2015-12-17T12:21:00</dc:date>
            </office:change-info>
          </text:insertion>
        </text:changed-region>
        <text:changed-region xml:id="ct600983056" text:id="ct600983056">
          <text:deletion>
            <office:change-info>
              <dc:creator>Tim Ward</dc:creator>
              <dc:date>2015-12-17T12:21:00</dc:date>
            </office:change-info>
            <text:p text:style-name="Body">managed beans</text:p>
          </text:deletion>
        </text:changed-region>
        <text:changed-region xml:id="ct600983184" text:id="ct600983184">
          <text:insertion>
            <office:change-info>
              <dc:creator>Tim Ward</dc:creator>
              <dc:date>2015-12-17T12:21:00</dc:date>
            </office:change-info>
          </text:insertion>
        </text:changed-region>
        <text:changed-region xml:id="ct600983840" text:id="ct600983840">
          <text:deletion>
            <office:change-info>
              <dc:creator>Tim Ward</dc:creator>
              <dc:date>2015-12-17T12:21:00</dc:date>
            </office:change-info>
            <text:p text:style-name="Body">beans</text:p>
          </text:deletion>
        </text:changed-region>
        <text:changed-region xml:id="ct600983968" text:id="ct600983968">
          <text:insertion>
            <office:change-info>
              <dc:creator>Tim Ward</dc:creator>
              <dc:date>2015-12-17T12:21:00</dc:date>
            </office:change-info>
          </text:insertion>
        </text:changed-region>
        <text:changed-region xml:id="ct600984064" text:id="ct600984064">
          <text:deletion>
            <office:change-info>
              <dc:creator>Tim Ward</dc:creator>
              <dc:date>2015-12-17T12:21:00</dc:date>
            </office:change-info>
            <text:p text:style-name="Body">beans</text:p>
          </text:deletion>
        </text:changed-region>
        <text:changed-region xml:id="ct600984160" text:id="ct600984160">
          <text:insertion>
            <office:change-info>
              <dc:creator>Tim Ward</dc:creator>
              <dc:date>2015-12-17T12:21:00</dc:date>
            </office:change-info>
          </text:insertion>
        </text:changed-region>
        <text:changed-region xml:id="ct600984288" text:id="ct600984288">
          <text:deletion>
            <office:change-info>
              <dc:creator>Tim Ward</dc:creator>
              <dc:date>2015-12-17T12:22:00</dc:date>
            </office:change-info>
            <text:p text:style-name="Body">bean</text:p>
          </text:deletion>
        </text:changed-region>
        <text:changed-region xml:id="ct600984416" text:id="ct600984416">
          <text:insertion>
            <office:change-info>
              <dc:creator>Tim Ward</dc:creator>
              <dc:date>2015-12-17T12:22:00</dc:date>
            </office:change-info>
          </text:insertion>
        </text:changed-region>
        <text:changed-region xml:id="ct600986048" text:id="ct600986048">
          <text:deletion>
            <office:change-info>
              <dc:creator>Tim Ward</dc:creator>
              <dc:date>2015-12-17T12:22:00</dc:date>
            </office:change-info>
            <text:p text:style-name="Body">beans</text:p>
          </text:deletion>
        </text:changed-region>
        <text:changed-region xml:id="ct600986144" text:id="ct600986144">
          <text:insertion>
            <office:change-info>
              <dc:creator>Tim Ward</dc:creator>
              <dc:date>2015-12-17T12:22:00</dc:date>
            </office:change-info>
          </text:insertion>
        </text:changed-region>
        <text:changed-region xml:id="ct600986496" text:id="ct600986496">
          <text:insertion>
            <office:change-info>
              <dc:creator>Tim Ward</dc:creator>
              <dc:date>2015-12-17T12:23:00</dc:date>
            </office:change-info>
          </text:insertion>
        </text:changed-region>
        <text:changed-region xml:id="ct600986624" text:id="ct600986624">
          <text:insertion>
            <office:change-info>
              <dc:creator>Tim Ward</dc:creator>
              <dc:date>2015-12-17T12:23:00</dc:date>
            </office:change-info>
          </text:insertion>
        </text:changed-region>
        <text:changed-region xml:id="ct600989872" text:id="ct600989872">
          <text:deletion>
            <office:change-info>
              <dc:creator>Tim Ward</dc:creator>
              <dc:date>2015-12-17T12:23:00</dc:date>
            </office:change-info>
            <text:p text:style-name="Body">endpoint</text:p>
          </text:deletion>
        </text:changed-region>
        <text:changed-region xml:id="ct600991744" text:id="ct600991744">
          <text:insertion>
            <office:change-info>
              <dc:creator>Tim Ward</dc:creator>
              <dc:date>2015-12-17T12:23:00</dc:date>
            </office:change-info>
          </text:insertion>
        </text:changed-region>
        <text:changed-region xml:id="ct600992000" text:id="ct600992000">
          <text:deletion>
            <office:change-info>
              <dc:creator>Tim Ward</dc:creator>
              <dc:date>2015-12-17T12:23:00</dc:date>
            </office:change-info>
            <text:p text:style-name="Body">services</text:p>
          </text:deletion>
        </text:changed-region>
        <text:changed-region xml:id="ct600992176" text:id="ct600992176">
          <text:insertion>
            <office:change-info>
              <dc:creator>Tim Ward</dc:creator>
              <dc:date>2015-12-17T12:23:00</dc:date>
            </office:change-info>
          </text:insertion>
        </text:changed-region>
        <text:changed-region xml:id="ct110983056" text:id="ct110983056">
          <text:deletion>
            <office:change-info>
              <dc:creator>Tim Ward</dc:creator>
              <dc:date>2015-12-17T12:24:00</dc:date>
            </office:change-info>
            <text:p text:style-name="Body">JAX-RS</text:p>
          </text:deletion>
        </text:changed-region>
        <text:changed-region xml:id="ct110985408" text:id="ct110985408">
          <text:deletion>
            <office:change-info>
              <dc:creator>Tim Ward</dc:creator>
              <dc:date>2015-12-17T12:24:00</dc:date>
            </office:change-info>
            <text:p text:style-name="Body">service</text:p>
          </text:deletion>
        </text:changed-region>
        <text:changed-region xml:id="ct110985536" text:id="ct110985536">
          <text:insertion>
            <office:change-info>
              <dc:creator>Tim Ward</dc:creator>
              <dc:date>2015-12-17T12:24:00</dc:date>
            </office:change-info>
          </text:insertion>
        </text:changed-region>
        <text:changed-region xml:id="ct110985200" text:id="ct110985200">
          <text:deletion>
            <office:change-info>
              <dc:creator>Tim Ward</dc:creator>
              <dc:date>2015-12-17T12:24:00</dc:date>
            </office:change-info>
            <text:h text:style-name="Heading_20_2" text:outline-level="2">Service</text:h>
          </text:deletion>
        </text:changed-region>
        <text:changed-region xml:id="ct110985808" text:id="ct110985808">
          <text:insertion>
            <office:change-info>
              <dc:creator>Tim Ward</dc:creator>
              <dc:date>2015-12-17T12:24:00</dc:date>
            </office:change-info>
          </text:insertion>
        </text:changed-region>
        <text:changed-region xml:id="ct110985936" text:id="ct110985936">
          <text:deletion>
            <office:change-info>
              <dc:creator>Tim Ward</dc:creator>
              <dc:date>2015-12-17T12:24:00</dc:date>
            </office:change-info>
            <text:p text:style-name="Body">beans</text:p>
          </text:deletion>
        </text:changed-region>
        <text:changed-region xml:id="ct110934976" text:id="ct110934976">
          <text:insertion>
            <office:change-info>
              <dc:creator>Tim Ward</dc:creator>
              <dc:date>2015-12-17T12:24:00</dc:date>
            </office:change-info>
          </text:insertion>
        </text:changed-region>
        <text:changed-region xml:id="ct110986096" text:id="ct110986096">
          <text:deletion>
            <office:change-info>
              <dc:creator>Tim Ward</dc:creator>
              <dc:date>2015-12-17T12:25:00</dc:date>
            </office:change-info>
            <text:p text:style-name="Body">also</text:p>
          </text:deletion>
        </text:changed-region>
        <text:changed-region xml:id="ct110935168" text:id="ct110935168">
          <text:insertion>
            <office:change-info>
              <dc:creator>Tim Ward</dc:creator>
              <dc:date>2015-12-17T12:25:00</dc:date>
            </office:change-info>
          </text:insertion>
        </text:changed-region>
        <text:changed-region xml:id="ct110935328" text:id="ct110935328">
          <text:deletion>
            <office:change-info>
              <dc:creator>Tim Ward</dc:creator>
              <dc:date>2015-12-17T12:25:00</dc:date>
            </office:change-info>
            <text:p text:style-name="Body">as endpoints</text:p>
          </text:deletion>
        </text:changed-region>
        <text:changed-region xml:id="ct110986192" text:id="ct110986192">
          <text:deletion>
            <office:change-info>
              <dc:creator>Tim Ward</dc:creator>
              <dc:date>2015-12-17T12:25:00</dc:date>
            </office:change-info>
            <text:p text:style-name="Body">bean</text:p>
          </text:deletion>
        </text:changed-region>
        <text:changed-region xml:id="ct110986288" text:id="ct110986288">
          <text:insertion>
            <office:change-info>
              <dc:creator>Tim Ward</dc:creator>
              <dc:date>2015-12-17T12:25:00</dc:date>
            </office:change-info>
          </text:insertion>
        </text:changed-region>
        <text:changed-region xml:id="ct110935872" text:id="ct110935872">
          <text:deletion>
            <office:change-info>
              <dc:creator>Tim Ward</dc:creator>
              <dc:date>2015-12-17T12:25:00</dc:date>
            </office:change-info>
            <text:p text:style-name="Body">beans</text:p>
          </text:deletion>
        </text:changed-region>
        <text:changed-region xml:id="ct110935968" text:id="ct110935968">
          <text:insertion>
            <office:change-info>
              <dc:creator>Tim Ward</dc:creator>
              <dc:date>2015-12-17T12:25:00</dc:date>
            </office:change-info>
          </text:insertion>
        </text:changed-region>
        <text:changed-region xml:id="ct110936224" text:id="ct110936224">
          <text:deletion>
            <office:change-info>
              <dc:creator>Tim Ward</dc:creator>
              <dc:date>2015-12-17T12:25:00</dc:date>
            </office:change-info>
            <text:h text:style-name="Heading_20_3" text:outline-level="3">Bean</text:h>
          </text:deletion>
        </text:changed-region>
        <text:changed-region xml:id="ct110986384" text:id="ct110986384">
          <text:insertion>
            <office:change-info>
              <dc:creator>Tim Ward</dc:creator>
              <dc:date>2015-12-17T12:25:00</dc:date>
            </office:change-info>
          </text:insertion>
        </text:changed-region>
        <text:changed-region xml:id="ct110986512" text:id="ct110986512">
          <text:deletion>
            <office:change-info>
              <dc:creator>Tim Ward</dc:creator>
              <dc:date>2015-12-17T12:25:00</dc:date>
            </office:change-info>
            <text:p text:style-name="Body">service</text:p>
          </text:deletion>
        </text:changed-region>
        <text:changed-region xml:id="ct110986608" text:id="ct110986608">
          <text:insertion>
            <office:change-info>
              <dc:creator>Tim Ward</dc:creator>
              <dc:date>2015-12-17T12:25:00</dc:date>
            </office:change-info>
          </text:insertion>
        </text:changed-region>
        <text:changed-region xml:id="ct110937136" text:id="ct110937136">
          <text:deletion>
            <office:change-info>
              <dc:creator>Tim Ward</dc:creator>
              <dc:date>2015-12-17T12:25:00</dc:date>
            </office:change-info>
            <text:p text:style-name="Body">bean</text:p>
          </text:deletion>
        </text:changed-region>
        <text:changed-region xml:id="ct110986704" text:id="ct110986704">
          <text:insertion>
            <office:change-info>
              <dc:creator>Tim Ward</dc:creator>
              <dc:date>2015-12-17T12:25:00</dc:date>
            </office:change-info>
          </text:insertion>
        </text:changed-region>
        <text:changed-region xml:id="ct110986976" text:id="ct110986976">
          <text:deletion>
            <office:change-info>
              <dc:creator>Tim Ward</dc:creator>
              <dc:date>2015-12-17T12:25:00</dc:date>
            </office:change-info>
            <text:p text:style-name="Body"><text:span text:style-name="T1">bean</text:span></text:p>
          </text:deletion>
        </text:changed-region>
        <text:changed-region xml:id="ct110987472" text:id="ct110987472">
          <text:insertion>
            <office:change-info>
              <dc:creator>Tim Ward</dc:creator>
              <dc:date>2015-12-17T12:25:00</dc:date>
            </office:change-info>
          </text:insertion>
        </text:changed-region>
        <text:changed-region xml:id="ct110989344" text:id="ct110989344">
          <text:insertion>
            <office:change-info>
              <dc:creator>Tim Ward</dc:creator>
              <dc:date>2015-12-17T12:25:00</dc:date>
            </office:change-info>
          </text:insertion>
        </text:changed-region>
        <text:changed-region xml:id="ct110989440" text:id="ct110989440">
          <text:insertion>
            <office:change-info>
              <dc:creator>Tim Ward</dc:creator>
              <dc:date>2015-12-17T12:26:00</dc:date>
            </office:change-info>
          </text:insertion>
        </text:changed-region>
        <text:changed-region xml:id="ct600991840" text:id="ct600991840">
          <text:deletion>
            <office:change-info>
              <dc:creator>Tim Ward</dc:creator>
              <dc:date>2015-12-17T12:26:00</dc:date>
            </office:change-info>
            <text:p text:style-name="Body">n</text:p>
          </text:deletion>
        </text:changed-region>
        <text:changed-region xml:id="ct600935856" text:id="ct600935856">
          <text:deletion>
            <office:change-info>
              <dc:creator>Tim Ward</dc:creator>
              <dc:date>2015-12-17T12:26:00</dc:date>
            </office:change-info>
            <text:p text:style-name="Body">endpoint</text:p>
          </text:deletion>
        </text:changed-region>
        <text:changed-region xml:id="ct600943968" text:id="ct600943968">
          <text:insertion>
            <office:change-info>
              <dc:creator>Tim Ward</dc:creator>
              <dc:date>2015-12-17T12:26:00</dc:date>
            </office:change-info>
          </text:insertion>
        </text:changed-region>
        <text:changed-region xml:id="ct600995264" text:id="ct600995264">
          <text:deletion>
            <office:change-info>
              <dc:creator>Tim Ward</dc:creator>
              <dc:date>2015-12-17T12:26:00</dc:date>
            </office:change-info>
            <text:p text:style-name="Body">bean</text:p>
          </text:deletion>
        </text:changed-region>
        <text:changed-region xml:id="ct600995392" text:id="ct600995392">
          <text:insertion>
            <office:change-info>
              <dc:creator>Tim Ward</dc:creator>
              <dc:date>2015-12-17T12:26:00</dc:date>
            </office:change-info>
          </text:insertion>
        </text:changed-region>
        <text:changed-region xml:id="ct600995520" text:id="ct600995520">
          <text:deletion>
            <office:change-info>
              <dc:creator>Tim Ward</dc:creator>
              <dc:date>2015-12-17T12:26:00</dc:date>
            </office:change-info>
            <text:p text:style-name="Body">bean</text:p>
          </text:deletion>
        </text:changed-region>
        <text:changed-region xml:id="ct600995648" text:id="ct600995648">
          <text:insertion>
            <office:change-info>
              <dc:creator>Tim Ward</dc:creator>
              <dc:date>2015-12-17T12:26:00</dc:date>
            </office:change-info>
          </text:insertion>
        </text:changed-region>
        <text:changed-region xml:id="ct600995888" text:id="ct600995888">
          <text:deletion>
            <office:change-info>
              <dc:creator>Tim Ward</dc:creator>
              <dc:date>2015-12-17T12:26:00</dc:date>
            </office:change-info>
            <text:p text:style-name="Body"><text:s/></text:p>
          </text:deletion>
        </text:changed-region>
        <text:changed-region xml:id="ct600996032" text:id="ct600996032">
          <text:deletion>
            <office:change-info>
              <dc:creator>Tim Ward</dc:creator>
              <dc:date>2015-12-17T12:26:00</dc:date>
            </office:change-info>
            <text:p text:style-name="Body">beans</text:p>
          </text:deletion>
        </text:changed-region>
        <text:changed-region xml:id="ct600996176" text:id="ct600996176">
          <text:insertion>
            <office:change-info>
              <dc:creator>Tim Ward</dc:creator>
              <dc:date>2015-12-17T12:26:00</dc:date>
            </office:change-info>
          </text:insertion>
        </text:changed-region>
        <text:changed-region xml:id="ct600997536" text:id="ct600997536">
          <text:insertion>
            <office:change-info>
              <dc:creator>Tim Ward</dc:creator>
              <dc:date>2015-12-17T12:28:00</dc:date>
            </office:change-info>
          </text:insertion>
        </text:changed-region>
        <text:changed-region xml:id="ct600996832" text:id="ct600996832">
          <text:insertion>
            <office:change-info>
              <dc:creator>Tim Ward</dc:creator>
              <dc:date>2015-12-17T12:28:00</dc:date>
            </office:change-info>
          </text:insertion>
        </text:changed-region>
        <text:changed-region xml:id="ct600998176" text:id="ct600998176">
          <text:deletion>
            <office:change-info>
              <dc:creator>Tim Ward</dc:creator>
              <dc:date>2015-12-17T12:27:00</dc:date>
            </office:change-info>
            <text:p text:style-name="Body">bean</text:p>
          </text:deletion>
        </text:changed-region>
        <text:changed-region xml:id="ct600998304" text:id="ct600998304">
          <text:insertion>
            <office:change-info>
              <dc:creator>Tim Ward</dc:creator>
              <dc:date>2015-12-17T12:27:00</dc:date>
            </office:change-info>
          </text:insertion>
        </text:changed-region>
        <text:changed-region xml:id="ct600999920" text:id="ct600999920">
          <text:deletion>
            <office:change-info>
              <dc:creator>Tim Ward</dc:creator>
              <dc:date>2015-12-17T12:31:00</dc:date>
            </office:change-info>
            <text:p text:style-name="Body">beans</text:p>
          </text:deletion>
        </text:changed-region>
        <text:changed-region xml:id="ct601000048" text:id="ct601000048">
          <text:insertion>
            <office:change-info>
              <dc:creator>Tim Ward</dc:creator>
              <dc:date>2015-12-17T12:31:00</dc:date>
            </office:change-info>
          </text:insertion>
        </text:changed-region>
        <text:changed-region xml:id="ct601000176" text:id="ct601000176">
          <text:deletion>
            <office:change-info>
              <dc:creator>Tim Ward</dc:creator>
              <dc:date>2015-12-17T12:31:00</dc:date>
            </office:change-info>
            <text:p text:style-name="Body">bean</text:p>
          </text:deletion>
        </text:changed-region>
        <text:changed-region xml:id="ct601000320" text:id="ct601000320">
          <text:insertion>
            <office:change-info>
              <dc:creator>Tim Ward</dc:creator>
              <dc:date>2015-12-17T12:31:00</dc:date>
            </office:change-info>
          </text:insertion>
        </text:changed-region>
        <text:changed-region xml:id="ct601000624" text:id="ct601000624">
          <text:deletion>
            <office:change-info>
              <dc:creator>Tim Ward</dc:creator>
              <dc:date>2015-12-17T12:32:00</dc:date>
            </office:change-info>
            <text:p text:style-name="Body"><text:span text:style-name="T1">bean</text:span></text:p>
          </text:deletion>
        </text:changed-region>
        <text:changed-region xml:id="ct601001088" text:id="ct601001088">
          <text:insertion>
            <office:change-info>
              <dc:creator>Tim Ward</dc:creator>
              <dc:date>2015-12-17T12:32:00</dc:date>
            </office:change-info>
          </text:insertion>
        </text:changed-region>
        <text:changed-region xml:id="ct321194208" text:id="ct321194208">
          <text:deletion>
            <office:change-info>
              <dc:creator>Tim Ward</dc:creator>
              <dc:date>2015-12-17T14:26:00</dc:date>
            </office:change-info>
            <text:p text:style-name="Body">bean</text:p>
          </text:deletion>
        </text:changed-region>
        <text:changed-region xml:id="ct321208112" text:id="ct321208112">
          <text:insertion>
            <office:change-info>
              <dc:creator>Tim Ward</dc:creator>
              <dc:date>2015-12-17T14:26:00</dc:date>
            </office:change-info>
          </text:insertion>
        </text:changed-region>
        <text:changed-region xml:id="ct321216576" text:id="ct321216576">
          <text:deletion>
            <office:change-info>
              <dc:creator>Tim Ward</dc:creator>
              <dc:date>2015-12-17T14:26:00</dc:date>
            </office:change-info>
            <text:p text:style-name="Body">resource</text:p>
          </text:deletion>
        </text:changed-region>
        <text:changed-region xml:id="ct321216704" text:id="ct321216704">
          <text:insertion>
            <office:change-info>
              <dc:creator>Tim Ward</dc:creator>
              <dc:date>2015-12-17T14:26:00</dc:date>
            </office:change-info>
          </text:insertion>
        </text:changed-region>
        <text:changed-region xml:id="ct321220176" text:id="ct321220176">
          <text:deletion>
            <office:change-info>
              <dc:creator>Tim Ward</dc:creator>
              <dc:date>2015-12-17T14:27:00</dc:date>
            </office:change-info>
            <text:p text:style-name="Body">beans</text:p>
          </text:deletion>
        </text:changed-region>
        <text:changed-region xml:id="ct321220304" text:id="ct321220304">
          <text:insertion>
            <office:change-info>
              <dc:creator>Tim Ward</dc:creator>
              <dc:date>2015-12-17T14:27:00</dc:date>
            </office:change-info>
          </text:insertion>
        </text:changed-region>
        <text:changed-region xml:id="ct321221152" text:id="ct321221152">
          <text:deletion>
            <office:change-info>
              <dc:creator>Tim Ward</dc:creator>
              <dc:date>2015-12-17T14:27:00</dc:date>
            </office:change-info>
            <text:p text:style-name="Body">beans</text:p>
          </text:deletion>
        </text:changed-region>
        <text:changed-region xml:id="ct321220800" text:id="ct321220800">
          <text:insertion>
            <office:change-info>
              <dc:creator>Tim Ward</dc:creator>
              <dc:date>2015-12-17T14:27:00</dc:date>
            </office:change-info>
          </text:insertion>
        </text:changed-region>
        <text:changed-region xml:id="ct321221424" text:id="ct321221424">
          <text:deletion>
            <office:change-info>
              <dc:creator>Tim Ward</dc:creator>
              <dc:date>2015-12-17T14:27:00</dc:date>
            </office:change-info>
            <text:h text:style-name="Heading_20_3" text:outline-level="3">beans</text:h>
          </text:deletion>
        </text:changed-region>
        <text:changed-region xml:id="ct321221552" text:id="ct321221552">
          <text:insertion>
            <office:change-info>
              <dc:creator>Tim Ward</dc:creator>
              <dc:date>2015-12-17T14:27:00</dc:date>
            </office:change-info>
          </text:insertion>
        </text:changed-region>
        <text:changed-region xml:id="ct321221856" text:id="ct321221856">
          <text:deletion>
            <office:change-info>
              <dc:creator>Tim Ward</dc:creator>
              <dc:date>2015-12-17T14:27:00</dc:date>
            </office:change-info>
            <text:p text:style-name="Body">beans</text:p>
          </text:deletion>
        </text:changed-region>
        <text:changed-region xml:id="ct321221984" text:id="ct321221984">
          <text:insertion>
            <office:change-info>
              <dc:creator>Tim Ward</dc:creator>
              <dc:date>2015-12-17T14:27:00</dc:date>
            </office:change-info>
          </text:insertion>
        </text:changed-region>
        <text:changed-region xml:id="ct321222112" text:id="ct321222112">
          <text:deletion>
            <office:change-info>
              <dc:creator>Tim Ward</dc:creator>
              <dc:date>2015-12-17T14:27:00</dc:date>
            </office:change-info>
            <text:p text:style-name="Body">as</text:p>
          </text:deletion>
        </text:changed-region>
        <text:changed-region xml:id="ct321222240" text:id="ct321222240">
          <text:insertion>
            <office:change-info>
              <dc:creator>Tim Ward</dc:creator>
              <dc:date>2015-12-17T14:27:00</dc:date>
            </office:change-info>
          </text:insertion>
        </text:changed-region>
        <text:changed-region xml:id="ct321222624" text:id="ct321222624">
          <text:deletion>
            <office:change-info>
              <dc:creator>Tim Ward</dc:creator>
              <dc:date>2015-12-17T14:27:00</dc:date>
            </office:change-info>
            <text:p text:style-name="Body">bean's</text:p>
          </text:deletion>
        </text:changed-region>
        <text:changed-region xml:id="ct321222848" text:id="ct321222848">
          <text:insertion>
            <office:change-info>
              <dc:creator>Tim Ward</dc:creator>
              <dc:date>2015-12-17T14:27:00</dc:date>
            </office:change-info>
          </text:insertion>
        </text:changed-region>
        <text:changed-region xml:id="ct321223200" text:id="ct321223200">
          <text:deletion>
            <office:change-info>
              <dc:creator>Tim Ward</dc:creator>
              <dc:date>2015-12-17T14:28:00</dc:date>
            </office:change-info>
            <text:p text:style-name="Body">beans</text:p>
          </text:deletion>
        </text:changed-region>
        <text:changed-region xml:id="ct321223328" text:id="ct321223328">
          <text:insertion>
            <office:change-info>
              <dc:creator>Tim Ward</dc:creator>
              <dc:date>2015-12-17T14:28:00</dc:date>
            </office:change-info>
          </text:insertion>
        </text:changed-region>
        <text:changed-region xml:id="ct321223776" text:id="ct321223776">
          <text:deletion>
            <office:change-info>
              <dc:creator>Tim Ward</dc:creator>
              <dc:date>2015-12-17T14:29:00</dc:date>
            </office:change-info>
            <text:p text:style-name="Body">objects</text:p>
          </text:deletion>
        </text:changed-region>
        <text:changed-region xml:id="ct321223904" text:id="ct321223904">
          <text:insertion>
            <office:change-info>
              <dc:creator>Tim Ward</dc:creator>
              <dc:date>2015-12-17T14:29:00</dc:date>
            </office:change-info>
          </text:insertion>
        </text:changed-region>
        <text:changed-region xml:id="ct321223488" text:id="ct321223488">
          <text:deletion>
            <office:change-info>
              <dc:creator>Tim Ward</dc:creator>
              <dc:date>2015-12-17T14:31:00</dc:date>
            </office:change-info>
            <text:p text:style-name="Body">This specification therefore defines the <text:span text:style-name="T1">osgi.jaxrs.scope</text:span><text:span text:style-name="T2"> property. This property determines the lifecycle scope of the JAX-RS object. Valid values for the property are “</text:span><text:span text:style-name="T1">REQUEST</text:span><text:span text:style-name="T2">” and “</text:span><text:span text:style-name="T1">SINGLETON</text:span><text:span text:style-name="T2">”. The value of this property interacts with the scope of the OSGi service to determine the lifecycle of the bean</text:span></text:p>
          </text:deletion>
        </text:changed-region>
        <text:changed-region xml:id="ct321224240" text:id="ct321224240">
          <text:insertion>
            <office:change-info>
              <dc:creator>Tim Ward</dc:creator>
              <dc:date>2015-12-17T14:31:00</dc:date>
            </office:change-info>
          </text:insertion>
        </text:changed-region>
        <text:changed-region xml:id="ct321224608" text:id="ct321224608">
          <text:insertion>
            <office:change-info>
              <dc:creator>Tim Ward</dc:creator>
              <dc:date>2015-12-17T14:32:00</dc:date>
            </office:change-info>
          </text:insertion>
        </text:changed-region>
        <text:changed-region xml:id="ct321224944" text:id="ct321224944">
          <text:insertion>
            <office:change-info>
              <dc:creator>Tim Ward</dc:creator>
              <dc:date>2015-12-17T14:33:00</dc:date>
            </office:change-info>
          </text:insertion>
        </text:changed-region>
        <text:changed-region xml:id="ct321225408" text:id="ct321225408">
          <text:deletion>
            <office:change-info>
              <dc:creator>Tim Ward</dc:creator>
              <dc:date>2015-12-18T11:58:00</dc:date>
            </office:change-info>
            <text:p text:style-name="Table_20_Contents">bean</text:p>
          </text:deletion>
        </text:changed-region>
        <text:changed-region xml:id="ct321225152" text:id="ct321225152">
          <text:insertion>
            <office:change-info>
              <dc:creator>Tim Ward</dc:creator>
              <dc:date>2015-12-18T11:58:00</dc:date>
            </office:change-info>
          </text:insertion>
        </text:changed-region>
        <text:changed-region xml:id="ct321225616" text:id="ct321225616">
          <text:deletion>
            <office:change-info>
              <dc:creator>Tim Ward</dc:creator>
              <dc:date>2015-12-18T11:58:00</dc:date>
            </office:change-info>
            <text:p text:style-name="Table_20_Contents">bean</text:p>
          </text:deletion>
        </text:changed-region>
        <text:changed-region xml:id="ct321225712" text:id="ct321225712">
          <text:insertion>
            <office:change-info>
              <dc:creator>Tim Ward</dc:creator>
              <dc:date>2015-12-18T11:58:00</dc:date>
            </office:change-info>
          </text:insertion>
        </text:changed-region>
        <text:changed-region xml:id="ct321224336" text:id="ct321224336">
          <text:deletion>
            <office:change-info>
              <dc:creator>Tim Ward</dc:creator>
              <dc:date>2015-12-17T14:33:00</dc:date>
            </office:change-info>
            <text:p text:style-name="P1"/>
            <text:p text:style-name="P1"/>
          </text:deletion>
        </text:changed-region>
        <text:changed-region xml:id="ct321226272" text:id="ct321226272">
          <text:deletion>
            <office:change-info>
              <dc:creator>Tim Ward</dc:creator>
              <dc:date>2015-12-18T11:57:00</dc:date>
            </office:change-info>
            <text:p text:style-name="Body">beans</text:p>
          </text:deletion>
        </text:changed-region>
        <text:changed-region xml:id="ct321226368" text:id="ct321226368">
          <text:insertion>
            <office:change-info>
              <dc:creator>Tim Ward</dc:creator>
              <dc:date>2015-12-18T11:57:00</dc:date>
            </office:change-info>
          </text:insertion>
        </text:changed-region>
        <text:changed-region xml:id="ct601008128" text:id="ct601008128">
          <text:insertion>
            <office:change-info>
              <dc:creator>Tim Ward</dc:creator>
              <dc:date>2015-12-18T10:18:00</dc:date>
            </office:change-info>
          </text:insertion>
        </text:changed-region>
        <text:changed-region xml:id="ct601008256" text:id="ct601008256">
          <text:insertion>
            <office:change-info>
              <dc:creator>Tim Ward</dc:creator>
              <dc:date>2015-12-18T10:20:00</dc:date>
            </office:change-info>
          </text:insertion>
        </text:changed-region>
        <text:changed-region xml:id="ct601006960" text:id="ct601006960">
          <text:insertion>
            <office:change-info>
              <dc:creator>Tim Ward</dc:creator>
              <dc:date>2015-12-18T10:57:00</dc:date>
            </office:change-info>
          </text:insertion>
        </text:changed-region>
        <text:changed-region xml:id="ct601008352" text:id="ct601008352">
          <text:insertion>
            <office:change-info>
              <dc:creator>Tim Ward</dc:creator>
              <dc:date>2015-12-18T10:20:00</dc:date>
            </office:change-info>
          </text:insertion>
        </text:changed-region>
        <text:changed-region xml:id="ct601008480" text:id="ct601008480">
          <text:insertion>
            <office:change-info>
              <dc:creator>Tim Ward</dc:creator>
              <dc:date>2015-12-18T11:06:00</dc:date>
            </office:change-info>
          </text:insertion>
        </text:changed-region>
        <text:changed-region xml:id="ct601010960" text:id="ct601010960">
          <text:insertion>
            <office:change-info>
              <dc:creator>Tim Ward</dc:creator>
              <dc:date>2015-12-18T11:04:00</dc:date>
            </office:change-info>
          </text:insertion>
        </text:changed-region>
        <text:changed-region xml:id="ct601010464" text:id="ct601010464">
          <text:insertion>
            <office:change-info>
              <dc:creator>Tim Ward</dc:creator>
              <dc:date>2015-12-18T10:18:00</dc:date>
            </office:change-info>
          </text:insertion>
        </text:changed-region>
        <text:changed-region xml:id="ct601010736" text:id="ct601010736">
          <text:insertion>
            <office:change-info>
              <dc:creator>Tim Ward</dc:creator>
              <dc:date>2015-12-18T11:11:00</dc:date>
            </office:change-info>
          </text:insertion>
        </text:changed-region>
        <text:changed-region xml:id="ct601011056" text:id="ct601011056">
          <text:insertion>
            <office:change-info>
              <dc:creator>Tim Ward</dc:creator>
              <dc:date>2015-12-18T11:12:00</dc:date>
            </office:change-info>
          </text:insertion>
        </text:changed-region>
        <text:changed-region xml:id="ct601011360" text:id="ct601011360">
          <text:deletion>
            <office:change-info>
              <dc:creator>Tim Ward</dc:creator>
              <dc:date>2015-12-18T11:12:00</dc:date>
            </office:change-info>
            <text:p text:style-name="Body">TODO an equivalent of the HttpServiceRuntime + DTOs</text:p>
          </text:deletion>
        </text:changed-region>
        <text:changed-region xml:id="ct601011216" text:id="ct601011216">
          <text:insertion>
            <office:change-info>
              <dc:creator>Tim Ward</dc:creator>
              <dc:date>2015-12-18T11:12:00</dc:date>
            </office:change-info>
          </text:insertion>
        </text:changed-region>
        <text:changed-region xml:id="ct601012608" text:id="ct601012608">
          <text:insertion>
            <office:change-info>
              <dc:creator>Tim Ward</dc:creator>
              <dc:date>2015-12-18T11:14:00</dc:date>
            </office:change-info>
          </text:insertion>
        </text:changed-region>
        <text:changed-region xml:id="ct601012736" text:id="ct601012736">
          <text:insertion>
            <office:change-info>
              <dc:creator>Tim Ward</dc:creator>
              <dc:date>2015-12-18T11:15:00</dc:date>
            </office:change-info>
          </text:insertion>
        </text:changed-region>
        <text:changed-region xml:id="ct601011456" text:id="ct601011456">
          <text:insertion>
            <office:change-info>
              <dc:creator>Tim Ward</dc:creator>
              <dc:date>2015-12-18T11:19:00</dc:date>
            </office:change-info>
          </text:insertion>
        </text:changed-region>
        <text:changed-region xml:id="ct601013024" text:id="ct601013024">
          <text:insertion>
            <office:change-info>
              <dc:creator>Tim Ward</dc:creator>
              <dc:date>2015-12-18T11:16:00</dc:date>
            </office:change-info>
          </text:insertion>
        </text:changed-region>
        <text:changed-region xml:id="ct601013472" text:id="ct601013472">
          <text:insertion>
            <office:change-info>
              <dc:creator>Tim Ward</dc:creator>
              <dc:date>2015-12-18T11:17:00</dc:date>
            </office:change-info>
          </text:insertion>
        </text:changed-region>
        <text:changed-region xml:id="ct601013600" text:id="ct601013600">
          <text:insertion>
            <office:change-info>
              <dc:creator>Tim Ward</dc:creator>
              <dc:date>2015-12-18T11:18:00</dc:date>
            </office:change-info>
          </text:insertion>
        </text:changed-region>
        <text:changed-region xml:id="ct601012832" text:id="ct601012832">
          <text:insertion>
            <office:change-info>
              <dc:creator>Tim Ward</dc:creator>
              <dc:date>2015-12-18T11:19:00</dc:date>
            </office:change-info>
          </text:insertion>
        </text:changed-region>
        <text:changed-region xml:id="ct601010592" text:id="ct601010592">
          <text:insertion>
            <office:change-info>
              <dc:creator>Tim Ward</dc:creator>
              <dc:date>2015-12-17T14:34:00</dc:date>
            </office:change-info>
          </text:insertion>
        </text:changed-region>
        <text:changed-region xml:id="ct601013120" text:id="ct601013120">
          <text:insertion>
            <office:change-info>
              <dc:creator>Tim Ward</dc:creator>
              <dc:date>2015-12-17T14:35:00</dc:date>
            </office:change-info>
          </text:insertion>
        </text:changed-region>
        <text:changed-region xml:id="ct601014176" text:id="ct601014176">
          <text:insertion>
            <office:change-info>
              <dc:creator>Tim Ward</dc:creator>
              <dc:date>2015-12-17T15:36:00</dc:date>
            </office:change-info>
          </text:insertion>
        </text:changed-region>
        <text:changed-region xml:id="ct601014304" text:id="ct601014304">
          <text:insertion>
            <office:change-info>
              <dc:creator>Tim Ward</dc:creator>
              <dc:date>2015-12-17T15:40:00</dc:date>
            </office:change-info>
          </text:insertion>
        </text:changed-region>
        <text:changed-region xml:id="ct601014432" text:id="ct601014432">
          <text:insertion>
            <office:change-info>
              <dc:creator>Tim Ward</dc:creator>
              <dc:date>2015-12-17T17:50:00</dc:date>
            </office:change-info>
          </text:insertion>
        </text:changed-region>
        <text:changed-region xml:id="ct601014592" text:id="ct601014592">
          <text:insertion>
            <office:change-info>
              <dc:creator>Tim Ward</dc:creator>
              <dc:date>2015-12-17T17:51:00</dc:date>
            </office:change-info>
          </text:insertion>
        </text:changed-region>
        <text:changed-region xml:id="ct601014720" text:id="ct601014720">
          <text:insertion>
            <office:change-info>
              <dc:creator>Tim Ward</dc:creator>
              <dc:date>2015-12-17T18:09:00</dc:date>
            </office:change-info>
          </text:insertion>
        </text:changed-region>
        <text:changed-region xml:id="ct601014848" text:id="ct601014848">
          <text:insertion>
            <office:change-info>
              <dc:creator>Tim Ward</dc:creator>
              <dc:date>2015-12-17T18:10:00</dc:date>
            </office:change-info>
          </text:insertion>
        </text:changed-region>
        <text:changed-region xml:id="ct601015152" text:id="ct601015152">
          <text:insertion>
            <office:change-info>
              <dc:creator>Tim Ward</dc:creator>
              <dc:date>2015-12-17T18:11:00</dc:date>
            </office:change-info>
          </text:insertion>
        </text:changed-region>
        <text:changed-region xml:id="ct601015488" text:id="ct601015488">
          <text:insertion>
            <office:change-info>
              <dc:creator>Tim Ward</dc:creator>
              <dc:date>2015-12-17T15:46:00</dc:date>
            </office:change-info>
          </text:insertion>
        </text:changed-region>
        <text:changed-region xml:id="ct601015648" text:id="ct601015648">
          <text:insertion>
            <office:change-info>
              <dc:creator>Tim Ward</dc:creator>
              <dc:date>2015-12-17T15:49:00</dc:date>
            </office:change-info>
          </text:insertion>
        </text:changed-region>
        <text:changed-region xml:id="ct601016112" text:id="ct601016112">
          <text:insertion>
            <office:change-info>
              <dc:creator>Tim Ward</dc:creator>
              <dc:date>2015-12-18T09:42:00</dc:date>
            </office:change-info>
          </text:insertion>
        </text:changed-region>
        <text:changed-region xml:id="ct601016240" text:id="ct601016240">
          <text:insertion>
            <office:change-info>
              <dc:creator>Tim Ward</dc:creator>
              <dc:date>2015-12-18T09:58:00</dc:date>
            </office:change-info>
          </text:insertion>
        </text:changed-region>
        <text:changed-region xml:id="ct601016656" text:id="ct601016656">
          <text:insertion>
            <office:change-info>
              <dc:creator>Tim Ward</dc:creator>
              <dc:date>2015-12-18T09:59:00</dc:date>
            </office:change-info>
          </text:insertion>
        </text:changed-region>
        <text:changed-region xml:id="ct601016784" text:id="ct601016784">
          <text:insertion>
            <office:change-info>
              <dc:creator>Tim Ward</dc:creator>
              <dc:date>2015-12-18T10:00:00</dc:date>
            </office:change-info>
          </text:insertion>
        </text:changed-region>
        <text:changed-region xml:id="ct601017424" text:id="ct601017424">
          <text:insertion>
            <office:change-info>
              <dc:creator>Tim Ward</dc:creator>
              <dc:date>2015-12-18T10:01:00</dc:date>
            </office:change-info>
          </text:insertion>
        </text:changed-region>
        <text:changed-region xml:id="ct601020768" text:id="ct601020768">
          <text:insertion>
            <office:change-info>
              <dc:creator>Tim Ward</dc:creator>
              <dc:date>2015-12-18T13:53:00</dc:date>
            </office:change-info>
          </text:insertion>
        </text:changed-region>
        <text:changed-region xml:id="ct601023520" text:id="ct601023520">
          <text:insertion>
            <office:change-info>
              <dc:creator>Tim Ward</dc:creator>
              <dc:date>2015-12-18T11:18:00</dc:date>
            </office:change-info>
          </text:insertion>
        </text:changed-region>
        <text:changed-region xml:id="ct601023616" text:id="ct601023616">
          <text:deletion>
            <office:change-info>
              <dc:creator>Tim Ward</dc:creator>
              <dc:date>2015-12-18T14:03:00</dc:date>
            </office:change-info>
            <text:p text:style-name="P2">TODO define the DTOs and Runtime service – should be very similar to the Http Whiteboard</text:p>
          </text:deletion>
        </text:changed-region>
        <text:changed-region xml:id="ct601023776" text:id="ct601023776">
          <text:insertion>
            <office:change-info>
              <dc:creator>Tim Ward</dc:creator>
              <dc:date>2015-12-18T14:03:00</dc:date>
            </office:change-info>
          </text:insertion>
        </text:changed-region>
        <text:changed-region xml:id="ct601023904" text:id="ct601023904">
          <text:insertion>
            <office:change-info>
              <dc:creator>Tim Ward</dc:creator>
              <dc:date>2015-12-18T15:19:00</dc:date>
            </office:change-info>
          </text:insertion>
        </text:changed-region>
        <text:changed-region xml:id="ct601024032" text:id="ct601024032">
          <text:insertion>
            <office:change-info>
              <dc:creator>Tim Ward</dc:creator>
              <dc:date>2015-12-18T15:24:00</dc:date>
            </office:change-info>
          </text:insertion>
        </text:changed-region>
        <text:changed-region xml:id="ct601024160" text:id="ct601024160">
          <text:insertion>
            <office:change-info>
              <dc:creator>Tim Ward</dc:creator>
              <dc:date>2015-12-18T15:26:00</dc:date>
            </office:change-info>
          </text:insertion>
        </text:changed-region>
        <text:changed-region xml:id="ct601024288" text:id="ct601024288">
          <text:insertion>
            <office:change-info>
              <dc:creator>Tim Ward</dc:creator>
              <dc:date>2015-12-18T15:28:00</dc:date>
            </office:change-info>
          </text:insertion>
        </text:changed-region>
        <text:changed-region xml:id="ct601024416" text:id="ct601024416">
          <text:insertion>
            <office:change-info>
              <dc:creator>Tim Ward</dc:creator>
              <dc:date>2015-12-18T15:30:00</dc:date>
            </office:change-info>
          </text:insertion>
        </text:changed-region>
        <text:changed-region xml:id="ct601024544" text:id="ct601024544">
          <text:insertion>
            <office:change-info>
              <dc:creator>Tim Ward</dc:creator>
              <dc:date>2015-12-18T15:32:00</dc:date>
            </office:change-info>
          </text:insertion>
        </text:changed-region>
        <text:changed-region xml:id="ct601024672" text:id="ct601024672">
          <text:insertion>
            <office:change-info>
              <dc:creator>Tim Ward</dc:creator>
              <dc:date>2015-12-18T15:33:00</dc:date>
            </office:change-info>
          </text:insertion>
        </text:changed-region>
        <text:changed-region xml:id="ct601024800" text:id="ct601024800">
          <text:insertion>
            <office:change-info>
              <dc:creator>Tim Ward</dc:creator>
              <dc:date>2015-12-18T15:34:00</dc:date>
            </office:change-info>
          </text:insertion>
        </text:changed-region>
        <text:changed-region xml:id="ct601025328" text:id="ct601025328">
          <text:insertion>
            <office:change-info>
              <dc:creator>Tim Ward</dc:creator>
              <dc:date>2015-12-18T11:18:00</dc:date>
            </office:change-info>
          </text:insertion>
        </text:changed-region>
        <text:changed-region xml:id="ct601025456" text:id="ct601025456">
          <text:insertion>
            <office:change-info>
              <dc:creator>Tim Ward</dc:creator>
              <dc:date>2015-12-18T15:34:00</dc:date>
            </office:change-info>
          </text:insertion>
        </text:changed-region>
        <text:changed-region xml:id="ct601025904" text:id="ct601025904">
          <text:insertion>
            <office:change-info>
              <dc:creator>Tim Ward</dc:creator>
              <dc:date>2015-12-18T15:35:00</dc:date>
            </office:change-info>
          </text:insertion>
        </text:changed-region>
        <text:changed-region xml:id="ct601026032" text:id="ct601026032">
          <text:insertion>
            <office:change-info>
              <dc:creator>Tim Ward</dc:creator>
              <dc:date>2015-12-18T15:36:00</dc:date>
            </office:change-info>
          </text:insertion>
        </text:changed-region>
        <text:changed-region xml:id="ct601026128" text:id="ct601026128">
          <text:deletion>
            <office:change-info>
              <dc:creator>Tim Ward</dc:creator>
              <dc:date>2015-12-18T14:01:00</dc:date>
            </office:change-info>
            <text:p text:style-name="P3">TODO add JavaDoc once the DTOs are defined</text:p>
          </text:deletion>
        </text:changed-region>
        <text:changed-region xml:id="ct601022944" text:id="ct601022944">
          <text:insertion>
            <office:change-info>
              <dc:creator>Tim Ward</dc:creator>
              <dc:date>2015-12-18T14:02:00</dc:date>
            </office:change-info>
          </text:insertion>
        </text:changed-region>
        <text:changed-region xml:id="ct601083792" text:id="ct601083792">
          <text:insertion>
            <office:change-info>
              <dc:creator>Tim Ward</dc:creator>
              <dc:date>2015-12-18T15:36:00</dc:date>
            </office:change-info>
          </text:insertion>
        </text:changed-region>
        <text:changed-region xml:id="ct601085072" text:id="ct601085072">
          <text:insertion>
            <office:change-info>
              <dc:creator>Tim Ward</dc:creator>
              <dc:date>2015-12-18T15:36:00</dc:date>
            </office:change-info>
          </text:insertion>
        </text:changed-region>
        <text:changed-region xml:id="ct601079472" text:id="ct601079472">
          <text:insertion>
            <office:change-info>
              <dc:creator>Tim Ward</dc:creator>
              <dc:date>2015-12-18T15: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2" draw:name="graphics3" text:anchor-type="paragraph" svg:width="17.78cm" svg:height="7.893cm" draw:z-index="0"><draw:image xlink:href="Pictures/1000020100000427000001D8328612BC.png" xlink:type="simple" xlink:show="embed" xlink:actuate="onLoad"/></draw:frame></text:p>
      <text:p text:style-name="P21"><text:user-defined style:data-style-name="N0" text:name="RFC Title">RFC-217 JAX-RS Services</text:user-defined></text:p>
      <text:p text:style-name="P21"><text:span text:style-name="T7">Draft<text:line-break/><text:line-break/></text:span><text:span text:style-name="T7"><text:page-count style:num-format="1">57</text:page-count></text:span><text:span text:style-name="T7"> Pages</text:span></text:p>
      <text:p text:style-name="P21"/>
      <text:p text:style-name="P17">Abstract</text:p>
      <text:p text:style-name="P18">10 point Arial Centered.</text:p>
      <text:p text:style-name="P19">The RESTful service model has existed for several years as a simple means of providing CRUD (Create, Read, Update, Delete) style services using existing HTTP standards, request types, and parameter passing. As REST services grew in popularity they were adopted into Java EE as the JAX-RS standard. This standard was designed to be standalone, with minimal dependencies on other Java EE specifications, and to provide a simple way to expose HTTP REST services producing JSON, XML, plain text or other response types, without resorting to a servlet container model. This RFP aims to enable JAX-RS components and applications as first-class OSGi citizens, making it easy to write RESTful services in a familiar way, whilst simultaneously having access to the benefits of the modular, service-based OSGi runtime.</text:p>
      <text:h text:style-name="P60" text:outline-level="1" text:restart-numbering="true" text:start-value="-1">Document Information</text:h>
      <text:h text:style-name="P61" text:outline-level="2">License</text:h>
      <text:p text:style-name="P12">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61"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1" text:outline-level="2">Feedback</text:h>
      <text:p text:style-name="Body"><text:span text:style-name="T8">This document can be downloaded from the OSGi Alliance design repository at </text:span><text:a xlink:type="simple" xlink:href="https://github.com/osgi/design"><text:span text:style-name="T8">https://github.com/osgi/design</text:span></text:a><text:span text:style-name="T8"> The public can provide feedback about this document by opening a bug at https://www.osgi.org/bugzilla/.</text:span></text:p>
      <text:h text:style-name="P6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0">0 Document Information<text:tab/>2</text:p>
          <text:p text:style-name="P34">0.1 License<text:tab/>2</text:p>
          <text:p text:style-name="P34">0.2 Trademarks<text:tab/>3</text:p>
          <text:p text:style-name="P34">0.3 Feedback<text:tab/>3</text:p>
          <text:p text:style-name="P34">0.4 Table of Contents<text:tab/>3</text:p>
          <text:p text:style-name="P34">0.5 Terminology and Document Conventions<text:tab/>4</text:p>
          <text:p text:style-name="P34">0.6 Revision History<text:tab/>4</text:p>
          <text:p text:style-name="P30">1 Introduction<text:tab/>5</text:p>
          <text:p text:style-name="P30">2 Application Domain<text:tab/>6</text:p>
          <text:p text:style-name="P34">2.1 Bootstrapping in a WAR file<text:tab/>6</text:p>
          <text:p text:style-name="P33">2.1.1 Servlet 3.0 ServletContextInitializer<text:tab/>6</text:p>
          <text:p text:style-name="P33">2.1.2 Custom JAX-RS Application classes<text:tab/>6</text:p>
          <text:p text:style-name="P34">2.2 Bootstrapping in Java SE<text:tab/>6</text:p>
          <text:p text:style-name="P34">2.3 Bootstrapping in OSGi<text:tab/>6</text:p>
          <text:p text:style-name="P33">2.3.1 Deployment as a WAB<text:tab/>6</text:p>
          <text:p text:style-name="P33">2.3.2 Deployment using the HttpService<text:tab/>6</text:p>
          <text:p text:style-name="P34">2.4 Runtime behaviour<text:tab/>7</text:p>
          <text:p text:style-name="P34">2.5 Locating JAX-RS endpoints<text:tab/>7</text:p>
          <text:p text:style-name="P34">2.6 Terminology + Abbreviations<text:tab/>7</text:p>
          <text:p text:style-name="P30">3 Problem Description<text:tab/>7</text:p>
          <text:p text:style-name="P30">4 Requirements<text:tab/>8</text:p>
          <text:p text:style-name="P30"><text:soft-page-break/>5 Technical Solution<text:tab/>9</text:p>
          <text:p text:style-name="P34">5.1 JAX-RS ServiceResource Endpoints<text:tab/>9</text:p>
          <text:p text:style-name="P33">5.1.1 BeanResource mapping<text:tab/>9</text:p>
          <text:p text:style-name="P33">5.1.2 Container base context paths<text:tab/>11</text:p>
          <text:p text:style-name="P33">5.1.3 Container resource injection<text:tab/>12</text:p>
          <text:p text:style-name="P34">5.2 Filter and Interceptor mapping<text:tab/>12</text:p>
          <text:p text:style-name="P33">5.2.1 Named Filters and Interceptors<text:tab/>12</text:p>
          <text:p text:style-name="P34">5.3 Service Lifecycle<text:tab/>12</text:p>
          <text:p text:style-name="P33">5.3.1 Registering and Unregistering JAX-RS beansresources<text:tab/>12</text:p>
          <text:p text:style-name="P33">5.3.2 JAX-RS bean lifecycle<text:tab/>12</text:p>
          <text:p text:style-name="P34">5.4 JAX-RS Applications<text:tab/>13</text:p>
          <text:p text:style-name="P34">5.5 JAX-RS endpoint advertisement<text:tab/>13</text:p>
          <text:p text:style-name="P34">5.6 Error Handling<text:tab/>14</text:p>
          <text:p text:style-name="P33">5.6.1 Failure to obtain a service instance<text:tab/>14</text:p>
          <text:p text:style-name="P33">5.6.2 Invalid service objects<text:tab/>14</text:p>
          <text:p text:style-name="P33">5.6.3 Overlapping resource mappings<text:tab/>14</text:p>
          <text:p text:style-name="P33">5.6.4 Class-Space Compatibility<text:tab/>14</text:p>
          <text:p text:style-name="P34">5.7 JaxRSServiceRuntime<text:tab/>14</text:p>
          <text:p text:style-name="P33">5.7.1 JAX-RS runtime properties<text:tab/>14</text:p>
          <text:p text:style-name="P33">5.7.2 <text:s/>JAX-RS whiteboard configuration<text:tab/>15</text:p>
          <text:p text:style-name="P33">5.7.3 Runtime Introspection and DTOs<text:tab/>15</text:p>
          <text:p text:style-name="P34">5.8 JAX-RS Clients<text:tab/>15</text:p>
          <text:p text:style-name="P33">5.8.1 Locating specific implementations<text:tab/>15</text:p>
          <text:p text:style-name="P33">5.8.2 Asynchronous Calls<text:tab/>15</text:p>
          <text:p text:style-name="P34">5.9 Implementation Provided Capabilities<text:tab/>16</text:p>
          <text:p text:style-name="P30">6 Data Transfer Objects<text:tab/>17</text:p>
          <text:p text:style-name="P34">6.1 The Runtime DTO<text:tab/>17</text:p>
          <text:p text:style-name="P34">6.2 The RequestInfo DTO<text:tab/>17</text:p>
          <text:p text:style-name="P30">7 Javadoc<text:tab/>17</text:p>
          <text:p text:style-name="P30">8 Considered Alternatives<text:tab/>41</text:p>
          <text:p text:style-name="P30">9 Security Considerations<text:tab/>42</text:p>
          <text:p text:style-name="P30">10 Document Support<text:tab/>42</text:p>
          <text:p text:style-name="P34">10.1 References<text:tab/>42</text:p>
          <text:p text:style-name="P34">10.2 Author’s Address<text:tab/>42</text:p>
          <text:p text:style-name="P34">10.3 Acronyms and Abbreviations<text:tab/>42</text:p>
          <text:p text:style-name="P34">10.4 End of Document<text:tab/>42</text:p>
        </text:index-body>
      </text:table-of-content>
      <text:p text:style-name="P11"/>
      <text:h text:style-name="P61"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1"><text:span text:style-name="T9">Source code is shown in this typeface</text:span>.</text:p>
      <text:h text:style-name="P61" text:outline-level="2">Revision History</text:h>
      <text:p text:style-name="P11">The last named individual in this history is currently responsible for this document.</text:p>
      <text:p text:style-name="P11"><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20">Initial</text:p>
          </table:table-cell>
          <table:table-cell table:style-name="Table1.A1" office:value-type="string">
            <text:p text:style-name="CellBody">13 Nov 2015</text:p>
          </table:table-cell>
          <table:table-cell table:style-name="Table1.C1" office:value-type="string">
            <text:p text:style-name="CellBody">First draft of JAX-RS Services</text:p>
          </table:table-cell>
        </table:table-row>
        <table:table-row table:style-name="Table1.2">
          <table:table-cell table:style-name="Table1.A3" office:value-type="string">
            <text:p text:style-name="P20"><text:change-start text:change-id="ct600978032"/>0.1<text:change-end text:change-id="ct600978032"/></text:p>
          </table:table-cell>
          <table:table-cell table:style-name="Table1.A3" office:value-type="string">
            <text:p text:style-name="CellBody"><text:change-start text:change-id="ct600978928"/>18 Dec 2015<text:change-end text:change-id="ct600978928"/></text:p>
          </table:table-cell>
          <table:table-cell table:style-name="Table1.C3" office:value-type="string">
            <text:p text:style-name="CellBody"><text:change-start text:change-id="ct600979024"/>Updates after the Chicago F2F. Add a client API, and fill in the DTO section<text:change-end text:change-id="ct600979024"/></text:p>
          </table:table-cell>
        </table:table-row>
      </table:table>
      <text:p text:style-name="P11"/>
      <text:h text:style-name="P59" text:outline-level="1">Introduction</text:h>
      <text:p text:style-name="Body">Over the last decade there has been a significant shift in the way that many computer programs are written. The focus has changed from building larger, more monolithic applications that provide a single high-level function, to composing these high-level behaviours from groups of smaller, distributed services. This is generally known as a “microservice” architecture, indicating that the services are smaller and lighter weight than typical web servies.</text:p>
      <text:p text:style-name="Body">Many of these microservices are used to provide access to data from a data store. This may be a traditional relational database, or it may use some other mechanism, such as a Document store, or a key-value store. These sorts of service frequently offer a limited set of operations that fit the CRUD (Create, Read, Update, Delete) model, and produce a representation of the data in a simple text-based format, which may be XML, JSON, or plain text. By using the various methods defined in the HTTP 1.1 specification <text:bookmark-ref text:reference-format="number" text:ref-name="__RefNumPara__46660_1439841644">[3].</text:bookmark-ref> it is relatively simple to map these operations into standard HTTP requests. As native HTTP support is widely available across programming languages, and also because almost all client systems are equipped with a web browser, HTTP is the obvious choice for accessing these services. Implementing services in this way has become such a common pattern that it is now seen as distinct from “Web Services” and instead these services are known as REST (Representational State Transfer) or RESTful services.</text:p>
      <text:p text:style-name="Body">REST services in Java can be implemented in many ways. Simple services can be implemented relatively easily using Servlets, but there are numerous frameworks, such as Jersey, Restlet, and CXF which provide their own APIs for implementing RESTful services. The ideas from these frameworks were then used in the JCP to produce a standard for REST in Java, known as JAX-RS.</text:p>
      <text:p text:style-name="Body">JAX-RS provides a simple annotation-based model in which POJOs can have their methods mapped to RESTful service invocations. There is automatic mapping of HTTP parameters, and of the HTTP response, based on the annotations, and the incoming HTTP Headers. JAX-RS also includes support for grouping these POJOs into a single Application artifact. This allows the POJOs to interact with one another, as well as to share configuration and runtime state. When used in JAX-RS these POJOs are known as JAX-RS resources.</text:p>
      <text:p text:style-name="Body">Ideal JAX-RS <text:change text:change-id="ct600980672"/><text:change-start text:change-id="ct600980768"/><text:s/>resources<text:change-end text:change-id="ct600980768"/> are stateless, and are usually instantiated by the container from a supplied class name or <text:span text:style-name="T16">Class</text:span> object. The use of class names is obviously a problem in OSGi, but otherwise JAX-RS <text:change text:change-id="ct600981216"/><text:change-start text:change-id="ct600981040"/><text:s/>resources<text:change-end text:change-id="ct600981040"/> share many features with OSGi services. In that they provide a way for machines (or processes within a machine) to interact with one another through a defined contract. It would be advantageous to allow OSGi services to be directly exposed <text:change text:change-id="ct600981648"/><text:change-start text:change-id="ct600981776"/>using<text:change-end text:change-id="ct600981776"/> JAX-RS<text:change text:change-id="ct600981904"/>, and to support the use of JAX-RS <text:change text:change-id="ct600982032"/><text:change-start text:change-id="ct600982176"/><text:s/>resources<text:change-end text:change-id="ct600982176"/> within an OSGi framework without resorting to an HTTP call.</text:p>
      <text:h text:style-name="P59" text:outline-level="1"><text:soft-page-break/>Application Domain</text:h>
      <text:p text:style-name="Body">JAX-RS is a well-known standard for building RESTful <text:change-start text:change-id="ct600982496"/>web <text:change-end text:change-id="ct600982496"/>services, and a number of popular open source implementations exist. JAX-RS applications all make use of annotations and/or XML for configuration but can bootstrap themselves in a variety of different ways.</text:p>
      <text:h text:style-name="Heading_20_2" text:outline-level="2">Bootstrapping in a WAR file</text:h>
      <text:p text:style-name="Body">In a WAR file there can be a web.xml descriptor that is used to configure the application, or (from servlet 3.0) annotation-scanning can be used to locate items</text:p>
      <text:h text:style-name="Heading_20_3" text:outline-level="3">Servlet 3.0 ServletContextInitializer</text:h>
      <text:p text:style-name="Body">In an annotation scanning Servlet Container the JAX-RS implementation provides an annotated ServletContextInitializer, which is called back when the web application starts. This callback is used to scan the application for JAX-RS <text:change text:change-id="ct600983056"/><text:change-start text:change-id="ct600983184"/>resources <text:change-end text:change-id="ct600983184"/>, and to register the JAX-RS container with the servlet container.</text:p>
      <text:h text:style-name="Heading_20_3" text:outline-level="3">Custom JAX-RS Application classes</text:h>
      <text:p text:style-name="Body">It is possible to customise the <text:span text:style-name="T1">javax.ws.rs.core.Application</text:span> used to represent the set of JAX-RS <text:change text:change-id="ct600983840"/><text:change-start text:change-id="ct600983968"/><text:s/>resources<text:change-end text:change-id="ct600983968"/> in the application. This is supplied as a servlet initialization parameter, providing the name of the custom subclass which will be instantiated by the JAX-RS container.</text:p>
      <text:h text:style-name="Heading_20_2" text:outline-level="2">Bootstrapping in Java SE</text:h>
      <text:p text:style-name="Body">Most JAX-RS libraries provide their own HTTP server implementations for use in Java SE. These require implementation specific code to bootstrap the server, and can then be supplied with individual JAX-RS <text:change text:change-id="ct600984064"/><text:change-start text:change-id="ct600984160"/>resources <text:change-end text:change-id="ct600984160"/>, or a JAX-RS application. Usually this requires the <text:change text:change-id="ct600984288"/><text:change-start text:change-id="ct600984416"/><text:s/>resource<text:change-end text:change-id="ct600984416"/> or application to be wrapped in an implementation-specific type.</text:p>
      <text:h text:style-name="Heading_20_2" text:outline-level="2">Bootstrapping in OSGi</text:h>
      <text:p text:style-name="Body">Most of the popular JAX-RS frameworks describe how to run JAX-RS applications deployed in an OSGi framework. Most of the static configuration options for JAX-RS do not work well in OSGi as they exchange String class names.</text:p>
      <text:h text:style-name="Heading_20_3" text:outline-level="3">Deployment as a WAB</text:h>
      <text:p text:style-name="Body">The simplest way to deploy JAX-RS applications in OSGi is to package them in a WAB. WABs run in the same way as WAR files do in a standard Servlet Container, and therefore the JAX-RS implementations work as if they were in a non-OSGi environment. Note that this model either requires the JAX-RS runtime to be packaged inside the WAR file, or for the Thread Context ClassLoader to be set to the WAB ClassLoader on initialization.</text:p>
      <text:h text:style-name="Heading_20_3" text:outline-level="3">Deployment using the HttpService</text:h>
      <text:p text:style-name="Body">Most JAX-RS frameworks offer an implementation-specific “wrapper servlet” which adapts the Servlet API into the JAX-RS API, and delegates to the JAX-RS beans. This wrapper servlet can be configured in code and registered with the Http Service.</text:p>
      <text:h text:style-name="Heading_20_2" text:outline-level="2"><text:bookmark-start text:name="__RefNumPara__15199_1524377446"/><text:soft-page-break/>Runtime behaviour<text:bookmark-end text:name="__RefNumPara__15199_1524377446"/></text:h>
      <text:p text:style-name="Body">Once the JAX-RS container has bootstrapped, the container has located the various JAX-RS <text:change text:change-id="ct600986048"/><text:change-start text:change-id="ct600986144"/><text:s/>resources<text:change-end text:change-id="ct600986144"/> and validated any declared metadata and injection sites. Incoming HTTP requests are routed to the beans based on this metadata, and behaviour is unaffected by the underlying container. This means that at runtime JAX-RS behaves the same way in Java EE, Java SE and OSGi.</text:p>
      <text:h text:style-name="Heading_20_2" text:outline-level="2">Locating JAX-RS endpoints</text:h>
      <text:p text:style-name="Body">Once a JAX-RS application has been started then the HTTP endpoint <text:change-start text:change-id="ct600986496"/>for the resource <text:change-end text:change-id="ct600986496"/>is available for use. In order for clients to be able to use <text:change-start text:change-id="ct600986624"/>the resource at <text:change-end text:change-id="ct600986624"/>this endpoint they must be notified of where it is. In general there is no standard way to discover this information, however a number of approaches can be used.</text:p>
      <text:list xml:id="list353996165209897859" text:style-name="L1">
        <text:list-item>
          <text:p text:style-name="P62">Static configuration – Typically this is achieved using a properties file which statically defines the URI. The URI must be manually updated everywhere if the service is ever moved to a different host or path.</text:p>
        </text:list-item>
        <text:list-item>
          <text:p text:style-name="P62">Central registry – This may be static (i.e. a fixed list) or dynamic (i.e. the application registers itself). The client contacts a central registry, and queries for the location of the JAX-RS <text:change text:change-id="ct600989872"/><text:change-start text:change-id="ct600991744"/>resource<text:change-end text:change-id="ct600991744"/>. The registry returns the location for the client to use.</text:p>
        </text:list-item>
        <text:list-item>
          <text:p text:style-name="P62">Dynamic discovery – A configuration discovery layer (e.g. ZeroConf, mDNS etc) can be used to dynamically discover local endpoints.</text:p>
        </text:list-item>
      </text:list>
      <text:p text:style-name="Body">The approaches above tie in very closely with the mechanisms available to OSGi's Remote Service Admin. Static endpoint information is available using the Endpoint XML extender, whereas dynamic discovery may use a central registry such as ZooKeeper, or a peer-to-peer discovery mechanism such as Bonjour. For OSGi environments it should be possible reuse RSA discovery, although there must not be a hard requirement on the presence of an RSA discovery provider for JAX-RS <text:change text:change-id="ct600992000"/><text:change-start text:change-id="ct600992176"/><text:s/>resources<text:change-end text:change-id="ct600992176"/> to be hosted</text:p>
      <text:h text:style-name="Heading_20_2" text:outline-level="2">Terminology + Abbreviations</text:h>
      <text:h text:style-name="P59" text:outline-level="1">Problem Description</text:h>
      <text:p text:style-name="Body">As described in section <text:bookmark-ref text:reference-format="number" text:ref-name="__RefNumPara__15199_1524377446">2.4</text:bookmark-ref> there is very little difference in behaviour between JAX-RS applications once they have been successfully bootstrapped. The bootstrapping process is, however, different in different environments. </text:p>
      <text:p text:style-name="Body">In OSGi there are particular deployment problems where String class names are passed to the JAX-RS container, which is why WABs require special treatment. If the JAX-RS runtime is packaged into the WAB then the JAX-RS runtime cannot be changed easily, nor can that runtime be reused by other JAX-RS applications. When the HttpService is used there is a similar coupling to the JAX-RS implementation because an implementation-specific servlet must be created.</text:p>
      <text:p text:style-name="Body">This RFP aims to address this issue by providing a loosely coupled, provider-independent mechanism for hosting JAX-RS applications and beans. This should fit with the modular, dynamic nature of the OSGi runtime. In addition, once the JAX-RS application has been registered it should be easy to identify the URI of the <text:change text:change-id="ct110983056"/><text:s/>endpoint that has bee<text:soft-page-break/>n created. Dynamic discovery in remote nodes must also be possible so that other OSGi containers can interact with the service.</text:p>
      <text:p text:style-name="Body">Another issue encountered by many users of Java EE specifications in OSGi is that the versions of the specifications do not typically follow semantic versioning rules. JAX-RS is no different, and has two currently published versions JAX-RS 1.0<text:bookmark-ref text:reference-format="number" text:ref-name="__RefNumPara__15719_1524377446">[4].</text:bookmark-ref>, and JAX-RS 2.0<text:bookmark-ref text:reference-format="number" text:ref-name="__RefNumPara__15721_1524377446">[5].</text:bookmark-ref>. JAX-RS 2.0 is backward compatible with JAX-RS 1.0, but is exported using a higher major version. This problem is typically solved in OSGi using Portable Java Contracts. The JavaJAXRS contracts defined at <text:bookmark-ref text:reference-format="number" text:ref-name="__RefNumPara__75844_1890942607">[6].</text:bookmark-ref> can be used by clients to avoid version matching issues, and so any JAX-RS code in OSGi make use of them.</text:p>
      <text:h text:style-name="P59" text:outline-level="1">Requirements</text:h>
      <text:p text:style-name="Body">RS010 – The solution MUST provide a JAX-RS container independent mechanism for dynamically registering and unregistering an individual JAX-RS Resource</text:p>
      <text:p text:style-name="Body">RS020 – The solution MUST provide a JAX-RS container independent mechanism for dynamically registering and unregistering a <text:span text:style-name="T16">javax.ws.rs.core.Application</text:span> with the container.</text:p>
      <text:p text:style-name="Body">RS030 – The solution MUST provide a mechanism for locally discovering the URI at which the JAX-RS resource or application has become available. This mechanism SHOULD be suitable for discovery in remote frameworks. Remote Discovery MAY require the use of Remote Service Admin, or some other OSGi specification.</text:p>
      <text:p text:style-name="Body"/>
      <text:p text:style-name="Body">RS050 – The solution SHOULD require implementations to provide a suitable contract capability so that clients can use backward compatible implementations that provide a higher version of the API.</text:p>
      <text:p text:style-name="Body">RS060 – The solution SHOULD NOT require that the implementation use the HttpService or Http Whiteboard to provide a HTTP endpoint.</text:p>
      <text:p text:style-name="Body">RS070 <text:span text:style-name="T11">–</text:span> The solution MUST NOT require the standardisation of another dependency injection container. JAX-RS services should be able to be provided as Declarative Service components, Blueprint beans or any other existing mechanism.</text:p>
      <text:p text:style-name="Body">RS080 <text:span text:style-name="T11">–</text:span> The solution MUST NOT prevent the JAX-RS container from performing method parameter injection, for example an AsyncResponse object</text:p>
      <text:p text:style-name="Body">RS090 <text:span text:style-name="T12">–</text:span> The solution MUST NOT prevent the JAX-RS container from injecting “Context” objects into fields or setters of the JAX-RS <text:change text:change-id="ct110985408"/><text:change-start text:change-id="ct110985536"/>resources <text:change-end text:change-id="ct110985536"/>, for example a <text:span text:style-name="T1">javax.ws.rs.core.Application</text:span> object.</text:p>
      <text:h text:style-name="P59" text:outline-level="1"><text:soft-page-break/>Technical Solution</text:h>
      <text:h text:style-name="Heading_20_2" text:outline-level="2">JAX-RS <text:change text:change-id="ct110985200"/><text:change-start text:change-id="ct110985808"/>Resource<text:change-end text:change-id="ct110985808"/> Endpoints</text:h>
      <text:p text:style-name="Body">JAX RS <text:change text:change-id="ct110985936"/><text:change-start text:change-id="ct110934976"/><text:s/>resources<text:change-end text:change-id="ct110934976"/> (<text:change text:change-id="ct110986096"/><text:change-start text:change-id="ct110935168"/>sometimes<text:change-end text:change-id="ct110935168"/> known <text:change text:change-id="ct110935328"/><text:s/>or services) are objects that are bound to a particular URI and used to service HTTP requests. The JAX-RS beans will return/update/delete data as a result of the request. In effect a JAX-RS <text:change text:change-id="ct110986192"/><text:change-start text:change-id="ct110986288"/><text:s/>resource<text:change-end text:change-id="ct110986288"/> behaves a lot like a Servlet, but with additional mapping of request data to methods/method parameters.</text:p>
      <text:p text:style-name="Body">Due to the similarity in behaviour between JAX-RS <text:change text:change-id="ct110935872"/><text:change-start text:change-id="ct110935968"/><text:s/>resources<text:change-end text:change-id="ct110935968"/> and Servlets this RFC proposes to reuse the whiteboard model defined by the Http Whiteboard defined in chapter 140 of the OSGi Compendium Specification <text:bookmark-ref text:reference-format="number" text:ref-name="__RefNumPara__76042_1890942607">[7].</text:bookmark-ref>.</text:p>
      <text:h text:style-name="Heading_20_3" text:outline-level="3"><text:change text:change-id="ct110936224"/><text:change-start text:change-id="ct110986384"/>Resource<text:change-end text:change-id="ct110986384"/> mapping</text:h>
      <text:p text:style-name="Body">To contribute a JAX-RS <text:change text:change-id="ct110986512"/><text:change-start text:change-id="ct110986608"/><text:s/>resource<text:change-end text:change-id="ct110986608"/> to the JAX-RS container a bundle must register the JAX-RS <text:change text:change-id="ct110937136"/><text:change-start text:change-id="ct110986704"/><text:s/>resource<text:change-end text:change-id="ct110986704"/> as an OSGi service. Furthermore the bundle must register the service with the <text:span text:style-name="T1">osgi.jaxrs.</text:span><text:change text:change-id="ct110986976"/><text:change-start text:change-id="ct110987472"/><text:span text:style-name="T1">resource</text:span><text:change-end text:change-id="ct110987472"/><text:span text:style-name="T1">.base</text:span> property. This property has two purposes:</text:p>
      <text:list xml:id="list3867319420016508232" text:style-name="L2">
        <text:list-item>
          <text:p text:style-name="P63">It serves as a marker to the JAX-RS whiteboard runtime that this <text:change-start text:change-id="ct110989344"/>OSGi <text:change-end text:change-id="ct110989344"/>service should be hosted as a<text:change-start text:change-id="ct110989440"/> JAX-RS<text:change-end text:change-id="ct110989440"/><text:change text:change-id="ct600991840"/> <text:change text:change-id="ct600935856"/><text:change-start text:change-id="ct600943968"/><text:s/>resource<text:change-end text:change-id="ct600943968"/></text:p>
        </text:list-item>
        <text:list-item>
          <text:p text:style-name="P63">The value of the property defines a base request URI path to which this <text:change text:change-id="ct600995264"/><text:change-start text:change-id="ct600995392"/><text:s/>resource<text:change-end text:change-id="ct600995392"/> should be mapped. This value is prepended to the path defined by the JAX-RS <text:change text:change-id="ct600995520"/><text:change-start text:change-id="ct600995648"/>resource in its annotations<text:change-end text:change-id="ct600995648"/>. Values follow the same syntax rules as the JAX-RS path annotation, but do not permit parameter templates. </text:p>
        </text:list-item>
      </text:list>
      <text:p text:style-name="Body">When mapping servlets the URI path is either a fixed value or a <text:change text:change-id="ct600995888"/>glob wildcard pattern. If the request URI matches the pattern then the service method of the servlet is called. For JAX-RS <text:change text:change-id="ct600996032"/><text:change-start text:change-id="ct600996176"/><text:s/>resources<text:change-end text:change-id="ct600996176"/> the behaviour is different. The URI path defined is not a wildcard, but a defined set of path segments. Some of the path segments may be “variable” and used as method parameters. </text:p>
      <text:p text:style-name="Body">For example the following bean maps HTTP GET requests for the path <text:span text:style-name="T1">“foo”</text:span> to the <text:span text:style-name="T1">getFoo()</text:span> method:</text:p>
      <text:p text:style-name="P27">@Path(“foo”)</text:p>
      <text:p text:style-name="P27">public class Foo {</text:p>
      <text:p text:style-name="P27"><text:s text:c="4"/>@GET</text:p>
      <text:p text:style-name="P27"><text:s text:c="4"/>public String <text:s/>getFoo() {</text:p>
      <text:p text:style-name="P27"><text:s text:c="8"/>return “foo”;</text:p>
      <text:p text:style-name="P27"><text:s text:c="4"/>}</text:p>
      <text:p text:style-name="P27">}</text:p>
      <text:p text:style-name="Body"/>
      <text:p text:style-name="Body">This bean maps HTTP GET requests for the path <text:span text:style-name="T1">“foo/xxx”</text:span> to the <text:span text:style-name="T1">getFoo(String)</text:span> method, taking the next URI segment as a paremeter:</text:p>
      <text:p text:style-name="P27">@Path(“foo/{name}”)</text:p>
      <text:p text:style-name="P27"><text:soft-page-break/>public class Foo {</text:p>
      <text:p text:style-name="P27"><text:s text:c="4"/>@GET</text:p>
      <text:p text:style-name="P27"><text:s text:c="4"/>public String <text:s/>getFoo(@PathParam(“name”) String name) {</text:p>
      <text:p text:style-name="P27"><text:s text:c="8"/>return “foo<text:change-start text:change-id="ct600997536"/> <text:change-end text:change-id="ct600997536"/>” + name;</text:p>
      <text:p text:style-name="P27"><text:s text:c="4"/>}</text:p>
      <text:p text:style-name="P27">}</text:p>
      <text:p text:style-name="Body">This bean maps HTTP GET requests for the path <text:span text:style-name="T1">“foo/xxx”</text:span> to the <text:span text:style-name="T1">getFoo(String)</text:span> method, taking the next URI segment as a paremeter, but only if the next segment matches the supplied regex:</text:p>
      <text:p text:style-name="P27">@Path(“foo/{name: [a-zA-Z]+}”)</text:p>
      <text:p text:style-name="P27">public class Foo {</text:p>
      <text:p text:style-name="P27"><text:s text:c="4"/>@GET</text:p>
      <text:p text:style-name="P27"><text:s text:c="4"/>public String <text:s/>getFoo(@PathParam(“name”) String name) {</text:p>
      <text:p text:style-name="P27"><text:s text:c="8"/>return “foo<text:change-start text:change-id="ct600996832"/> <text:change-end text:change-id="ct600996832"/>” + name;</text:p>
      <text:p text:style-name="P27"><text:s text:c="4"/>}</text:p>
      <text:p text:style-name="P27">}</text:p>
      <text:p text:style-name="Body">In addition to defining a path, a JAX-RS <text:change text:change-id="ct600998176"/><text:change-start text:change-id="ct600998304"/><text:s/>resource<text:change-end text:change-id="ct600998304"/> may define “sub-resources” with child paths.</text:p>
      <text:p text:style-name="Body">This bean maps HTTP GET requests for the path <text:span text:style-name="T1">“foo”</text:span> to the <text:span text:style-name="T1">getFoos()</text:span> method, which returns the list of known foos. The sub-resource method, <text:span text:style-name="T1">getFoo(String)</text:span> is called if the next URI segment matches the supplied regex:</text:p>
      <text:p text:style-name="P27">@Path(“foo”)</text:p>
      <text:p text:style-name="P27">public class Foo {</text:p>
      <text:p text:style-name="P27"/>
      <text:p text:style-name="P27"><text:s text:c="4"/>private final List&lt;String&gt; entries = Arrays.asList(“fizz”, “buzz”, <text:tab/><text:tab/>“fizzbuzz”);</text:p>
      <text:p text:style-name="P27"><text:s text:c="4"/>@GET</text:p>
      <text:p text:style-name="P27"><text:s text:c="4"/>public List&lt;String&gt; <text:s/>getFoos() {</text:p>
      <text:p text:style-name="P27"><text:s text:c="8"/>return Collections.unmodifiableList(entries);</text:p>
      <text:p text:style-name="P27"><text:s text:c="4"/>}</text:p>
      <text:p text:style-name="P27"/>
      <text:p text:style-name="P25"><text:s text:c="4"/>@GET</text:p>
      <text:p text:style-name="P27"><text:s text:c="4"/>@PathParam(“{name: [a-zA-Z]+}”)</text:p>
      <text:p text:style-name="P27"><text:s text:c="4"/>public String <text:s/>getFoo(@PathParam(“name”) String name) {</text:p>
      <text:p text:style-name="P27"><text:s text:c="8"/>if(entries.contains(name)) {</text:p>
      <text:p text:style-name="P27"><text:s text:c="12"/>return getFooInfo(name);</text:p>
      <text:p text:style-name="P27"><text:s text:c="8"/>}</text:p>
      <text:p text:style-name="P27"><text:s text:c="8"/>throw new IllegalArgumentException(“No foo called “ + name);</text:p>
      <text:p text:style-name="P27"><text:s text:c="4"/>}</text:p>
      <text:p text:style-name="P27"/>
      <text:p text:style-name="P27">}</text:p>
      <text:p text:style-name="Body"><text:soft-page-break/>As a result of the way in which URI paths are mapped by JAX-RS <text:change text:change-id="ct600999920"/><text:change-start text:change-id="ct601000048"/>resources<text:change-end text:change-id="ct601000048"/>, one <text:change text:change-id="ct601000176"/><text:change-start text:change-id="ct601000320"/>resource<text:change-end text:change-id="ct601000320"/> may map several URI paths, but each path is limited to a fixed number of URI segments.</text:p>
      <text:p text:style-name="Body">In the following example the bean is registered with a <text:s/><text:span text:style-name="T1">osgi.jaxrs.</text:span><text:change text:change-id="ct601000624"/><text:change-start text:change-id="ct601001088"/><text:span text:style-name="T1">resource</text:span><text:change-end text:change-id="ct601001088"/><text:span text:style-name="T1">.base</text:span> property value of “bar”</text:p>
      <text:h text:style-name="Heading_20_4" text:outline-level="4"><text:bookmark-start text:name="__RefHeading__76438_1890942607"/>Path matching example<text:bookmark-end text:name="__RefHeading__76438_1890942607"/></text:h>
      <text:p text:style-name="P27">@Path(“foo”)</text:p>
      <text:p text:style-name="P27">public class Foo {</text:p>
      <text:p text:style-name="P27"/>
      <text:p text:style-name="P27"><text:s text:c="4"/>private final List&lt;String&gt; entries = Arrays.asList(“fizz”, “buzz”, <text:tab/><text:tab/>“fizzbuzz”);</text:p>
      <text:p text:style-name="P27"><text:s text:c="4"/>@GET</text:p>
      <text:p text:style-name="P27"><text:s text:c="4"/>public List&lt;String&gt; <text:s/>getFoos() {</text:p>
      <text:p text:style-name="P27"><text:s text:c="8"/>return Collections.unmodifiableList(entries);</text:p>
      <text:p text:style-name="P27"><text:s text:c="4"/>}</text:p>
      <text:p text:style-name="P27"/>
      <text:p text:style-name="P25"><text:s text:c="4"/>@GET</text:p>
      <text:p text:style-name="P27"><text:s text:c="4"/>@PathParam(“{name: [a-zA-Z]+}”)</text:p>
      <text:p text:style-name="P27"><text:s text:c="4"/>public String <text:s/>getFoo(@PathParam(“name”) String name) {</text:p>
      <text:p text:style-name="P27"><text:s text:c="8"/>if(entries.contains(name)) {</text:p>
      <text:p text:style-name="P27"><text:s text:c="12"/>return ”A foo called “ + name;</text:p>
      <text:p text:style-name="P27"><text:s text:c="8"/>}</text:p>
      <text:p text:style-name="P27"><text:s text:c="8"/>throw new IllegalArgumentException(“No foo called “ + name);</text:p>
      <text:p text:style-name="P27"><text:s text:c="4"/>}</text:p>
      <text:p text:style-name="P27"/>
      <text:p text:style-name="P27">}</text:p>
      <text:p text:style-name="Body">This JAX-RS bean will be mapped to a base URI of “bar ” with a resource URI of “foo” and a single capturing URI segment.</text:p>
      <table:table table:name="Table3" table:style-name="Table3">
        <table:table-column table:style-name="Table3.A"/>
        <table:table-column table:style-name="Table3.B"/>
        <table:table-row>
          <table:table-cell table:style-name="Table3.A1" office:value-type="string">
            <text:p text:style-name="Table_20_Contents">URI path</text:p>
          </table:table-cell>
          <table:table-cell table:style-name="Table3.B1" office:value-type="string">
            <text:p text:style-name="Table_20_Contents">Result</text:p>
          </table:table-cell>
        </table:table-row>
        <table:table-row>
          <table:table-cell table:style-name="Table3.A2" office:value-type="string">
            <text:p text:style-name="Table_20_Contents">/</text:p>
          </table:table-cell>
          <table:table-cell table:style-name="Table3.B2" office:value-type="string">
            <text:p text:style-name="Table_20_Contents">No match (404)</text:p>
          </table:table-cell>
        </table:table-row>
        <table:table-row>
          <table:table-cell table:style-name="Table3.A2" office:value-type="string">
            <text:p text:style-name="Table_20_Contents">/foo</text:p>
          </table:table-cell>
          <table:table-cell table:style-name="Table3.B2" office:value-type="string">
            <text:p text:style-name="Table_20_Contents">No match (404)</text:p>
          </table:table-cell>
        </table:table-row>
        <table:table-row>
          <table:table-cell table:style-name="Table3.A2" office:value-type="string">
            <text:p text:style-name="Table_20_Contents">/bar</text:p>
          </table:table-cell>
          <table:table-cell table:style-name="Table3.B2" office:value-type="string">
            <text:p text:style-name="Table_20_Contents">No match (404)</text:p>
          </table:table-cell>
        </table:table-row>
        <table:table-row>
          <table:table-cell table:style-name="Table3.A2" office:value-type="string">
            <text:p text:style-name="Table_20_Contents">/bar/foo</text:p>
          </table:table-cell>
          <table:table-cell table:style-name="Table3.B2" office:value-type="string">
            <text:p text:style-name="Table_20_Contents">“[fizz, buzz, fizzbuzz]”</text:p>
          </table:table-cell>
        </table:table-row>
        <table:table-row>
          <table:table-cell table:style-name="Table3.A2" office:value-type="string">
            <text:p text:style-name="Table_20_Contents">/bar/foo/fizz</text:p>
          </table:table-cell>
          <table:table-cell table:style-name="Table3.B2" office:value-type="string">
            <text:p text:style-name="Table_20_Contents">“A foo called fizz”</text:p>
          </table:table-cell>
        </table:table-row>
        <table:table-row>
          <table:table-cell table:style-name="Table3.A2" office:value-type="string">
            <text:p text:style-name="Table_20_Contents">/bar/foo/buzz</text:p>
          </table:table-cell>
          <table:table-cell table:style-name="Table3.B2" office:value-type="string">
            <text:p text:style-name="Table_20_Contents">“A foo called buzz”</text:p>
          </table:table-cell>
        </table:table-row>
        <table:table-row>
          <table:table-cell table:style-name="Table3.A2" office:value-type="string">
            <text:p text:style-name="Table_20_Contents">/bar/foo/foobar</text:p>
          </table:table-cell>
          <table:table-cell table:style-name="Table3.B2" office:value-type="string">
            <text:p text:style-name="Table_20_Contents">Error 500 (IllegalArgument)</text:p>
          </table:table-cell>
        </table:table-row>
        <table:table-row>
          <table:table-cell table:style-name="Table3.A2" office:value-type="string">
            <text:p text:style-name="Table_20_Contents">/bar/foo/fizz/buzz</text:p>
          </table:table-cell>
          <table:table-cell table:style-name="Table3.B2" office:value-type="string">
            <text:p text:style-name="Table_20_Contents">No match (404)</text:p>
          </table:table-cell>
        </table:table-row>
      </table:table>
      <text:h text:style-name="Heading_20_3" text:outline-level="3">Container base context paths</text:h>
      <text:p text:style-name="Body">This RFC does not define how the JAX-RS container is registered to process HTTP requests. The container may be directly listening on a port and processing requests, or it may be registered as a Servlet in an HTTP container, or registered in some other way. In all of these cases there may be a base URI required to access the container. <text:soft-page-break/>This base URI must be used in addition to any base URI defined in service properties or the JAX-RS <text:change text:change-id="ct321194208"/><text:change-start text:change-id="ct321208112"/>resource<text:change-end text:change-id="ct321208112"/> when accessing the <text:change text:change-id="ct321216576"/><text:change-start text:change-id="ct321216704"/>HTTP endpoint<text:change-end text:change-id="ct321216704"/>.</text:p>
      <text:p text:style-name="Body">For example, if the JAX-RS container is registered as a whiteboard servlet then it may have a root URI of “rest”. In this case the resource defined in example <text:bookmark-ref text:reference-format="number" text:ref-name="__RefHeading__76438_1890942607">5.1.1.1</text:bookmark-ref> would be available at /rest/bar/foo. </text:p>
      <text:h text:style-name="Heading_20_3" text:outline-level="3">Container resource injection</text:h>
      <text:p text:style-name="Body">The JAX-RS container may inject container resources, either into fields or method parameters, using the <text:span text:style-name="T1">@Context</text:span> annotation. The JAX-RS container must honour these injection sites if they are present in the instances provided by the OSGi service.</text:p>
      <text:h text:style-name="Heading_20_2" text:outline-level="2">Filter and Interceptor mapping</text:h>
      <text:p text:style-name="Body">In addition to JAX-RS <text:change text:change-id="ct321220176"/><text:change-start text:change-id="ct321220304"/>resources<text:change-end text:change-id="ct321220304"/>, a JAX RS application may define filters and interceptors. JAX-RS filters are used to alter request and response parameters, whereas JAX-RS interceptors are used to alter the incoming or outgoing request entities.</text:p>
      <text:p text:style-name="Body">Typical JAX-RS filters and interceptors match all resources beneath their base URI, which means that they implictly behave as if they are wildcard matchers. Filters and Interceptors can be registered with the JAX-RS container by registering them as OSGi services with mapping properties. The property names are <text:s/><text:span text:style-name="T1">osgi.jaxrs.filter.base</text:span> and <text:span text:style-name="T1">osgi.jaxrs.interceptor.base</text:span> <text:s/>respectively. These base URIs are written in the same way as for JAX-RS <text:change text:change-id="ct321221152"/><text:change-start text:change-id="ct321220800"/>resources<text:change-end text:change-id="ct321220800"/>, however rather than matching an exact number of URI segments they match all sub-paths, regardless of length.</text:p>
      <text:h text:style-name="Heading_20_3" text:outline-level="3">Named Filters and Interceptors</text:h>
      <text:p text:style-name="Body">Sometimes filters and interceptors should not be run for all resources in the container. In this case custom annotations can be used to link together particular resource methods and the relevant filters/interceptors. If the Filter or Interceptor is annotated with one of these custom annotations then it will only be run when the resource method is also annotated with the same custom annotation. </text:p>
      <text:p text:style-name="Body">The JAX-RS whiteboard container must honour the behaviour of the Named Filter and Interceptors, running them as appropriate.</text:p>
      <text:h text:style-name="Heading_20_2" text:outline-level="2">Service Lifecycle</text:h>
      <text:h text:style-name="Heading_20_3" text:outline-level="3">Registering and Unregistering JAX-RS <text:change text:change-id="ct321221424"/><text:change-start text:change-id="ct321221552"/>resources<text:change-end text:change-id="ct321221552"/></text:h>
      <text:p text:style-name="Body">As this RFC uses a whiteboard model it is clear how the JAX-RS registration lifecycle should function. JAX-RS <text:change text:change-id="ct321221856"/><text:change-start text:change-id="ct321221984"/>resources<text:change-end text:change-id="ct321221984"/> are registered with the JAX-RS container automatically <text:change text:change-id="ct321222112"/><text:change-start text:change-id="ct321222240"/>when<text:change-end text:change-id="ct321222240"/> the OSGi service is registered, and they are unregistered from the container when the service is unregistered. </text:p>
      <text:p text:style-name="Body">If a registered JAX-RS <text:change text:change-id="ct321222624"/><text:change-start text:change-id="ct321222848"/>resource's<text:change-end text:change-id="ct321222848"/> OSGi service is updated such that its properties make it ineligible for registration (for example deletion of the base mapping property) then the JAX-RS bean must be unregistered. Similarly any change to the properties that adds or alters a JAX-RS bean mapping must be dynamically reflected in the JAX-RS container mappings. </text:p>
      <text:h text:style-name="Heading_20_3" text:outline-level="3">JAX-RS bean lifecycle</text:h>
      <text:p text:style-name="Body">JAX-RS <text:change text:change-id="ct321223200"/><text:change-start text:change-id="ct321223328"/>resources<text:change-end text:change-id="ct321223328"/>, filters and interceptors are intended to be stateless objects, and are typically instantiated from a <text:span text:style-name="T1">Class</text:span> instance dynamically by the container on a per-request basis. This model ensures that no state persists between requests, and that there is no risk of concurrent access. JAX-RS <text:change text:change-id="ct321223776"/><text:change-start text:change-id="ct321223904"/>resources<text:change-end text:change-id="ct321223904"/> may, however, be singletons. In this case the same object is used for every request.</text:p>
      <text:p text:style-name="Body">In OSGi a programmer will typically want to refer to OSGi services from within their bean, filter or interceptor. This means that reflective instantiation from a class is not appropriate. <text:change text:change-id="ct321223488"/><text:change-start text:change-id="ct321224240"/></text:p>
      <text:p text:style-name="Body"><text:span text:style-name="T2">To control whether a whiteboard service provides a singleton or per-request JAX-RS resource the registering bundle shou</text:span><text:change-end text:change-id="ct321224240"/><text:change-start text:change-id="ct321224608"/><text:span text:style-name="T2">ld set the scope of the OSGi service. If the service is registered as a prototype service factory then the JAX-RS whiteboard runtime must request a new service object for e</text:span><text:change-end text:change-id="ct321224608"/><text:change-start text:change-id="ct321224944"/><text:span text:style-name="T2">very request. Otherwise the JAX-RS resource is a singleton, and the same instance must be used to service each request.</text:span><text:change-end text:change-id="ct321224944"/></text:p>
      <table:table table:name="Table4" table:style-name="Table4">
        <table:table-column table:style-name="Table4.A"/>
        <table:table-column table:style-name="Table4.B"/>
        <table:table-row>
          <table:table-cell table:style-name="Table4.A1" office:value-type="string">
            <text:p text:style-name="P24">Service scope</text:p>
          </table:table-cell>
          <table:table-cell table:style-name="Table4.B1" office:value-type="string">
            <text:p text:style-name="P24">JAX-RS behaviour</text:p>
          </table:table-cell>
        </table:table-row>
        <table:table-row>
          <table:table-cell table:style-name="Table4.A2" office:value-type="string">
            <text:p text:style-name="Table_20_Contents">singleton/bundle</text:p>
          </table:table-cell>
          <table:table-cell table:style-name="Table4.B2" office:value-type="string">
            <text:p text:style-name="Table_20_Contents">Singleton <text:change text:change-id="ct321225408"/><text:change-start text:change-id="ct321225152"/>resource<text:change-end text:change-id="ct321225152"/> looked up and used for all requests</text:p>
          </table:table-cell>
        </table:table-row>
        <table:table-row>
          <table:table-cell table:style-name="Table4.A2" office:value-type="string">
            <text:p text:style-name="Table_20_Contents">prototype</text:p>
          </table:table-cell>
          <table:table-cell table:style-name="Table4.B2" office:value-type="string">
            <text:p text:style-name="Table_20_Contents">A request scoped <text:change text:change-id="ct321225616"/><text:change-start text:change-id="ct321225712"/>resource<text:change-end text:change-id="ct321225712"/>. A new service instance requested for each request, and released after the request.</text:p>
          </table:table-cell>
        </table:table-row>
      </table:table>
      <text:p text:style-name="P1"><text:change text:change-id="ct321224336"/></text:p>
      <text:h text:style-name="Heading_20_2" text:outline-level="2">JAX-RS Applications</text:h>
      <text:p text:style-name="Body">Sometimes a JAX-RS application consists of a number of related resources which must collaborate with one another. In this case it is normal to wrap the resources inside an <text:span text:style-name="T1">Application</text:span> object. </text:p>
      <text:p text:style-name="Body">JAX-RS Applications may also be registered with the container by using the JAX-RS whiteboard. In this case the relevant service property is <text:span text:style-name="T1">osgi.jaxrs.application.base</text:span></text:p>
      <text:p text:style-name="Body">Once an Application is registered then all of its contained resources will be registered as children of its base URI. Effectively the application object behaves as a group registration for a set of JAX-RS objects.</text:p>
      <text:h text:style-name="Heading_20_2" text:outline-level="2">JAX-RS endpoint advertisement</text:h>
      <text:p text:style-name="Body">All JAX-RS <text:change text:change-id="ct321226272"/><text:change-start text:change-id="ct321226368"/>resources<text:change-end text:change-id="ct321226368"/> and applications may be registered with an optional <text:span text:style-name="T1">osgi.jaxrs.name</text:span> property. If the registered service has this property then the JAX-RS container must register an <text:span text:style-name="T1">Endpoint</text:span> service identifying the URI that can be used to access the service.</text:p>
      <text:p text:style-name="Body">The endpoint service must declare the following properties:</text:p>
      <table:table table:name="Table5" table:style-name="Table5">
        <table:table-column table:style-name="Table5.A"/>
        <table:table-column table:style-name="Table5.B"/>
        <table:table-row>
          <table:table-cell table:style-name="Table5.A1" office:value-type="string">
            <text:p text:style-name="Table_20_Contents">Name</text:p>
          </table:table-cell>
          <table:table-cell table:style-name="Table5.B1" office:value-type="string">
            <text:p text:style-name="Table_20_Contents">Value</text:p>
          </table:table-cell>
        </table:table-row>
        <table:table-row>
          <table:table-cell table:style-name="Table5.A2" office:value-type="string">
            <text:p text:style-name="P13">osgi.jaxrs.name</text:p>
          </table:table-cell>
          <table:table-cell table:style-name="Table5.B2" office:value-type="string">
            <text:p text:style-name="Table_20_Contents">The name of the JAX-RS bean or application that has been registered</text:p>
          </table:table-cell>
        </table:table-row>
        <table:table-row>
          <table:table-cell table:style-name="Table5.A2" office:value-type="string">
            <text:p text:style-name="P13">osgi.jaxrs.uri</text:p>
          </table:table-cell>
          <table:table-cell table:style-name="Table5.B2" office:value-type="string">
            <text:p text:style-name="Table_20_Contents">The URI that can be used to access the JAX-RS resources</text:p>
          </table:table-cell>
        </table:table-row>
        <table:table-row>
          <table:table-cell table:style-name="Table5.A2" office:value-type="string">
            <text:p text:style-name="P13">service.exported.interfaces</text:p>
          </table:table-cell>
          <table:table-cell table:style-name="Table5.B2" office:value-type="string">
            <text:p text:style-name="Table_20_Contents">Set to export this endpoint for discovery in other remote frameworks</text:p>
          </table:table-cell>
        </table:table-row>
        <table:table-row>
          <table:table-cell table:style-name="Table5.A2" office:value-type="string">
            <text:p text:style-name="P13">osgi.jaxrs.bundle.symbolicname</text:p>
          </table:table-cell>
          <table:table-cell table:style-name="Table5.B2" office:value-type="string">
            <text:p text:style-name="Table_20_Contents">Set to the symbolic name of the bundle that provided the JAX-RS service</text:p>
          </table:table-cell>
        </table:table-row>
        <table:table-row>
          <table:table-cell table:style-name="Table5.A2" office:value-type="string">
            <text:p text:style-name="P13">osgi.jaxrs.bundle.id</text:p>
          </table:table-cell>
          <table:table-cell table:style-name="Table5.B2" office:value-type="string">
            <text:p text:style-name="Table_20_Contents">Set to the id of the bundle that provided the JAX-RS service</text:p>
          </table:table-cell>
        </table:table-row>
        <table:table-row>
          <table:table-cell table:style-name="Table5.A2" office:value-type="string">
            <text:p text:style-name="P13">osgi.jaxrs.bundle.version</text:p>
          </table:table-cell>
          <table:table-cell table:style-name="Table5.B2" office:value-type="string">
            <text:p text:style-name="Table_20_Contents">Set to the version of the bundle that provided the JAX-RS service</text:p>
          </table:table-cell>
        </table:table-row>
        <text:soft-page-break/>
        <table:table-row>
          <table:table-cell table:style-name="Table5.A2" office:value-type="string">
            <text:p text:style-name="P13">osgi.jaxrs.service.id</text:p>
          </table:table-cell>
          <table:table-cell table:style-name="Table5.B2" office:value-type="string">
            <text:p text:style-name="Table_20_Contents">Set to the id of the JAX-RS service that this endpoint represents</text:p>
          </table:table-cell>
        </table:table-row>
      </table:table>
      <text:p text:style-name="Body"/>
      <text:h text:style-name="Heading_20_2" text:outline-level="2">Error Handling</text:h>
      <text:p text:style-name="Body">There are a number of error cases where the JAX-RS container may be unable to correctly register a resource</text:p>
      <text:h text:style-name="Heading_20_3" text:outline-level="3">Failure to obtain a service instance</text:h>
      <text:p text:style-name="Body">In the case where a published service is unable to obtained by the JAX-RS container then the object is blacklisted by the container. A failure DTO is available from the JAXRSServiceRuntime representing the blacklisted service object.</text:p>
      <text:h text:style-name="Heading_20_3" text:outline-level="3">Invalid service objects</text:h>
      <text:p text:style-name="Body">Certain JAX-RS objects are required to implement certain interfaces, or to extend certain types. If a service advertises itself using a Jax-RS service property,but fails to implement the relevant JAX-RS type then this is an error and the service must be blacklisted by the container. A failure DTO is available from the JAXRSServiceRuntime representing the blacklisted service object.</text:p>
      <text:h text:style-name="Heading_20_3" text:outline-level="3">Overlapping resource mappings</text:h>
      <text:p text:style-name="Body">When multiple bundles collaborate it is possible that two JAX-RS beans will register for the same path. In this case the lower ranked service object is shadowed, and a <text:s/>failure DTO is available from the JAXRSServiceRuntime representing the shadowed object.</text:p>
      <text:p text:style-name="Body">Note that determining when two JAX-RS endpoints overlap requires an analysis of the resource path and all of sub-resource paths. If <text:span text:style-name="T17">any</text:span> of these paths clash then the <text:span text:style-name="T17">entire</text:span> of the lower-ranked JAX-RS bean must be unregistered and marked as a failure. It is a container error for some sub-resource paths to be available while others are shadowed.</text:p>
      <text:h text:style-name="Heading_20_3" text:outline-level="3">Class-Space Compatibility</text:h>
      <text:p text:style-name="Body">Much of the JAX-RS mapping definition is handled using annotations with runtime visibility. As JAX-RS beans are POJOs there is no guarantee of class-space compatibility when the JAX-RS container searches for whiteboard services. The JAX-RS container must therefore confirm that the registered service shares the correct view of the JAX-RS packages. If the class space is not consistent then the JAX-RS whiteboard container must not register the services, but instead should create a failure DTO indiecating that the JAX-RS object is unable to be registered due to an incompatible class-space.</text:p>
      <text:h text:style-name="Heading_20_2" text:outline-level="2">JaxRSServiceRuntime<text:change-start text:change-id="ct601008128"/></text:h>
      <text:p text:style-name="Body"/>
      <text:p text:style-name="P32">The JAX-RS Runtime Service provides introspection the current state of the JAX-RS Whiteboard Service, including information about the used whiteboard services, failed whiteboard services, and shadowed whiteboard services. The JAX-RS Runtime service also provides a mechanism to communicate information about the JAX-RS runtime implementation and configuration.</text:p>
      <text:h text:style-name="Heading_20_3" text:outline-level="3">JAX-RS runtime properties</text:h>
      <text:p text:style-name="Body"/>
      <text:p text:style-name="P31"><text:change-end text:change-id="ct601008128"/><text:change-start text:change-id="ct601008256"/><text:span text:style-name="T2">The JAX-RS Runtime Service implementation must define a set of runtime properties which can be used by whiteboard services to select a specific implementation. JAX-RS whiteboard services may register with a</text:span> <text:soft-page-break/><text:span text:style-name="T20">osgi.jaxrs.whiteboard.target</text:span><text:span text:style-name="T2"> service property, the value of which is an LDAP filter used to select applicable runtime instances. </text:span></text:p>
      <text:p text:style-name="P31"><text:span text:style-name="T2">The runtime attributes can be examined as service properties of the HttpServiceRuntime service registration. The runtime attributes may include providers specific properties, and must include the </text:span><text:change-end text:change-id="ct601008256"/><text:change-start text:change-id="ct601006960"/><text:span text:style-name="T4">osgi.jaxrs.endpoint</text:span><text:span text:style-name="T21"> </text:span><text:span text:style-name="T6">property. The value of this property is a String+ continaing the base URI(s) of the JAX-RS container. The URIs may either be absolute, or relative URIs if the root URI of the HTTP server is unknown (for example in a bridged framework).</text:span></text:p>
      <text:p text:style-name="P58"/>
      <text:h text:style-name="Heading_20_3" text:outline-level="3"><text:change-end text:change-id="ct601006960"/><text:change-start text:change-id="ct601008352"/><text:s/>JAX-RS whiteboard configuration</text:h>
      <text:p text:style-name="P31"><text:change-end text:change-id="ct601008352"/><text:change-start text:change-id="ct601008480"/></text:p>
      <text:p text:style-name="P32"><text:change-end text:change-id="ct601008480"/><text:change-start text:change-id="ct601010960"/>The level of configurability of the JAX-RS Whiteboard Service may vary between implementations. Some implementations may allow users to configure the HTTP interface and port (for example an implementation that creates its own HTTP server) while others will not have any control over the HTTP runtime (for example a runtime which builds on top of the Http Service Whiteboard). </text:p>
      <text:p text:style-name="P32">If an implementation supports configuration, such configuration should be supplied via the Configuration Admin Service. The PID used is implementation specific as different implementations may choose to use different patterns, for example factory configurations. Importantly the JAX-RS service runtime must follow the expected practice that public Configuration properties (ones that do not start with a '.') are registered as service properites that can then be used when selecting a target runtime.<text:change-end text:change-id="ct601010960"/><text:change-start text:change-id="ct601010464"/></text:p>
      <text:h text:style-name="Heading_20_3" text:outline-level="3"><text:change-end text:change-id="ct601010464"/><text:change-start text:change-id="ct601010736"/>Runtime Int<text:change-end text:change-id="ct601010736"/><text:change-start text:change-id="ct601011056"/>rospection and DTOs<text:change-end text:change-id="ct601011056"/></text:h>
      <text:p text:style-name="Body"><text:change text:change-id="ct601011360"/><text:change-start text:change-id="ct601011216"/>The<text:change-end text:change-id="ct601011216"/><text:change-start text:change-id="ct601012608"/> JaxRSServiceRuntime provides two methods. </text:p>
      <text:p text:style-name="Body">The first method on the Runtime Service is used to retri<text:change-end text:change-id="ct601012608"/><text:change-start text:change-id="ct601012736"/>eve a snapshot of the current runtime state in a DTO. Further information about this DTO is available in section <text:change-end text:change-id="ct601012736"/><text:change-start text:change-id="ct601011456"/><text:bookmark-ref text:reference-format="number" text:ref-name="__RefHeading__47375_1439841644">6.1</text:bookmark-ref><text:change-end text:change-id="ct601011456"/><text:change-start text:change-id="ct601013024"/>.</text:p>
      <text:p text:style-name="Body">The second method on the Runtime Service <text:change-end text:change-id="ct601013024"/><text:change-start text:change-id="ct601013472"/>is used to determine which JAX-RS resources, filters and interceptors would be used to handle an incoming call <text:span text:style-name="T11">with a</text:span> given URI<text:change-end text:change-id="ct601013472"/><text:change-start text:change-id="ct601013600"/> path.<text:change-end text:change-id="ct601013600"/><text:change-start text:change-id="ct601012832"/> Further information about this DTO is available in section <text:bookmark-ref text:reference-format="number" text:ref-name="__RefHeading__47378_1439841644">6.2</text:bookmark-ref><text:change-end text:change-id="ct601012832"/><text:change-start text:change-id="ct601010592"/></text:p>
      <text:h text:style-name="Heading_20_2" text:outline-level="2">JAX-RS Cli<text:change-end text:change-id="ct601010592"/><text:change-start text:change-id="ct601013120"/>ents<text:change-end text:change-id="ct601013120"/><text:change-start text:change-id="ct601014176"/></text:h>
      <text:p text:style-name="Body">The JAX-RS 2.0 specification includes<text:change-end text:change-id="ct601014176"/><text:change-start text:change-id="ct601014304"/> a client API for making REST requests. <text:change-end text:change-id="ct601014304"/><text:change-start text:change-id="ct601014432"/>The normal mechanism for obtaining the Client is to use a ClientBuilder, which is instantiated using a static factory method.<text:change-end text:change-id="ct601014432"/><text:change-start text:change-id="ct601014592"/></text:p>
      <text:p text:style-name="Body">As static factory methods require the reflective loading of <text:change-end text:change-id="ct601014592"/><text:change-start text:change-id="ct601014720"/>classes they rarely work well in OSGi. There are also significant lifecycle issues<text:change-end text:change-id="ct601014720"/><text:change-start text:change-id="ct601014848"/>, as there is no way to force indirectly wired<text:change-end text:change-id="ct601014848"/><text:change-start text:change-id="ct601015152"/> objects to be discarded if the implementation bundle is stopped or uninstalled.<text:change-end text:change-id="ct601015152"/><text:change-start text:change-id="ct601015488"/></text:p>
      <text:p text:style-name="Body">The correct way to obtain implementations in OSGi is to use the Service Registry. JAX-RS implementations must therefore register their ClientBuilder implementations as OSGi services. </text:p>
      <text:h text:style-name="Heading_20_3" text:outline-level="3">Locating specific implementations</text:h>
      <text:p text:style-name="Body">Some Client implementations provide additonal methods and features on provider-specific interfaces. To provide <text:s/>these the JAX-RS provider should register the ClientBuilder advertising both the <text:span text:style-name="T1">javax.ws.rs.client.ClientBuilder</text:span> and as the provider-specific interface.</text:p>
      <text:h text:style-name="Heading_20_3" text:outline-level="3"><text:change-end text:change-id="ct601015488"/><text:change-start text:change-id="ct601015648"/>Asynchronous Calls<text:change-end text:change-id="ct601015648"/><text:change-start text:change-id="ct601016112"/></text:h>
      <text:p text:style-name="Body">The JAX-RS client API supports the concept of asynchronous calls which return a java.util.concurrent.Future<text:change-end text:change-id="ct601016112"/><text:change-start text:change-id="ct601016240"/>. Future is a type with very limited capabilities<text:change-end text:change-id="ct601016240"/><text:change-start text:change-id="ct601016656"/>, and it is impossible to use in a truly asynchronous way. As a result <text:soft-page-break/>the JAX-RS client API provid<text:change-end text:change-id="ct601016656"/><text:change-start text:change-id="ct601016784"/>es<text:change-end text:change-id="ct601016784"/><text:change-start text:change-id="ct601017424"/> a mechanism to register a callback on asynchronous calls, called the InvocationCallback. As OSGi promises provide a much better asynchronous programming model than Java Futures the JAX-RS whiteboard should offer a simple mechanism to obtain a promise from the JAX-RS client.</text:p>
      <text:p text:style-name="Body">Due to the way in which JAX-RS infers return types, the InvocationCallback must have a concrete generic type at compilation time, and cannot be a wildcard. Therefore the proposed mechanism for obtaining a Promise is:</text:p>
      <text:p text:style-name="P29">Client client = ClientBuilder.newClient();</text:p>
      <text:p text:style-name="P29">PromiseHandler&lt;String&gt; handler = new PromiseHandler&lt;String&gt;{};</text:p>
      <text:p text:style-name="P27"/>
      <text:p text:style-name="P27">client.target(REST_SERVICE_URL)</text:p>
      <text:p text:style-name="P27"><text:tab/>.path("/foo”)</text:p>
      <text:p text:style-name="P27"><text:tab/>.path(“/{name}")</text:p>
      <text:p text:style-name="P27"><text:tab/>.resolveTemplate("name", buzz)</text:p>
      <text:p text:style-name="P27"><text:tab/>.request()</text:p>
      <text:p text:style-name="P27"><text:tab/>.async()</text:p>
      <text:p text:style-name="P27"><text:tab/>.get(handler);</text:p>
      <text:p text:style-name="P27"/>
      <text:p text:style-name="P27">Promise&lt;String&gt; result = handler.getPromise();</text:p>
      <text:p text:style-name="P26"/>
      <text:h text:style-name="Heading_20_2" text:outline-level="2"><text:change-end text:change-id="ct601017424"/><text:change-start text:change-id="ct601020768"/>Implementation Provided Capabilities</text:h>
      <text:p text:style-name="Body">The JAX-RS whiteboard implementation must define the following capabilities, including any <text:span text:style-name="T11">additional</text:span> static attributes:</text:p>
      <text:list xml:id="list4949247777289998635" text:style-name="L3">
        <text:list-item>
          <text:p text:style-name="P64">osgi.service;objectClass:List&lt;String&gt;=”org.osgi.service.jaxrs.runtime.JaxRSServiceRuntime”</text:p>
        </text:list-item>
        <text:list-item>
          <text:p text:style-name="P64">osgi.implementation;osgi.implementation=”osgi.jaxrs”;version:Version=”1.0”</text:p>
        </text:list-item>
      </text:list>
      <text:p text:style-name="Body">Also, if the whiteboard implemenation includes the JAX-RS API then it must also advertise the JavaJAXRS contract </text:p>
      <text:p text:style-name="P28">osgi.contract;osgi.contract=JavaJAXRS;version:List&lt;Version&gt;=”1.1,2.0”</text:p>
      <text:p text:style-name="Body"><text:change-end text:change-id="ct601020768"/></text:p>
      <text:h text:style-name="P59" text:outline-level="1"><text:bookmark-start text:name="__RefHeading__47371_1439841644"/><text:soft-page-break/>Data Transfer Objects<text:bookmark-end text:name="__RefHeading__47371_1439841644"/></text:h>
      <text:p text:style-name="Body">This RFC defines an API to retrieve administrative information from the JAX-RS Whiteboard Service implementation. The JaxRSServiceRuntime service is introduced and can be called to obtain various DTOs. </text:p>
      <text:p text:style-name="P31">The DTOs for the various services contain the field serviceId. In the case of whiteboard services this value is the value of the service.id property of the corresponding service registration. In the case of a clash, e.g. two services registered with the same path, only the service with the highest ranking is used. The service(s) with the lower ranking(s) are unused. The JAX-RS Service Runtime provides DTOs for those unused services as well as failures when using a service, for example like an exception thrown when obtaining the service, in order to find setup problems. </text:p>
      <text:h text:style-name="Heading_20_2" text:outline-level="2"><text:bookmark-start text:name="__RefHeading__47375_1439841644"/><text:change-start text:change-id="ct601023520"/>The Runtime DTO<text:bookmark-end text:name="__RefHeading__47375_1439841644"/></text:h>
      <text:p text:style-name="P2"><text:change-end text:change-id="ct601023520"/><text:change text:change-id="ct601023616"/><text:change-start text:change-id="ct601023776"/></text:p>
      <text:p text:style-name="Body">The RuntimeDTO is the root DTO representing the <text:change-end text:change-id="ct601023776"/><text:change-start text:change-id="ct601023904"/>state of the JAX RS <text:change-end text:change-id="ct601023904"/><text:change-start text:change-id="ct601024032"/>Whiteboard<text:change-end text:change-id="ct601024032"/><text:change-start text:change-id="ct601024160"/>. The DTO provides a snapshot of the system at the point where the DTO is generated. It can be used to list<text:change-end text:change-id="ct601024160"/><text:change-start text:change-id="ct601024288"/> the available JAX-RS resources<text:change-end text:change-id="ct601024288"/><text:change-start text:change-id="ct601024416"/>, filters and interceptors. In addition <text:change-end text:change-id="ct601024416"/><text:change-start text:change-id="ct601024544"/>the DTO provides inf<text:change-end text:change-id="ct601024544"/><text:change-start text:change-id="ct601024672"/>ormation about resources, filters and interceptors that have failed in some <text:change-end text:change-id="ct601024672"/><text:change-start text:change-id="ct601024800"/>way.<text:change-end text:change-id="ct601024800"/><text:change-start text:change-id="ct601025328"/></text:p>
      <text:h text:style-name="Heading_20_2" text:outline-level="2"><text:bookmark-start text:name="__RefHeading__47378_1439841644"/>The RequestInfo DTO<text:bookmark-end text:name="__RefHeading__47378_1439841644"/></text:h>
      <text:p text:style-name="Body"><text:change-end text:change-id="ct601025328"/><text:change-start text:change-id="ct601025456"/>The RequestInfo DTO provides information about which resource will be called for a given URI, and which filters and interceptors will participate in the invocation chain<text:change-end text:change-id="ct601025456"/><text:change-start text:change-id="ct601025904"/>. This can be used to diagnose issues, and to help with configuring <text:span text:style-name="T11">additional</text:span> parts in a<text:change-end text:change-id="ct601025904"/><text:change-start text:change-id="ct601026032"/>n active system.<text:change-end text:change-id="ct601026032"/></text:p>
      <text:h text:style-name="P59" text:outline-level="1">Javadoc</text:h>
      <text:p text:style-name="P3"><text:change text:change-id="ct601026128"/></text:p>
      <text:change-start text:change-id="ct601022944"/>
      <text:section text:style-name="Sect1" text:name="JavaDoc" text:protected="true">
        <text:section-source xlink:href="../jaxrs-whiteboard-javadoc.rtf" text:filter-name="Rich Text Format"/>
        <text:p text:style-name="P35">OSGi Javadoc</text:p>
        <text:p text:style-name="P77">12/18/15 2:00 PM</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81"><text:span text:style-name="Summary_20_Heading_20_Font">Package Summary</text:span></text:p>
            </table:table-cell>
            <table:covered-table-cell/>
            <table:table-cell table:style-name="Table6.A1" office:value-type="string">
              <text:p text:style-name="P82"><text:span text:style-name="Page_20_Reference_20_Font"><text:span text:style-name="T17">Page</text:span></text:span></text:p>
            </table:table-cell>
          </table:table-row>
          <table:table-row table:style-name="Table6.1">
            <table:table-cell table:style-name="Table6.A2" office:value-type="string">
              <text:p text:style-name="P83"><text:a xlink:type="simple" xlink:href="#r3"><text:span text:style-name="T22">org.osgi.service.jaxrs.runtime</text:span></text:a></text:p>
            </table:table-cell>
            <table:table-cell table:style-name="Table6.A2" office:value-type="string">
              <text:p text:style-name="P84">Http Runtime Package Version 1.0.</text:p>
            </table:table-cell>
            <table:table-cell table:style-name="Table6.A2" office:value-type="string">
              <text:p text:style-name="P82"><text:span text:style-name="Page_20_Reference_20_Font"><text:bookmark-ref text:reference-format="page" text:ref-name="r3">19</text:bookmark-ref></text:span></text:p>
            </table:table-cell>
          </table:table-row>
          <table:table-row table:style-name="Table6.1">
            <table:table-cell table:style-name="Table6.A3" office:value-type="string">
              <text:p text:style-name="P83"><text:a xlink:type="simple" xlink:href="#r10"><text:span text:style-name="T22">org.osgi.service.jaxrs.runtime.dto</text:span></text:a></text:p>
            </table:table-cell>
            <table:table-cell table:style-name="Table6.A3" office:value-type="string">
              <text:p text:style-name="P84">Http Runtime DTO Package Version 1.0.</text:p>
            </table:table-cell>
            <table:table-cell table:style-name="Table6.A3" office:value-type="string">
              <text:p text:style-name="P82"><text:span text:style-name="Page_20_Reference_20_Font"><text:bookmark-ref text:reference-format="page" text:ref-name="r10">22</text:bookmark-ref></text:span></text:p>
            </table:table-cell>
          </table:table-row>
          <table:table-row table:style-name="Table6.1">
            <table:table-cell table:style-name="Table6.A3" office:value-type="string">
              <text:p text:style-name="P83"><text:a xlink:type="simple" xlink:href="#r61"><text:span text:style-name="T22">org.osgi.service.jaxrs.whiteboard</text:span></text:a></text:p>
            </table:table-cell>
            <table:table-cell table:style-name="Table6.A3" office:value-type="string">
              <text:p text:style-name="P84">Http Whiteboard Package Version 1.0.</text:p>
            </table:table-cell>
            <table:table-cell table:style-name="Table6.A3" office:value-type="string">
              <text:p text:style-name="P82"><text:span text:style-name="Page_20_Reference_20_Font"><text:bookmark-ref text:reference-format="page" text:ref-name="r61">53</text:bookmark-ref></text:span></text:p>
            </table:table-cell>
          </table:table-row>
        </table:table>
        <text:p text:style-name="P36"><text:bookmark text:name="r3"/>Package org.osgi.service.jaxrs.runtime</text:p>
        <text:p text:style-name="P96"><text:span text:style-name="Code_20_Small">@org.osgi.annotation.versioning.Version(value="1.0")</text:span></text:p>
        <text:p text:style-name="P97">Http Runtime Package Version 1.0.</text:p>
        <text:p text:style-name="P98">See:</text:p>
        <text:p text:style-name="P101"><text:a xlink:type="simple" xlink:href="#r2"><text:span text:style-name="T22">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90"><text:span text:style-name="Summary_20_Heading_20_Font1">Interface Summary</text:span></text:p>
            </table:table-cell>
            <table:covered-table-cell/>
            <table:table-cell table:style-name="Table8.A1" office:value-type="string">
              <text:p text:style-name="P91"><text:span text:style-name="Page_20_Reference_20_Font">Page</text:span></text:p>
            </table:table-cell>
          </table:table-row>
          <table:table-row table:style-name="Table8.1">
            <table:table-cell table:style-name="Table8.A2" office:value-type="string">
              <text:p text:style-name="P83"><text:a xlink:type="simple" xlink:href="#r6"><text:span text:style-name="T24">JaxRSServiceRuntime</text:span></text:a></text:p>
            </table:table-cell>
            <table:table-cell table:style-name="Table8.A2" office:value-type="string">
              <text:p text:style-name="P85">The HttpServiceRuntime service represents the runtime information of an Http Whiteboard implementation.</text:p>
            </table:table-cell>
            <table:table-cell table:style-name="Table8.A2" office:value-type="string">
              <text:p text:style-name="P86"><text:span text:style-name="Page_20_Reference_20_Font"><text:span text:style-name="T30"><text:bookmark-ref text:reference-format="page" text:ref-name="r6">20</text:bookmark-ref></text:span></text:span></text:p>
            </table:table-cell>
          </table:table-row>
        </table:table>
        <text:p text:style-name="P72"/>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92"><text:span text:style-name="Summary_20_Heading_20_Font1"><text:span text:style-name="T10">Class Summary</text:span></text:span></text:p>
            </table:table-cell>
            <table:covered-table-cell/>
            <table:table-cell table:style-name="Table9.A1" office:value-type="string">
              <text:p text:style-name="P93"><text:span text:style-name="Page_20_Reference_20_Font"><text:span text:style-name="T13">Page</text:span></text:span></text:p>
            </table:table-cell>
          </table:table-row>
          <table:table-row table:style-name="Table9.1">
            <table:table-cell table:style-name="Table9.A2" office:value-type="string">
              <text:p text:style-name="P83"><text:a xlink:type="simple" xlink:href="#r8"><text:span text:style-name="T22">JaxRSServiceRuntimeConstants</text:span></text:a></text:p>
            </table:table-cell>
            <table:table-cell table:style-name="Table9.A2" office:value-type="string">
              <text:p text:style-name="P87">Defines standard names for Http Runtime Service constants.</text:p>
            </table:table-cell>
            <table:table-cell table:style-name="Table9.A2" office:value-type="string">
              <text:p text:style-name="P88"><text:span text:style-name="Page_20_Reference_20_Font"><text:span text:style-name="T10"><text:bookmark-ref text:reference-format="page" text:ref-name="r8">21</text:bookmark-ref></text:span></text:span></text:p>
            </table:table-cell>
          </table:table-row>
        </table:table>
        <text:p text:style-name="P107"><text:bookmark text:name="r2"/>Package org.osgi.service.jaxrs.runtime Description</text:p>
        <text:p text:style-name="P108">Http Runtime Package Version 1.0.</text:p>
        <text:p text:style-name="P108">Bundles wishing to use this package must list the package in the Import-Package header of the bundle's manifest. This package has two types of users: the consumers that use the API in this package and the providers that implement the API in this package.</text:p>
        <text:p text:style-name="P108">Example import for consumers using the API in this package:</text:p>
        <text:p text:style-name="P109"><text:span text:style-name="Code1">Import-Package: org.osgi.service.http.runtime; version="[1.0,2.0)"</text:span></text:p>
        <text:p text:style-name="P108">Example import for providers implementing the API in this package:</text:p>
        <text:p text:style-name="P74"><text:span text:style-name="Code1">Import-Package: org.osgi.service.http.runtime; version="[1.0,1.1)"</text:span></text:p>
        <text:p text:style-name="P39"><text:bookmark text:name="r6"/>Interface JaxRSServiceRuntime</text:p>
        <text:p text:style-name="P110"><text:a xlink:type="simple" xlink:href="#r3"><text:span text:style-name="T25">org.osgi.service.jaxrs.runtime</text:span></text:a></text:p>
        <text:p text:style-name="P99"/>
        <text:p text:style-name="P113"><text:span text:style-name="Code_20_Small1">@org.osgi.annotation.versioning.ProviderType<text:line-break/></text:span><text:span text:style-name="Code2">public interface </text:span><text:span text:style-name="Code2"><text:span text:style-name="T17">JaxRSServiceRuntime</text:span></text:span></text:p>
        <text:p text:style-name="P108">The HttpServiceRuntime service represents the runtime information of an Http Whiteboard implementation.</text:p>
        <text:p text:style-name="P108">It provides access to DTOs representing the current state of the service.</text:p>
        <text:p text:style-name="P78"><text:span text:style-name="T18">The HttpServiceRuntime service must be registered with the </text:span><text:a xlink:type="simple" xlink:href="#r7"><text:span text:style-name="Code2"><text:span text:style-name="T26">JaxRSServiceRuntimeConstants.JAX_RS_SERVICE_ENDPOINT</text:span></text:span></text:a><text:span text:style-name="Default_20_Paragraph_20_Font"><text:span text:style-name="T18"> service property.</text:span></text:span></text:p>
        <text:p text:style-name="P111">ThreadSafe</text:p>
        <text:p text:style-name="P114"/>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15"><text:span text:style-name="Summary_20_Heading_20_Font2"><text:span text:style-name="T10">Method Summary</text:span></text:span></text:p>
            </table:table-cell>
            <table:covered-table-cell/>
            <table:table-cell table:style-name="Table11.A1" office:value-type="string">
              <text:p text:style-name="P116"><text:span text:style-name="Page_20_Reference_20_Font"><text:span text:style-name="T13">Page</text:span></text:span></text:p>
            </table:table-cell>
          </table:table-row>
          <table:table-row table:style-name="Table11.1">
            <table:table-cell table:style-name="Table11.A2" office:value-type="string">
              <text:p text:style-name="P117"><text:a xlink:type="simple" xlink:href="#r41"><text:span text:style-name="Code_20_Small1"><text:span text:style-name="T26">RequestInfoDTO</text:span></text:span></text:a></text:p>
            </table:table-cell>
            <table:table-cell table:style-name="Table11.A2" office:value-type="string">
              <text:p text:style-name="P121"><text:a xlink:type="simple" xlink:href="#r5"><text:span text:style-name="Code2"><text:span text:style-name="T27">calculateRequestInfoDTO</text:span></text:span></text:a><text:span text:style-name="Code2"><text:span text:style-name="T10">(String path)</text:span></text:span></text:p>
              <text:p text:style-name="P122">Return a request info DTO containing the services involved with processing a request for the specified path.</text:p>
            </table:table-cell>
            <table:table-cell table:style-name="Table11.C2" office:value-type="string">
              <text:p text:style-name="P118"><text:span text:style-name="Page_20_Reference_20_Font"><text:span text:style-name="T10"><text:bookmark-ref text:reference-format="page" text:ref-name="r5">20</text:bookmark-ref></text:span></text:span></text:p>
            </table:table-cell>
          </table:table-row>
          <table:table-row table:style-name="Table11.1">
            <table:table-cell table:style-name="Table11.A3" office:value-type="string">
              <text:p text:style-name="P117"><text:a xlink:type="simple" xlink:href="#r59"><text:span text:style-name="Code_20_Small1"><text:span text:style-name="T26">RuntimeDTO</text:span></text:span></text:a></text:p>
            </table:table-cell>
            <table:table-cell table:style-name="Table11.A3" office:value-type="string">
              <text:p text:style-name="P121"><text:a xlink:type="simple" xlink:href="#r4"><text:span text:style-name="Code2"><text:span text:style-name="T27">getRuntimeDTO</text:span></text:span></text:a><text:span text:style-name="Code2"><text:span text:style-name="T10">()</text:span></text:span></text:p>
              <text:p text:style-name="P122">Return the runtime DTO representing the current state.</text:p>
            </table:table-cell>
            <table:table-cell table:style-name="Table11.C3" office:value-type="string">
              <text:p text:style-name="P118"><text:span text:style-name="Page_20_Reference_20_Font"><text:span text:style-name="T10"><text:bookmark-ref text:reference-format="page" text:ref-name="r4">20</text:bookmark-ref></text:span></text:span></text:p>
            </table:table-cell>
          </table:table-row>
        </table:table>
        <text:p text:style-name="P52">Method Detail</text:p>
        <text:p text:style-name="P55"><text:bookmark text:name="r4"/>getRuntimeDTO</text:p>
        <text:p text:style-name="P79"><text:a xlink:type="simple" xlink:href="#r59"><text:span text:style-name="Code2"><text:span text:style-name="T26">RuntimeDTO</text:span></text:span></text:a><text:span text:style-name="Code2"> </text:span><text:span text:style-name="Code2"><text:span text:style-name="T17">getRuntimeDTO</text:span></text:span><text:span text:style-name="Code2">()</text:span></text:p>
        <text:p text:style-name="P102">Return the runtime DTO representing the current state.</text:p>
        <text:p text:style-name="P103">Returns:</text:p>
        <text:p text:style-name="P125">The runtime DTO.</text:p>
        <text:p text:style-name="P127"/>
        <text:p text:style-name="P54"><text:bookmark text:name="r5"/>calculateRequestInfoDTO</text:p>
        <text:p text:style-name="P79"><text:a xlink:type="simple" xlink:href="#r41"><text:span text:style-name="Code2"><text:span text:style-name="T26">RequestInfoDTO</text:span></text:span></text:a><text:span text:style-name="Code2"> </text:span><text:span text:style-name="Code2"><text:span text:style-name="T17">calculateRequestInfoDTO</text:span></text:span><text:span text:style-name="Code2">(String path)</text:span></text:p>
        <text:p text:style-name="P102">Return a request info DTO containing the services involved with processing a request for the specified path.</text:p>
        <text:p text:style-name="P103">Parameters:</text:p>
        <text:p text:style-name="P126"><text:span text:style-name="Code2">path</text:span><text:span text:style-name="Default_20_Paragraph_20_Font"><text:span text:style-name="T18"> - The request path, relative to the root of the JAX-RS Whiteboard implementation.</text:span></text:span></text:p>
        <text:p text:style-name="P103">Returns:</text:p>
        <text:p text:style-name="P125">The request info DTO for the specified path.</text:p>
        <text:p text:style-name="P40"><text:bookmark text:name="r8"/>Class JaxRSServiceRuntimeConstants</text:p>
        <text:p text:style-name="P110"><text:a xlink:type="simple" xlink:href="#r3"><text:span text:style-name="T25">org.osgi.service.jaxrs.runtime</text:span></text:a></text:p>
        <text:p text:style-name="P100"><text:span text:style-name="Code2">java.lang.Object</text:span></text:p>
        <text:p text:style-name="P75"><text:span text:style-name="Code2">  </text:span><text:span text:style-name="Code2"><draw:frame draw:style-name="fr3" text:anchor-type="as-char" svg:width="0.397cm" svg:height="0.37cm" draw:z-index="18"><draw:image xlink:href="Pictures/100002000000000F0000000E443DCD33.png" xlink:type="simple" xlink:show="embed" xlink:actuate="onLoad"/></draw:frame></text:span><text:span text:style-name="Code2"><text:span text:style-name="T17">org.osgi.service.jaxrs.runtime.JaxRSServiceRuntimeConstants</text:span></text:span></text:p>
        <text:p text:style-name="P99"/>
        <text:p text:style-name="P128"><text:span text:style-name="Code2">final public class </text:span><text:span text:style-name="Code2"><text:span text:style-name="T17">JaxRSServiceRuntimeConstants</text:span></text:span></text:p>
        <text:p text:style-name="P79"><text:span text:style-name="Code2">extends Object</text:span></text:p>
        <text:p text:style-name="P76">Defines standard names for Http Runtime Service constants.</text:p>
        <text:p text:style-name="P114"/>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15"><text:span text:style-name="Summary_20_Heading_20_Font2"><text:span text:style-name="T10">Field Summary</text:span></text:span></text:p>
            </table:table-cell>
            <table:covered-table-cell/>
            <table:table-cell table:style-name="Table13.A1" office:value-type="string">
              <text:p text:style-name="P116"><text:span text:style-name="Page_20_Reference_20_Font"><text:span text:style-name="T13">Page</text:span></text:span></text:p>
            </table:table-cell>
          </table:table-row>
          <table:table-row table:style-name="Table13.1">
            <table:table-cell table:style-name="Table13.A2" office:value-type="string">
              <text:p text:style-name="P119"><text:span text:style-name="Code_20_Small1"><text:span text:style-name="T10">static String</text:span></text:span></text:p>
            </table:table-cell>
            <table:table-cell table:style-name="Table13.A2" office:value-type="string">
              <text:p text:style-name="P121"><text:a xlink:type="simple" xlink:href="#r7"><text:span text:style-name="Code2"><text:span text:style-name="T27">JAX_RS_SERVICE_ENDPOINT</text:span></text:span></text:a></text:p>
              <text:p text:style-name="P122">JAX-RS Runtime Service service property specifying the endpoints upon which the JAX-RS implementation is available.</text:p>
            </table:table-cell>
            <table:table-cell table:style-name="Table13.C2" office:value-type="string">
              <text:p text:style-name="P118"><text:span text:style-name="Page_20_Reference_20_Font"><text:span text:style-name="T10"><text:bookmark-ref text:reference-format="page" text:ref-name="r7">21</text:bookmark-ref></text:span></text:span></text:p>
            </table:table-cell>
          </table:table-row>
        </table:table>
        <text:p text:style-name="P52">Field Detail</text:p>
        <text:p text:style-name="P55"><text:bookmark text:name="r7"/>JAX_RS_SERVICE_ENDPOINT</text:p>
        <text:p text:style-name="P79"><text:span text:style-name="Code2">public static final String </text:span><text:span text:style-name="Code2"><text:span text:style-name="T17">JAX_RS_SERVICE_ENDPOINT</text:span></text:span><text:span text:style-name="Code2"> = "osgi.jaxrs.endpoint"</text:span></text:p>
        <text:p text:style-name="P104">JAX-RS Runtime Service service property specifying the endpoints upon which the JAX-RS implementation is available.</text:p>
        <text:p text:style-name="P105"><text:span text:style-name="T18">An endpoint value is a URL or a relative path, to which the JAX-RS Whiteboard implementation is listening. For example, </text:span><text:span text:style-name="Code2">http://192.168.1.10:8080/</text:span><text:span text:style-name="Default_20_Paragraph_20_Font"><text:span text:style-name="T18"> or </text:span></text:span><text:span text:style-name="Code2">/myapp/</text:span><text:span text:style-name="Default_20_Paragraph_20_Font"><text:span text:style-name="T18">. A relative path may be used if the scheme and authority parts of the URL are not known, e.g. if a bridged Http Whiteboard implementation is used. If the JAX-RS Whiteboard implementation is serving the root context and neither scheme nor authority is known, the value of the property is "/". Both, a URL and a relative path, must end with a slash.</text:span></text:span></text:p>
        <text:p text:style-name="P104">A JAX-RS Whiteboard implementation can be listening on multiple endpoints.</text:p>
        <text:p text:style-name="P101"><text:span text:style-name="T18">The value of this service property must be of type </text:span><text:span text:style-name="Code2">String</text:span><text:span text:style-name="Default_20_Paragraph_20_Font"><text:span text:style-name="T18">, </text:span></text:span><text:span text:style-name="Code2">String[]</text:span><text:span text:style-name="Default_20_Paragraph_20_Font"><text:span text:style-name="T18">, or </text:span></text:span><text:span text:style-name="Code2">Collection&lt;String&gt;</text:span><text:span text:style-name="Default_20_Paragraph_20_Font"><text:span text:style-name="T18">.</text:span></text:span></text:p>
        <text:p text:style-name="P37"><text:bookmark text:name="r10"/>Package org.osgi.service.jaxrs.runtime.dto</text:p>
        <text:p text:style-name="P96"><text:span text:style-name="Code_20_Small">@org.osgi.annotation.versioning.Version(value="1.0")</text:span></text:p>
        <text:p text:style-name="P97">Http Runtime DTO Package Version 1.0.</text:p>
        <text:p text:style-name="P98">See:</text:p>
        <text:p text:style-name="P101"><text:a xlink:type="simple" xlink:href="#r9"><text:span text:style-name="T22">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0"><text:span text:style-name="Summary_20_Heading_20_Font1">Class Summary</text:span></text:p>
            </table:table-cell>
            <table:covered-table-cell/>
            <table:table-cell table:style-name="Table15.A1" office:value-type="string">
              <text:p text:style-name="P91"><text:span text:style-name="Page_20_Reference_20_Font">Page</text:span></text:p>
            </table:table-cell>
          </table:table-row>
          <table:table-row table:style-name="Table15.1">
            <table:table-cell table:style-name="Table15.A2" office:value-type="string">
              <text:p text:style-name="P83"><text:a xlink:type="simple" xlink:href="#r15"><text:span text:style-name="T22">DTOConstants</text:span></text:a></text:p>
            </table:table-cell>
            <table:table-cell table:style-name="Table15.A2" office:value-type="string">
              <text:p text:style-name="P85">Defines standard constants for the DTOs.</text:p>
            </table:table-cell>
            <table:table-cell table:style-name="Table15.A2" office:value-type="string">
              <text:p text:style-name="P86"><text:span text:style-name="Page_20_Reference_20_Font"><text:span text:style-name="T30"><text:bookmark-ref text:reference-format="page" text:ref-name="r15">27</text:bookmark-ref></text:span></text:span></text:p>
            </table:table-cell>
          </table:table-row>
          <table:table-row table:style-name="Table15.1">
            <table:table-cell table:style-name="Table15.A3" office:value-type="string">
              <text:p text:style-name="P83"><text:a xlink:type="simple" xlink:href="#r18"><text:span text:style-name="T22">FailedFilterDTO</text:span></text:a></text:p>
            </table:table-cell>
            <table:table-cell table:style-name="Table15.A3" office:value-type="string">
              <text:p text:style-name="P85">Represents a JAX-RS Filter service which is currently not being used due to a problem.</text:p>
            </table:table-cell>
            <table:table-cell table:style-name="Table15.A3" office:value-type="string">
              <text:p text:style-name="P86"><text:span text:style-name="Page_20_Reference_20_Font"><text:span text:style-name="T30"><text:bookmark-ref text:reference-format="page" text:ref-name="r18">29</text:bookmark-ref></text:span></text:span></text:p>
            </table:table-cell>
          </table:table-row>
          <table:table-row table:style-name="Table15.1">
            <table:table-cell table:style-name="Table15.A3" office:value-type="string">
              <text:p text:style-name="P83"><text:a xlink:type="simple" xlink:href="#r21"><text:span text:style-name="T22">FailedInterceptorDTO</text:span></text:a></text:p>
            </table:table-cell>
            <table:table-cell table:style-name="Table15.A3" office:value-type="string">
              <text:p text:style-name="P85">Represents a JAX-RS Interceptor service that is currently not being used by a servlet context due to a problem.</text:p>
            </table:table-cell>
            <table:table-cell table:style-name="Table15.A3" office:value-type="string">
              <text:p text:style-name="P86"><text:span text:style-name="Page_20_Reference_20_Font"><text:span text:style-name="T30"><text:bookmark-ref text:reference-format="page" text:ref-name="r21">31</text:bookmark-ref></text:span></text:span></text:p>
            </table:table-cell>
          </table:table-row>
          <table:table-row table:style-name="Table15.1">
            <table:table-cell table:style-name="Table15.A3" office:value-type="string">
              <text:p text:style-name="P83"><text:a xlink:type="simple" xlink:href="#r24"><text:span text:style-name="T22">FailedResourceDTO</text:span></text:a></text:p>
            </table:table-cell>
            <table:table-cell table:style-name="Table15.A3" office:value-type="string">
              <text:p text:style-name="P85">Represents a JAX-RS service which is currently not being used due to a problem.</text:p>
            </table:table-cell>
            <table:table-cell table:style-name="Table15.A3" office:value-type="string">
              <text:p text:style-name="P86"><text:span text:style-name="Page_20_Reference_20_Font"><text:span text:style-name="T30"><text:bookmark-ref text:reference-format="page" text:ref-name="r24">33</text:bookmark-ref></text:span></text:span></text:p>
            </table:table-cell>
          </table:table-row>
          <table:table-row table:style-name="Table15.1">
            <table:table-cell table:style-name="Table15.A3" office:value-type="string">
              <text:p text:style-name="P83"><text:a xlink:type="simple" xlink:href="#r29"><text:span text:style-name="T22">FilterDTO</text:span></text:a></text:p>
            </table:table-cell>
            <table:table-cell table:style-name="Table15.A3" office:value-type="string">
              <text:p text:style-name="P83"><text:span text:style-name="T19">Represents a JAX-RS Filter service currently being hosted by the </text:span><text:a xlink:type="simple" xlink:href="#r6"><text:span text:style-name="Code1"><text:span text:style-name="T28">JaxRSServiceRuntime</text:span></text:span></text:a></text:p>
            </table:table-cell>
            <table:table-cell table:style-name="Table15.A3" office:value-type="string">
              <text:p text:style-name="P86"><text:span text:style-name="Page_20_Reference_20_Font"><text:span text:style-name="T30"><text:bookmark-ref text:reference-format="page" text:ref-name="r29">35</text:bookmark-ref></text:span></text:span></text:p>
            </table:table-cell>
          </table:table-row>
          <table:table-row table:style-name="Table15.1">
            <table:table-cell table:style-name="Table15.A3" office:value-type="string">
              <text:p text:style-name="P83"><text:a xlink:type="simple" xlink:href="#r34"><text:span text:style-name="T22">InterceptorDTO</text:span></text:a></text:p>
            </table:table-cell>
            <table:table-cell table:style-name="Table15.A3" office:value-type="string">
              <text:p text:style-name="P83"><text:span text:style-name="T19">Represents a JAX-RS Interceptor service currently being hosted by the </text:span><text:a xlink:type="simple" xlink:href="#r6"><text:span text:style-name="Code1"><text:span text:style-name="T28">JaxRSServiceRuntime</text:span></text:span></text:a></text:p>
            </table:table-cell>
            <table:table-cell table:style-name="Table15.A3" office:value-type="string">
              <text:p text:style-name="P86"><text:span text:style-name="Page_20_Reference_20_Font"><text:span text:style-name="T30"><text:bookmark-ref text:reference-format="page" text:ref-name="r34">38</text:bookmark-ref></text:span></text:span></text:p>
            </table:table-cell>
          </table:table-row>
          <table:table-row table:style-name="Table15.1">
            <table:table-cell table:style-name="Table15.A3" office:value-type="string">
              <text:p text:style-name="P83"><text:a xlink:type="simple" xlink:href="#r41"><text:span text:style-name="T22">RequestInfoDTO</text:span></text:a></text:p>
            </table:table-cell>
            <table:table-cell table:style-name="Table15.A3" office:value-type="string">
              <text:p text:style-name="P85">Represents the services used to process a specific request.</text:p>
            </table:table-cell>
            <table:table-cell table:style-name="Table15.A3" office:value-type="string">
              <text:p text:style-name="P86"><text:span text:style-name="Page_20_Reference_20_Font"><text:span text:style-name="T30"><text:bookmark-ref text:reference-format="page" text:ref-name="r41">41</text:bookmark-ref></text:span></text:span></text:p>
            </table:table-cell>
          </table:table-row>
          <table:table-row table:style-name="Table15.1">
            <table:table-cell table:style-name="Table15.A3" office:value-type="string">
              <text:p text:style-name="P83"><text:a xlink:type="simple" xlink:href="#r47"><text:span text:style-name="T22">ResourceDTO</text:span></text:a></text:p>
            </table:table-cell>
            <table:table-cell table:style-name="Table15.A3" office:value-type="string">
              <text:p text:style-name="P85">Represents common information about a JAX-RS resource service.</text:p>
            </table:table-cell>
            <table:table-cell table:style-name="Table15.A3" office:value-type="string">
              <text:p text:style-name="P86"><text:span text:style-name="Page_20_Reference_20_Font"><text:span text:style-name="T30"><text:bookmark-ref text:reference-format="page" text:ref-name="r47">44</text:bookmark-ref></text:span></text:span></text:p>
            </table:table-cell>
          </table:table-row>
          <table:table-row table:style-name="Table15.1">
            <table:table-cell table:style-name="Table15.A3" office:value-type="string">
              <text:p text:style-name="P83"><text:a xlink:type="simple" xlink:href="#r49"><text:span text:style-name="T22">ResourceMethodInfoDTO</text:span></text:a></text:p>
            </table:table-cell>
            <table:table-cell table:style-name="Table15.A3" office:value-type="string">
              <text:p text:style-name="P85">Represents information about a JAX-RS resource method.</text:p>
            </table:table-cell>
            <table:table-cell table:style-name="Table15.A3" office:value-type="string">
              <text:p text:style-name="P86"><text:span text:style-name="Page_20_Reference_20_Font"><text:span text:style-name="T30"><text:bookmark-ref text:reference-format="page" text:ref-name="r49">47</text:bookmark-ref></text:span></text:span></text:p>
            </table:table-cell>
          </table:table-row>
          <table:table-row table:style-name="Table15.1">
            <table:table-cell table:style-name="Table15.A3" office:value-type="string">
              <text:p text:style-name="P83"><text:a xlink:type="simple" xlink:href="#r59"><text:span text:style-name="T22">RuntimeDTO</text:span></text:a></text:p>
            </table:table-cell>
            <table:table-cell table:style-name="Table15.A3" office:value-type="string">
              <text:p text:style-name="P85">Represents the state of a Http Service Runtime.</text:p>
            </table:table-cell>
            <table:table-cell table:style-name="Table15.A3" office:value-type="string">
              <text:p text:style-name="P86"><text:span text:style-name="Page_20_Reference_20_Font"><text:span text:style-name="T30"><text:bookmark-ref text:reference-format="page" text:ref-name="r59">49</text:bookmark-ref></text:span></text:span></text:p>
            </table:table-cell>
          </table:table-row>
        </table:table>
        <text:p text:style-name="P107"><text:bookmark text:name="r9"/><text:soft-page-break/>Package org.osgi.service.jaxrs.runtime.dto Description</text:p>
        <text:p text:style-name="P108">Http Runtime DTO Package Version 1.0.</text:p>
        <text:p text:style-name="P108">Bundles wishing to use this package must list the package in the Import-Package header of the bundle's manifest. This package has two types of users: the consumers that use the API in this package and the providers that implement the API in this package.</text:p>
        <text:p text:style-name="P108">Example import for consumers using the API in this package:</text:p>
        <text:p text:style-name="P109"><text:span text:style-name="Code1">Import-Package: org.osgi.service.http.runtime.dto; version="[1.0,2.0)"</text:span></text:p>
        <text:p text:style-name="P108">Example import for providers implementing the API in this package:</text:p>
        <text:p text:style-name="P74"><text:soft-page-break/><text:span text:style-name="Code1">Import-Package: org.osgi.service.http.runtime.dto; version="[1.0,1.1)"</text:span></text:p>
        <text:p text:style-name="P41"><text:bookmark text:name="r15"/>Class DTOConstants</text:p>
        <text:p text:style-name="P110"><text:a xlink:type="simple" xlink:href="#r10"><text:span text:style-name="T25">org.osgi.service.jaxrs.runtime.dto</text:span></text:a></text:p>
        <text:p text:style-name="P100"><text:span text:style-name="Code2">java.lang.Object</text:span></text:p>
        <text:p text:style-name="P75"><text:span text:style-name="Code2">  </text:span><text:span text:style-name="Code2"><draw:frame draw:style-name="fr3" draw:name="graphics2" text:anchor-type="as-char" svg:width="0.397cm" svg:height="0.37cm" draw:z-index="0"><draw:image xlink:href="Pictures/100002000000000F0000000E443DCD33.png" xlink:type="simple" xlink:show="embed" xlink:actuate="onLoad"/></draw:frame></text:span><text:span text:style-name="Code2"><text:span text:style-name="T17">org.osgi.service.jaxrs.runtime.dto.DTOConstants</text:span></text:span></text:p>
        <text:p text:style-name="P99"/>
        <text:p text:style-name="P128"><text:span text:style-name="Code2">final public class </text:span><text:span text:style-name="Code2"><text:span text:style-name="T17">DTOConstants</text:span></text:span></text:p>
        <text:p text:style-name="P79"><text:span text:style-name="Code2">extends Object</text:span></text:p>
        <text:p text:style-name="P76">Defines standard constants for the DTOs. The error codes are defined to take the same values as used by the Http Service Whiteboard</text:p>
        <text:p text:style-name="P114"/>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5"><text:span text:style-name="Summary_20_Heading_20_Font2"><text:span text:style-name="T10">Field Summary</text:span></text:span></text:p>
            </table:table-cell>
            <table:covered-table-cell/>
            <table:table-cell table:style-name="Table17.A1" office:value-type="string">
              <text:p text:style-name="P116"><text:span text:style-name="Page_20_Reference_20_Font"><text:span text:style-name="T13">Page</text:span></text:span></text:p>
            </table:table-cell>
          </table:table-row>
          <table:table-row table:style-name="Table17.1">
            <table:table-cell table:style-name="Table17.A2" office:value-type="string">
              <text:p text:style-name="P119"><text:span text:style-name="Code_20_Small1"><text:span text:style-name="T10">static int</text:span></text:span></text:p>
            </table:table-cell>
            <table:table-cell table:style-name="Table17.A2" office:value-type="string">
              <text:p text:style-name="P121"><text:a xlink:type="simple" xlink:href="#r13"><text:span text:style-name="Code2"><text:span text:style-name="T27">FAILURE_REASON_SERVICE_NOT_GETTABLE</text:span></text:span></text:a></text:p>
              <text:p text:style-name="P123"><text:span text:style-name="T14">The service is registered in the service registry but getting the service fails as it returns </text:span><text:span text:style-name="Code2"><text:span text:style-name="T10">null</text:span></text:span><text:span text:style-name="Default_20_Paragraph_20_Font"><text:span text:style-name="T14">.</text:span></text:span></text:p>
            </table:table-cell>
            <table:table-cell table:style-name="Table17.C2" office:value-type="string">
              <text:p text:style-name="P118"><text:span text:style-name="Page_20_Reference_20_Font"><text:span text:style-name="T10"><text:bookmark-ref text:reference-format="page" text:ref-name="r13">27</text:bookmark-ref></text:span></text:span></text:p>
            </table:table-cell>
          </table:table-row>
          <table:table-row table:style-name="Table17.1">
            <table:table-cell table:style-name="Table17.A3" office:value-type="string">
              <text:p text:style-name="P119"><text:span text:style-name="Code_20_Small1"><text:span text:style-name="T10">static int</text:span></text:span></text:p>
            </table:table-cell>
            <table:table-cell table:style-name="Table17.A3" office:value-type="string">
              <text:p text:style-name="P121"><text:a xlink:type="simple" xlink:href="#r12"><text:span text:style-name="Code2"><text:span text:style-name="T27">FAILURE_REASON_SHADOWED_BY_OTHER_SERVICE</text:span></text:span></text:a></text:p>
              <text:p text:style-name="P122">Service is shadowed by another service.</text:p>
            </table:table-cell>
            <table:table-cell table:style-name="Table17.C3" office:value-type="string">
              <text:p text:style-name="P118"><text:span text:style-name="Page_20_Reference_20_Font"><text:span text:style-name="T10"><text:bookmark-ref text:reference-format="page" text:ref-name="r12">27</text:bookmark-ref></text:span></text:span></text:p>
            </table:table-cell>
          </table:table-row>
          <table:table-row table:style-name="Table17.1">
            <table:table-cell table:style-name="Table17.A3" office:value-type="string">
              <text:p text:style-name="P119"><text:span text:style-name="Code_20_Small1"><text:span text:style-name="T10">static int</text:span></text:span></text:p>
            </table:table-cell>
            <table:table-cell table:style-name="Table17.A3" office:value-type="string">
              <text:p text:style-name="P121"><text:a xlink:type="simple" xlink:href="#r11"><text:span text:style-name="Code2"><text:span text:style-name="T27">FAILURE_REASON_UNKNOWN</text:span></text:span></text:a></text:p>
              <text:p text:style-name="P122">Failure reason is unknown.</text:p>
            </table:table-cell>
            <table:table-cell table:style-name="Table17.C3" office:value-type="string">
              <text:p text:style-name="P118"><text:span text:style-name="Page_20_Reference_20_Font"><text:span text:style-name="T10"><text:bookmark-ref text:reference-format="page" text:ref-name="r11">27</text:bookmark-ref></text:span></text:span></text:p>
            </table:table-cell>
          </table:table-row>
          <table:table-row table:style-name="Table17.1">
            <table:table-cell table:style-name="Table17.A3" office:value-type="string">
              <text:p text:style-name="P119"><text:span text:style-name="Code_20_Small1"><text:span text:style-name="T10">static int</text:span></text:span></text:p>
            </table:table-cell>
            <table:table-cell table:style-name="Table17.A3" office:value-type="string">
              <text:p text:style-name="P121"><text:a xlink:type="simple" xlink:href="#r14"><text:span text:style-name="Code2"><text:span text:style-name="T27">FAILURE_REASON_VALIDATION_FAILED</text:span></text:span></text:a></text:p>
              <text:p text:style-name="P122">The service is registered in the service registry but the service properties are invalid.</text:p>
            </table:table-cell>
            <table:table-cell table:style-name="Table17.C3" office:value-type="string">
              <text:p text:style-name="P118"><text:span text:style-name="Page_20_Reference_20_Font"><text:span text:style-name="T10"><text:bookmark-ref text:reference-format="page" text:ref-name="r14">27</text:bookmark-ref></text:span></text:span></text:p>
            </table:table-cell>
          </table:table-row>
        </table:table>
        <text:p text:style-name="P52">Field Detail</text:p>
        <text:p text:style-name="P55"><text:bookmark text:name="r11"/>FAILURE_REASON_UNKNOWN</text:p>
        <text:p text:style-name="P79"><text:span text:style-name="Code2">public static final int </text:span><text:span text:style-name="Code2"><text:span text:style-name="T17">FAILURE_REASON_UNKNOWN</text:span></text:span><text:span text:style-name="Code2"> = 0</text:span></text:p>
        <text:p text:style-name="P102">Failure reason is unknown.</text:p>
        <text:p text:style-name="P129"/>
        <text:p text:style-name="P54"><text:bookmark text:name="r12"/>FAILURE_REASON_SHADOWED_BY_OTHER_SERVICE</text:p>
        <text:p text:style-name="P79"><text:span text:style-name="Code2">public static final int </text:span><text:span text:style-name="Code2"><text:span text:style-name="T17">FAILURE_REASON_SHADOWED_BY_OTHER_SERVICE</text:span></text:span><text:span text:style-name="Code2"> = 3</text:span></text:p>
        <text:p text:style-name="P104">Service is shadowed by another service.</text:p>
        <text:p text:style-name="P102">For example, a service with the same service properties but a higher service ranking.</text:p>
        <text:p text:style-name="P129"/>
        <text:p text:style-name="P54"><text:bookmark text:name="r13"/>FAILURE_REASON_SERVICE_NOT_GETTABLE</text:p>
        <text:p text:style-name="P79"><text:span text:style-name="Code2">public static final int </text:span><text:span text:style-name="Code2"><text:span text:style-name="T17">FAILURE_REASON_SERVICE_NOT_GETTABLE</text:span></text:span><text:span text:style-name="Code2"> = 5</text:span></text:p>
        <text:p text:style-name="P101"><text:span text:style-name="T18">The service is registered in the service registry but getting the service fails as it returns </text:span><text:span text:style-name="Code2">null</text:span><text:span text:style-name="Default_20_Paragraph_20_Font"><text:span text:style-name="T18">.</text:span></text:span></text:p>
        <text:p text:style-name="P129"/>
        <text:p text:style-name="P54"><text:bookmark text:name="r14"/>FAILURE_REASON_VALIDATION_FAILED</text:p>
        <text:p text:style-name="P79"><text:span text:style-name="Code2">public static final int </text:span><text:span text:style-name="Code2"><text:span text:style-name="T17">FAILURE_REASON_VALIDATION_FAILED</text:span></text:span><text:span text:style-name="Code2"> = 6</text:span></text:p>
        <text:p text:style-name="P102"><text:soft-page-break/>The service is registered in the service registry but the service properties are invalid.</text:p>
        <text:p text:style-name="P42"><text:bookmark text:name="r18"/>Class FailedFilterDTO</text:p>
        <text:p text:style-name="P110"><text:a xlink:type="simple" xlink:href="#r10"><text:span text:style-name="T25">org.osgi.service.jaxrs.runtime.dto</text:span></text:a></text:p>
        <text:p text:style-name="P100"><text:span text:style-name="Code2">java.lang.Object</text:span></text:p>
        <text:p text:style-name="P112"><text:span text:style-name="Code2">  </text:span><text:span text:style-name="Code2"><draw:frame draw:style-name="fr3" draw:name="graphics4" text:anchor-type="as-char" svg:width="0.397cm" svg:height="0.37cm" draw:z-index="0"><draw:image xlink:href="Pictures/100002000000000F0000000E443DCD33.png" xlink:type="simple" xlink:show="embed" xlink:actuate="onLoad"/></draw:frame></text:span><text:span text:style-name="Code2">org.osgi.dto.DTO</text:span></text:p>
        <text:p text:style-name="P112"><text:span text:style-name="Code2">      </text:span><text:span text:style-name="Code2"><draw:frame draw:style-name="fr3" draw:name="graphics5" text:anchor-type="as-char" svg:width="0.397cm" svg:height="0.37cm" draw:z-index="0"><draw:image xlink:href="Pictures/100002000000000F0000000E443DCD33.png" xlink:type="simple" xlink:show="embed" xlink:actuate="onLoad"/></draw:frame></text:span><text:a xlink:type="simple" xlink:href="#r29"><text:span text:style-name="Code2"><text:span text:style-name="T26">org.osgi.service.jaxrs.runtime.dto.FilterDTO</text:span></text:span></text:a></text:p>
        <text:p text:style-name="P75"><text:span text:style-name="Code2">          </text:span><text:span text:style-name="Code2"><draw:frame draw:style-name="fr3" draw:name="graphics6" text:anchor-type="as-char" svg:width="0.397cm" svg:height="0.37cm" draw:z-index="0"><draw:image xlink:href="Pictures/100002000000000F0000000E443DCD33.png" xlink:type="simple" xlink:show="embed" xlink:actuate="onLoad"/></draw:frame></text:span><text:span text:style-name="Code2"><text:span text:style-name="T17">org.osgi.service.jaxrs.runtime.dto.FailedFilterDTO</text:span></text:span></text:p>
        <text:p text:style-name="P99"/>
        <text:p text:style-name="P128"><text:span text:style-name="Code2">public class </text:span><text:span text:style-name="Code2"><text:span text:style-name="T17">FailedFilterDTO</text:span></text:span></text:p>
        <text:p text:style-name="P79"><text:span text:style-name="Code2">extends </text:span><text:a xlink:type="simple" xlink:href="#r29"><text:span text:style-name="Code2"><text:span text:style-name="T26">FilterDTO</text:span></text:span></text:a></text:p>
        <text:p text:style-name="P108">Represents a JAX-RS Filter service which is currently not being used due to a problem.</text:p>
        <text:p text:style-name="P78"><text:span text:style-name="T18">As the service represented by this DTO is not used due to a failure, the field </text:span><text:a xlink:type="simple" xlink:href="#r26"><text:span text:style-name="Code2"><text:span text:style-name="T26">FilterDTO.filteredByName</text:span></text:span></text:a><text:span text:style-name="Default_20_Paragraph_20_Font"><text:span text:style-name="T18"> always returns {null}.</text:span></text:span></text:p>
        <text:p text:style-name="P111">NotThreadSafe</text:p>
        <text:p text:style-name="P114"/>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15"><text:span text:style-name="Summary_20_Heading_20_Font2"><text:span text:style-name="T10">Field Summary</text:span></text:span></text:p>
            </table:table-cell>
            <table:covered-table-cell/>
            <table:table-cell table:style-name="Table19.A1" office:value-type="string">
              <text:p text:style-name="P116"><text:span text:style-name="Page_20_Reference_20_Font"><text:span text:style-name="T13">Page</text:span></text:span></text:p>
            </table:table-cell>
          </table:table-row>
          <table:table-row table:style-name="Table19.1">
            <table:table-cell table:style-name="Table19.A2" office:value-type="string">
              <text:p text:style-name="P119"><text:span text:style-name="Code_20_Small1"><text:span text:style-name="T10">int</text:span></text:span></text:p>
            </table:table-cell>
            <table:table-cell table:style-name="Table19.A2" office:value-type="string">
              <text:p text:style-name="P121"><text:a xlink:type="simple" xlink:href="#r16"><text:span text:style-name="Code2"><text:span text:style-name="T27">failureReason</text:span></text:span></text:a></text:p>
              <text:p text:style-name="P122">The reason why the servlet filter represented by this DTO is not used.</text:p>
            </table:table-cell>
            <table:table-cell table:style-name="Table19.C2" office:value-type="string">
              <text:p text:style-name="P118"><text:span text:style-name="Page_20_Reference_20_Font"><text:span text:style-name="T10"><text:bookmark-ref text:reference-format="page" text:ref-name="r16">29</text:bookmark-ref></text:span></text:span></text:p>
            </table:table-cell>
          </table:table-row>
        </table:table>
        <text:p text:style-name="P73"/>
        <table:table table:name="Table20" table:style-name="Table20">
          <table:table-column table:style-name="Table20.A"/>
          <table:table-row table:style-name="Table20.1">
            <table:table-cell table:style-name="Table20.A1" office:value-type="string">
              <text:p text:style-name="P94"><text:span text:style-name="T15">Fields inherited from class org.osgi.service.jaxrs.runtime.dto.</text:span><text:a xlink:type="simple" xlink:href="#r29"><text:span text:style-name="T22">FilterDTO</text:span></text:a></text:p>
            </table:table-cell>
          </table:table-row>
          <table:table-row table:style-name="Table20.2">
            <table:table-cell table:style-name="Table20.A2" office:value-type="string">
              <text:p text:style-name="P83"><text:a xlink:type="simple" xlink:href="#r25"><text:span text:style-name="Code2"><text:span text:style-name="T26">baseUris</text:span></text:span></text:a><text:span text:style-name="Code2"><text:span text:style-name="T10">, </text:span></text:span><text:a xlink:type="simple" xlink:href="#r26"><text:span text:style-name="Code2"><text:span text:style-name="T26">filteredByName</text:span></text:span></text:a><text:span text:style-name="Code2"><text:span text:style-name="T10">, </text:span></text:span><text:a xlink:type="simple" xlink:href="#r27"><text:span text:style-name="Code2"><text:span text:style-name="T26">serviceId</text:span></text:span></text:a></text:p>
            </table:table-cell>
          </table:table-row>
        </table:table>
        <text:p text:style-name="P73"/>
        <table:table table:name="Table21" table:style-name="Table21">
          <table:table-column table:style-name="Table21.A"/>
          <table:table-column table:style-name="Table21.B"/>
          <table:table-row table:style-name="Table21.1">
            <table:table-cell table:style-name="Table21.A1" office:value-type="string">
              <text:p text:style-name="P115"><text:span text:style-name="Summary_20_Heading_20_Font2"><text:span text:style-name="T10">Constructor Summary</text:span></text:span></text:p>
            </table:table-cell>
            <table:table-cell table:style-name="Table21.A1" office:value-type="string">
              <text:p text:style-name="P116"><text:span text:style-name="Page_20_Reference_20_Font"><text:span text:style-name="T13">Page</text:span></text:span></text:p>
            </table:table-cell>
          </table:table-row>
          <table:table-row table:style-name="Table21.1">
            <table:table-cell table:style-name="Table21.A2" office:value-type="string">
              <text:p text:style-name="P120"><text:a xlink:type="simple" xlink:href="#r17"><text:span text:style-name="Code2"><text:span text:style-name="T27">FailedFilterDTO</text:span></text:span></text:a><text:span text:style-name="Code2"><text:span text:style-name="T10">()</text:span></text:span></text:p>
            </table:table-cell>
            <table:table-cell table:style-name="Table21.B2" office:value-type="string">
              <text:p text:style-name="P118"><text:span text:style-name="Page_20_Reference_20_Font"><text:span text:style-name="T10"><text:bookmark-ref text:reference-format="page" text:ref-name="r17">29</text:bookmark-ref></text:span></text:span></text:p>
            </table:table-cell>
          </table:table-row>
        </table:table>
        <text:p text:style-name="P73"/>
        <table:table table:name="Table22" table:style-name="Table22">
          <table:table-column table:style-name="Table22.A"/>
          <table:table-row table:style-name="Table22.1">
            <table:table-cell table:style-name="Table22.A1" office:value-type="string">
              <text:p text:style-name="P95">Methods inherited from class org.osgi.dto.DTO</text:p>
            </table:table-cell>
          </table:table-row>
          <table:table-row table:style-name="Table22.2">
            <table:table-cell table:style-name="Table22.A2" office:value-type="string">
              <text:p text:style-name="P89"><text:span text:style-name="Code2"><text:span text:style-name="T10">toString</text:span></text:span></text:p>
            </table:table-cell>
          </table:table-row>
        </table:table>
        <text:p text:style-name="P52">Field Detail</text:p>
        <text:p text:style-name="P55"><text:bookmark text:name="r16"/>failureReason</text:p>
        <text:p text:style-name="P79"><text:span text:style-name="Code2">public int </text:span><text:span text:style-name="Code2"><text:span text:style-name="T17">failureReason</text:span></text:span></text:p>
        <text:p text:style-name="P102">The reason why the servlet filter represented by this DTO is not used.</text:p>
        <text:p text:style-name="P103">See Also:</text:p>
        <text:p text:style-name="P126"><text:a xlink:type="simple" xlink:href="#r11"><text:span text:style-name="Code2"><text:span text:style-name="T26">DTOConstants.FAILURE_REASON_UNKNOWN</text:span></text:span></text:a><text:span text:style-name="Default_20_Paragraph_20_Font"><text:span text:style-name="T18">, </text:span></text:span><text:a xlink:type="simple" xlink:href="#r13"><text:span text:style-name="Code2"><text:span text:style-name="T26">DTOConstants.FAILURE_REASON_SERVICE_NOT_GETTABLE</text:span></text:span></text:a><text:span text:style-name="Default_20_Paragraph_20_Font"><text:span text:style-name="T18">, </text:span></text:span><text:a xlink:type="simple" xlink:href="#r12"><text:span text:style-name="Code2"><text:span text:style-name="T26">DTOConstants.FAILURE_REASON_SHADOWED_BY_OTHER_SERVICE</text:span></text:span></text:a></text:p>
        <text:p text:style-name="P52">Constructor Detail</text:p>
        <text:p text:style-name="P55"><text:bookmark text:name="r17"/>FailedFilterDTO</text:p>
        <text:p text:style-name="P79"><text:soft-page-break/><text:span text:style-name="Code2">public </text:span><text:span text:style-name="Code2"><text:span text:style-name="T17">FailedFilterDTO</text:span></text:span><text:span text:style-name="Code2">()</text:span></text:p>
        <text:p text:style-name="P43"><text:bookmark text:name="r21"/>Class FailedInterceptorDTO</text:p>
        <text:p text:style-name="P110"><text:a xlink:type="simple" xlink:href="#r10"><text:span text:style-name="T25">org.osgi.service.jaxrs.runtime.dto</text:span></text:a></text:p>
        <text:p text:style-name="P100"><text:span text:style-name="Code2">java.lang.Object</text:span></text:p>
        <text:p text:style-name="P112"><text:span text:style-name="Code2">  </text:span><text:span text:style-name="Code2"><draw:frame draw:style-name="fr3" draw:name="graphics7" text:anchor-type="as-char" svg:width="0.397cm" svg:height="0.37cm" draw:z-index="0"><draw:image xlink:href="Pictures/100002000000000F0000000E443DCD33.png" xlink:type="simple" xlink:show="embed" xlink:actuate="onLoad"/></draw:frame></text:span><text:span text:style-name="Code2">org.osgi.dto.DTO</text:span></text:p>
        <text:p text:style-name="P112"><text:span text:style-name="Code2">      </text:span><text:span text:style-name="Code2"><draw:frame draw:style-name="fr3" draw:name="graphics8" text:anchor-type="as-char" svg:width="0.397cm" svg:height="0.37cm" draw:z-index="0"><draw:image xlink:href="Pictures/100002000000000F0000000E443DCD33.png" xlink:type="simple" xlink:show="embed" xlink:actuate="onLoad"/></draw:frame></text:span><text:a xlink:type="simple" xlink:href="#r34"><text:span text:style-name="Code2"><text:span text:style-name="T26">org.osgi.service.jaxrs.runtime.dto.InterceptorDTO</text:span></text:span></text:a></text:p>
        <text:p text:style-name="P75"><text:span text:style-name="Code2">          </text:span><text:span text:style-name="Code2"><draw:frame draw:style-name="fr3" draw:name="graphics9" text:anchor-type="as-char" svg:width="0.397cm" svg:height="0.37cm" draw:z-index="0"><draw:image xlink:href="Pictures/100002000000000F0000000E443DCD33.png" xlink:type="simple" xlink:show="embed" xlink:actuate="onLoad"/></draw:frame></text:span><text:span text:style-name="Code2"><text:span text:style-name="T17">org.osgi.service.jaxrs.runtime.dto.FailedInterceptorDTO</text:span></text:span></text:p>
        <text:p text:style-name="P99"/>
        <text:p text:style-name="P128"><text:span text:style-name="Code2">public class </text:span><text:span text:style-name="Code2"><text:span text:style-name="T17">FailedInterceptorDTO</text:span></text:span></text:p>
        <text:p text:style-name="P79"><text:span text:style-name="Code2">extends </text:span><text:a xlink:type="simple" xlink:href="#r34"><text:span text:style-name="Code2"><text:span text:style-name="T26">InterceptorDTO</text:span></text:span></text:a></text:p>
        <text:p text:style-name="P108">Represents a JAX-RS Interceptor service that is currently not being used by a servlet context due to a problem.</text:p>
        <text:p text:style-name="P78"><text:span text:style-name="T18">As the service represented by this DTO is not used due to a failure, the field </text:span><text:a xlink:type="simple" xlink:href="#r31"><text:span text:style-name="Code2"><text:span text:style-name="T26">InterceptorDTO.interceptedByName</text:span></text:span></text:a><text:span text:style-name="Default_20_Paragraph_20_Font"><text:span text:style-name="T18"> always returns {null}.</text:span></text:span></text:p>
        <text:p text:style-name="P111">NotThreadSafe</text:p>
        <text:p text:style-name="P114"/>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15"><text:span text:style-name="Summary_20_Heading_20_Font2"><text:span text:style-name="T10">Field Summary</text:span></text:span></text:p>
            </table:table-cell>
            <table:covered-table-cell/>
            <table:table-cell table:style-name="Table24.A1" office:value-type="string">
              <text:p text:style-name="P116"><text:span text:style-name="Page_20_Reference_20_Font"><text:span text:style-name="T13">Page</text:span></text:span></text:p>
            </table:table-cell>
          </table:table-row>
          <table:table-row table:style-name="Table24.1">
            <table:table-cell table:style-name="Table24.A2" office:value-type="string">
              <text:p text:style-name="P119"><text:span text:style-name="Code_20_Small1"><text:span text:style-name="T10">int</text:span></text:span></text:p>
            </table:table-cell>
            <table:table-cell table:style-name="Table24.A2" office:value-type="string">
              <text:p text:style-name="P121"><text:a xlink:type="simple" xlink:href="#r19"><text:span text:style-name="Code2"><text:span text:style-name="T27">failureReason</text:span></text:span></text:a></text:p>
              <text:p text:style-name="P122">The reason why the servlet represented by this DTO is not used.</text:p>
            </table:table-cell>
            <table:table-cell table:style-name="Table24.C2" office:value-type="string">
              <text:p text:style-name="P118"><text:span text:style-name="Page_20_Reference_20_Font"><text:span text:style-name="T10"><text:bookmark-ref text:reference-format="page" text:ref-name="r19">31</text:bookmark-ref></text:span></text:span></text:p>
            </table:table-cell>
          </table:table-row>
        </table:table>
        <text:p text:style-name="P73"/>
        <table:table table:name="Table25" table:style-name="Table25">
          <table:table-column table:style-name="Table25.A"/>
          <table:table-row table:style-name="Table25.1">
            <table:table-cell table:style-name="Table25.A1" office:value-type="string">
              <text:p text:style-name="P94"><text:span text:style-name="T15">Fields inherited from class org.osgi.service.jaxrs.runtime.dto.</text:span><text:a xlink:type="simple" xlink:href="#r34"><text:span text:style-name="T22">InterceptorDTO</text:span></text:a></text:p>
            </table:table-cell>
          </table:table-row>
          <table:table-row table:style-name="Table25.2">
            <table:table-cell table:style-name="Table25.A2" office:value-type="string">
              <text:p text:style-name="P83"><text:a xlink:type="simple" xlink:href="#r30"><text:span text:style-name="Code2"><text:span text:style-name="T26">baseUris</text:span></text:span></text:a><text:span text:style-name="Code2"><text:span text:style-name="T10">, </text:span></text:span><text:a xlink:type="simple" xlink:href="#r31"><text:span text:style-name="Code2"><text:span text:style-name="T26">interceptedByName</text:span></text:span></text:a><text:span text:style-name="Code2"><text:span text:style-name="T10">, </text:span></text:span><text:a xlink:type="simple" xlink:href="#r32"><text:span text:style-name="Code2"><text:span text:style-name="T26">serviceId</text:span></text:span></text:a></text:p>
            </table:table-cell>
          </table:table-row>
        </table:table>
        <text:p text:style-name="P73"/>
        <table:table table:name="Table26" table:style-name="Table26">
          <table:table-column table:style-name="Table26.A"/>
          <table:table-column table:style-name="Table26.B"/>
          <table:table-row table:style-name="Table26.1">
            <table:table-cell table:style-name="Table26.A1" office:value-type="string">
              <text:p text:style-name="P115"><text:span text:style-name="Summary_20_Heading_20_Font2"><text:span text:style-name="T10">Constructor Summary</text:span></text:span></text:p>
            </table:table-cell>
            <table:table-cell table:style-name="Table26.A1" office:value-type="string">
              <text:p text:style-name="P116"><text:span text:style-name="Page_20_Reference_20_Font"><text:span text:style-name="T13">Page</text:span></text:span></text:p>
            </table:table-cell>
          </table:table-row>
          <table:table-row table:style-name="Table26.1">
            <table:table-cell table:style-name="Table26.A2" office:value-type="string">
              <text:p text:style-name="P120"><text:a xlink:type="simple" xlink:href="#r20"><text:span text:style-name="Code2"><text:span text:style-name="T27">FailedInterceptorDTO</text:span></text:span></text:a><text:span text:style-name="Code2"><text:span text:style-name="T10">()</text:span></text:span></text:p>
            </table:table-cell>
            <table:table-cell table:style-name="Table26.B2" office:value-type="string">
              <text:p text:style-name="P118"><text:span text:style-name="Page_20_Reference_20_Font"><text:span text:style-name="T10"><text:bookmark-ref text:reference-format="page" text:ref-name="r20">31</text:bookmark-ref></text:span></text:span></text:p>
            </table:table-cell>
          </table:table-row>
        </table:table>
        <text:p text:style-name="P73"/>
        <table:table table:name="Table27" table:style-name="Table27">
          <table:table-column table:style-name="Table27.A"/>
          <table:table-row table:style-name="Table27.1">
            <table:table-cell table:style-name="Table27.A1" office:value-type="string">
              <text:p text:style-name="P95">Methods inherited from class org.osgi.dto.DTO</text:p>
            </table:table-cell>
          </table:table-row>
          <table:table-row table:style-name="Table27.2">
            <table:table-cell table:style-name="Table27.A2" office:value-type="string">
              <text:p text:style-name="P89"><text:span text:style-name="Code2"><text:span text:style-name="T10">toString</text:span></text:span></text:p>
            </table:table-cell>
          </table:table-row>
        </table:table>
        <text:p text:style-name="P52">Field Detail</text:p>
        <text:p text:style-name="P55"><text:bookmark text:name="r19"/>failureReason</text:p>
        <text:p text:style-name="P79"><text:span text:style-name="Code2">public int </text:span><text:span text:style-name="Code2"><text:span text:style-name="T17">failureReason</text:span></text:span></text:p>
        <text:p text:style-name="P102">The reason why the servlet represented by this DTO is not used.</text:p>
        <text:p text:style-name="P103">See Also:</text:p>
        <text:p text:style-name="P126"><text:a xlink:type="simple" xlink:href="#r11"><text:span text:style-name="Code2"><text:span text:style-name="T26">DTOConstants.FAILURE_REASON_UNKNOWN</text:span></text:span></text:a><text:span text:style-name="Default_20_Paragraph_20_Font"><text:span text:style-name="T18">, </text:span></text:span><text:a xlink:type="simple" xlink:href="#r13"><text:span text:style-name="Code2"><text:span text:style-name="T26">DTOConstants.FAILURE_REASON_SERVICE_NOT_GETTABLE</text:span></text:span></text:a><text:span text:style-name="Default_20_Paragraph_20_Font"><text:span text:style-name="T18">, </text:span></text:span><text:a xlink:type="simple" xlink:href="#r12"><text:span text:style-name="Code2"><text:span text:style-name="T26">DTOConstants.FAILURE_REASON_SHADOWED_BY_OTHER_SERVICE</text:span></text:span></text:a></text:p>
        <text:p text:style-name="P52">Constructor Detail</text:p>
        <text:p text:style-name="P55"><text:bookmark text:name="r20"/>FailedInterceptorDTO</text:p>
        <text:p text:style-name="P79"><text:soft-page-break/><text:span text:style-name="Code2">public </text:span><text:span text:style-name="Code2"><text:span text:style-name="T17">FailedInterceptorDTO</text:span></text:span><text:span text:style-name="Code2">()</text:span></text:p>
        <text:p text:style-name="P44"><text:bookmark text:name="r24"/>Class FailedResourceDTO</text:p>
        <text:p text:style-name="P110"><text:a xlink:type="simple" xlink:href="#r10"><text:span text:style-name="T25">org.osgi.service.jaxrs.runtime.dto</text:span></text:a></text:p>
        <text:p text:style-name="P100"><text:span text:style-name="Code2">java.lang.Object</text:span></text:p>
        <text:p text:style-name="P112"><text:span text:style-name="Code2">  </text:span><text:span text:style-name="Code2"><draw:frame draw:style-name="fr3" draw:name="graphics10" text:anchor-type="as-char" svg:width="0.397cm" svg:height="0.37cm" draw:z-index="0"><draw:image xlink:href="Pictures/100002000000000F0000000E443DCD33.png" xlink:type="simple" xlink:show="embed" xlink:actuate="onLoad"/></draw:frame></text:span><text:span text:style-name="Code2">org.osgi.dto.DTO</text:span></text:p>
        <text:p text:style-name="P112"><text:span text:style-name="Code2">      </text:span><text:span text:style-name="Code2"><draw:frame draw:style-name="fr3" draw:name="graphics11" text:anchor-type="as-char" svg:width="0.397cm" svg:height="0.37cm" draw:z-index="0"><draw:image xlink:href="Pictures/100002000000000F0000000E443DCD33.png" xlink:type="simple" xlink:show="embed" xlink:actuate="onLoad"/></draw:frame></text:span><text:a xlink:type="simple" xlink:href="#r47"><text:span text:style-name="Code2"><text:span text:style-name="T26">org.osgi.service.jaxrs.runtime.dto.ResourceDTO</text:span></text:span></text:a></text:p>
        <text:p text:style-name="P75"><text:span text:style-name="Code2">          </text:span><text:span text:style-name="Code2"><draw:frame draw:style-name="fr3" draw:name="graphics12" text:anchor-type="as-char" svg:width="0.397cm" svg:height="0.37cm" draw:z-index="0"><draw:image xlink:href="Pictures/100002000000000F0000000E443DCD33.png" xlink:type="simple" xlink:show="embed" xlink:actuate="onLoad"/></draw:frame></text:span><text:span text:style-name="Code2"><text:span text:style-name="T17">org.osgi.service.jaxrs.runtime.dto.FailedResourceDTO</text:span></text:span></text:p>
        <text:p text:style-name="P99"/>
        <text:p text:style-name="P128"><text:span text:style-name="Code2">public class </text:span><text:span text:style-name="Code2"><text:span text:style-name="T17">FailedResourceDTO</text:span></text:span></text:p>
        <text:p text:style-name="P79"><text:span text:style-name="Code2">extends </text:span><text:a xlink:type="simple" xlink:href="#r47"><text:span text:style-name="Code2"><text:span text:style-name="T26">ResourceDTO</text:span></text:span></text:a></text:p>
        <text:p text:style-name="P108">Represents a JAX-RS service which is currently not being used due to a problem.</text:p>
        <text:p text:style-name="P78"><text:span text:style-name="T18">As the service represented by this DTO is not used due to a failure, the field </text:span><text:a xlink:type="simple" xlink:href="#r44"><text:span text:style-name="Code2"><text:span text:style-name="T26">ResourceDTO.resourceMethods</text:span></text:span></text:a><text:span text:style-name="Default_20_Paragraph_20_Font"><text:span text:style-name="T18"> always returns null.</text:span></text:span></text:p>
        <text:p text:style-name="P111">NotThreadSafe</text:p>
        <text:p text:style-name="P114"/>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15"><text:span text:style-name="Summary_20_Heading_20_Font2"><text:span text:style-name="T10">Field Summary</text:span></text:span></text:p>
            </table:table-cell>
            <table:covered-table-cell/>
            <table:table-cell table:style-name="Table29.A1" office:value-type="string">
              <text:p text:style-name="P116"><text:span text:style-name="Page_20_Reference_20_Font"><text:span text:style-name="T13">Page</text:span></text:span></text:p>
            </table:table-cell>
          </table:table-row>
          <table:table-row table:style-name="Table29.1">
            <table:table-cell table:style-name="Table29.A2" office:value-type="string">
              <text:p text:style-name="P119"><text:span text:style-name="Code_20_Small1"><text:span text:style-name="T10">int</text:span></text:span></text:p>
            </table:table-cell>
            <table:table-cell table:style-name="Table29.A2" office:value-type="string">
              <text:p text:style-name="P121"><text:a xlink:type="simple" xlink:href="#r22"><text:span text:style-name="Code2"><text:span text:style-name="T27">failureReason</text:span></text:span></text:a></text:p>
              <text:p text:style-name="P122">The reason why the servlet represented by this DTO is not used.</text:p>
            </table:table-cell>
            <table:table-cell table:style-name="Table29.C2" office:value-type="string">
              <text:p text:style-name="P118"><text:span text:style-name="Page_20_Reference_20_Font"><text:span text:style-name="T10"><text:bookmark-ref text:reference-format="page" text:ref-name="r22">33</text:bookmark-ref></text:span></text:span></text:p>
            </table:table-cell>
          </table:table-row>
        </table:table>
        <text:p text:style-name="P73"/>
        <table:table table:name="Table30" table:style-name="Table30">
          <table:table-column table:style-name="Table30.A"/>
          <table:table-row table:style-name="Table30.1">
            <table:table-cell table:style-name="Table30.A1" office:value-type="string">
              <text:p text:style-name="P94"><text:span text:style-name="T15">Fields inherited from class org.osgi.service.jaxrs.runtime.dto.</text:span><text:a xlink:type="simple" xlink:href="#r47"><text:span text:style-name="T22">ResourceDTO</text:span></text:a></text:p>
            </table:table-cell>
          </table:table-row>
          <table:table-row table:style-name="Table30.2">
            <table:table-cell table:style-name="Table30.A2" office:value-type="string">
              <text:p text:style-name="P83"><text:a xlink:type="simple" xlink:href="#r43"><text:span text:style-name="Code2"><text:span text:style-name="T26">base</text:span></text:span></text:a><text:span text:style-name="Code2"><text:span text:style-name="T10">, </text:span></text:span><text:a xlink:type="simple" xlink:href="#r42"><text:span text:style-name="Code2"><text:span text:style-name="T26">name</text:span></text:span></text:a><text:span text:style-name="Code2"><text:span text:style-name="T10">, </text:span></text:span><text:a xlink:type="simple" xlink:href="#r44"><text:span text:style-name="Code2"><text:span text:style-name="T26">resourceMethods</text:span></text:span></text:a><text:span text:style-name="Code2"><text:span text:style-name="T10">, </text:span></text:span><text:a xlink:type="simple" xlink:href="#r45"><text:span text:style-name="Code2"><text:span text:style-name="T26">serviceId</text:span></text:span></text:a></text:p>
            </table:table-cell>
          </table:table-row>
        </table:table>
        <text:p text:style-name="P73"/>
        <table:table table:name="Table31" table:style-name="Table31">
          <table:table-column table:style-name="Table31.A"/>
          <table:table-column table:style-name="Table31.B"/>
          <table:table-row table:style-name="Table31.1">
            <table:table-cell table:style-name="Table31.A1" office:value-type="string">
              <text:p text:style-name="P115"><text:span text:style-name="Summary_20_Heading_20_Font2"><text:span text:style-name="T10">Constructor Summary</text:span></text:span></text:p>
            </table:table-cell>
            <table:table-cell table:style-name="Table31.A1" office:value-type="string">
              <text:p text:style-name="P116"><text:span text:style-name="Page_20_Reference_20_Font"><text:span text:style-name="T13">Page</text:span></text:span></text:p>
            </table:table-cell>
          </table:table-row>
          <table:table-row table:style-name="Table31.1">
            <table:table-cell table:style-name="Table31.A2" office:value-type="string">
              <text:p text:style-name="P120"><text:a xlink:type="simple" xlink:href="#r23"><text:span text:style-name="Code2"><text:span text:style-name="T27">FailedResourceDTO</text:span></text:span></text:a><text:span text:style-name="Code2"><text:span text:style-name="T10">()</text:span></text:span></text:p>
            </table:table-cell>
            <table:table-cell table:style-name="Table31.B2" office:value-type="string">
              <text:p text:style-name="P118"><text:span text:style-name="Page_20_Reference_20_Font"><text:span text:style-name="T10"><text:bookmark-ref text:reference-format="page" text:ref-name="r23">33</text:bookmark-ref></text:span></text:span></text:p>
            </table:table-cell>
          </table:table-row>
        </table:table>
        <text:p text:style-name="P73"/>
        <table:table table:name="Table32" table:style-name="Table32">
          <table:table-column table:style-name="Table32.A"/>
          <table:table-row table:style-name="Table32.1">
            <table:table-cell table:style-name="Table32.A1" office:value-type="string">
              <text:p text:style-name="P95">Methods inherited from class org.osgi.dto.DTO</text:p>
            </table:table-cell>
          </table:table-row>
          <table:table-row table:style-name="Table32.2">
            <table:table-cell table:style-name="Table32.A2" office:value-type="string">
              <text:p text:style-name="P89"><text:span text:style-name="Code2"><text:span text:style-name="T10">toString</text:span></text:span></text:p>
            </table:table-cell>
          </table:table-row>
        </table:table>
        <text:p text:style-name="P52">Field Detail</text:p>
        <text:p text:style-name="P55"><text:bookmark text:name="r22"/>failureReason</text:p>
        <text:p text:style-name="P79"><text:span text:style-name="Code2">public int </text:span><text:span text:style-name="Code2"><text:span text:style-name="T17">failureReason</text:span></text:span></text:p>
        <text:p text:style-name="P102">The reason why the servlet represented by this DTO is not used.</text:p>
        <text:p text:style-name="P103">See Also:</text:p>
        <text:p text:style-name="P126"><text:a xlink:type="simple" xlink:href="#r11"><text:span text:style-name="Code2"><text:span text:style-name="T26">DTOConstants.FAILURE_REASON_UNKNOWN</text:span></text:span></text:a><text:span text:style-name="Default_20_Paragraph_20_Font"><text:span text:style-name="T18">, </text:span></text:span><text:a xlink:type="simple" xlink:href="#r13"><text:span text:style-name="Code2"><text:span text:style-name="T26">DTOConstants.FAILURE_REASON_SERVICE_NOT_GETTABLE</text:span></text:span></text:a><text:span text:style-name="Default_20_Paragraph_20_Font"><text:span text:style-name="T18">, </text:span></text:span><text:a xlink:type="simple" xlink:href="#r12"><text:span text:style-name="Code2"><text:span text:style-name="T26">DTOConstants.FAILURE_REASON_SHADOWED_BY_OTHER_SERVICE</text:span></text:span></text:a></text:p>
        <text:p text:style-name="P52">Constructor Detail</text:p>
        <text:p text:style-name="P55"><text:bookmark text:name="r23"/>FailedResourceDTO</text:p>
        <text:p text:style-name="P79"><text:soft-page-break/><text:span text:style-name="Code2">public </text:span><text:span text:style-name="Code2"><text:span text:style-name="T17">FailedResourceDTO</text:span></text:span><text:span text:style-name="Code2">()</text:span></text:p>
        <text:p text:style-name="P45"><text:bookmark text:name="r29"/>Class FilterDTO</text:p>
        <text:p text:style-name="P110"><text:a xlink:type="simple" xlink:href="#r10"><text:span text:style-name="T25">org.osgi.service.jaxrs.runtime.dto</text:span></text:a></text:p>
        <text:p text:style-name="P100"><text:span text:style-name="Code2">java.lang.Object</text:span></text:p>
        <text:p text:style-name="P112"><text:span text:style-name="Code2">  </text:span><text:span text:style-name="Code2"><draw:frame draw:style-name="fr3" draw:name="graphics13" text:anchor-type="as-char" svg:width="0.397cm" svg:height="0.37cm" draw:z-index="0"><draw:image xlink:href="Pictures/100002000000000F0000000E443DCD33.png" xlink:type="simple" xlink:show="embed" xlink:actuate="onLoad"/></draw:frame></text:span><text:span text:style-name="Code2">org.osgi.dto.DTO</text:span></text:p>
        <text:p text:style-name="P75"><text:span text:style-name="Code2">      </text:span><text:span text:style-name="Code2"><draw:frame draw:style-name="fr3" draw:name="graphics14" text:anchor-type="as-char" svg:width="0.397cm" svg:height="0.37cm" draw:z-index="0"><draw:image xlink:href="Pictures/100002000000000F0000000E443DCD33.png" xlink:type="simple" xlink:show="embed" xlink:actuate="onLoad"/></draw:frame></text:span><text:span text:style-name="Code2"><text:span text:style-name="T17">org.osgi.service.jaxrs.runtime.dto.FilterDTO</text:span></text:span></text:p>
        <text:p text:style-name="P56">Direct Known Subclasses:</text:p>
        <text:p text:style-name="P106"><text:a xlink:type="simple" xlink:href="#r18"><text:span text:style-name="T23">FailedFilterDTO</text:span></text:a></text:p>
        <text:p text:style-name="P99"/>
        <text:p text:style-name="P128"><text:span text:style-name="Code2">public class </text:span><text:span text:style-name="Code2"><text:span text:style-name="T17">FilterDTO</text:span></text:span></text:p>
        <text:p text:style-name="P79"><text:span text:style-name="Code2">extends org.osgi.dto.DTO</text:span></text:p>
        <text:p text:style-name="P78"><text:span text:style-name="T18">Represents a JAX-RS Filter service currently being hosted by the </text:span><text:a xlink:type="simple" xlink:href="#r6"><text:span text:style-name="Code2"><text:span text:style-name="T26">JaxRSServiceRuntime</text:span></text:span></text:a></text:p>
        <text:p text:style-name="P111">NotThreadSafe</text:p>
        <text:p text:style-name="P114"/>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15"><text:span text:style-name="Summary_20_Heading_20_Font2"><text:span text:style-name="T10">Field Summary</text:span></text:span></text:p>
            </table:table-cell>
            <table:covered-table-cell/>
            <table:table-cell table:style-name="Table34.A1" office:value-type="string">
              <text:p text:style-name="P116"><text:span text:style-name="Page_20_Reference_20_Font"><text:span text:style-name="T13">Page</text:span></text:span></text:p>
            </table:table-cell>
          </table:table-row>
          <table:table-row table:style-name="Table34.1">
            <table:table-cell table:style-name="Table34.A2" office:value-type="string">
              <text:p text:style-name="P119"><text:span text:style-name="Code_20_Small1"><text:span text:style-name="T10">String[]</text:span></text:span></text:p>
            </table:table-cell>
            <table:table-cell table:style-name="Table34.A2" office:value-type="string">
              <text:p text:style-name="P121"><text:a xlink:type="simple" xlink:href="#r25"><text:span text:style-name="Code2"><text:span text:style-name="T27">baseUris</text:span></text:span></text:a></text:p>
              <text:p text:style-name="P124"><text:span text:style-name="T14">The request mappings for the filter, as declared in </text:span><text:a xlink:type="simple" xlink:href="#r64"><text:span text:style-name="Code2"><text:span text:style-name="T26">JaxRSWhiteboardConstants.JAX_RS_FILTER_BASE</text:span></text:span></text:a></text:p>
            </table:table-cell>
            <table:table-cell table:style-name="Table34.C2" office:value-type="string">
              <text:p text:style-name="P118"><text:span text:style-name="Page_20_Reference_20_Font"><text:span text:style-name="T10"><text:bookmark-ref text:reference-format="page" text:ref-name="r25">35</text:bookmark-ref></text:span></text:span></text:p>
            </table:table-cell>
          </table:table-row>
          <table:table-row table:style-name="Table34.1">
            <table:table-cell table:style-name="Table34.A3" office:value-type="string">
              <text:p text:style-name="P117"><text:a xlink:type="simple" xlink:href="#r47"><text:span text:style-name="Code_20_Small1"><text:span text:style-name="T26">ResourceDTO</text:span></text:span></text:a><text:span text:style-name="Code_20_Small1"><text:span text:style-name="T10">[]</text:span></text:span></text:p>
            </table:table-cell>
            <table:table-cell table:style-name="Table34.A3" office:value-type="string">
              <text:p text:style-name="P121"><text:a xlink:type="simple" xlink:href="#r26"><text:span text:style-name="Code2"><text:span text:style-name="T27">filteredByName</text:span></text:span></text:a></text:p>
              <text:p text:style-name="P122">The resourceDTOs that are mapped to this Filter using a named annotation</text:p>
            </table:table-cell>
            <table:table-cell table:style-name="Table34.C3" office:value-type="string">
              <text:p text:style-name="P118"><text:span text:style-name="Page_20_Reference_20_Font"><text:span text:style-name="T10"><text:bookmark-ref text:reference-format="page" text:ref-name="r26">35</text:bookmark-ref></text:span></text:span></text:p>
            </table:table-cell>
          </table:table-row>
          <table:table-row table:style-name="Table34.1">
            <table:table-cell table:style-name="Table34.A3" office:value-type="string">
              <text:p text:style-name="P119"><text:span text:style-name="Code_20_Small1"><text:span text:style-name="T10">long</text:span></text:span></text:p>
            </table:table-cell>
            <table:table-cell table:style-name="Table34.A3" office:value-type="string">
              <text:p text:style-name="P121"><text:a xlink:type="simple" xlink:href="#r27"><text:span text:style-name="Code2"><text:span text:style-name="T27">serviceId</text:span></text:span></text:a></text:p>
              <text:p text:style-name="P122">Service property identifying the JAX-RS filter service.</text:p>
            </table:table-cell>
            <table:table-cell table:style-name="Table34.C3" office:value-type="string">
              <text:p text:style-name="P118"><text:span text:style-name="Page_20_Reference_20_Font"><text:span text:style-name="T10"><text:bookmark-ref text:reference-format="page" text:ref-name="r27">36</text:bookmark-ref></text:span></text:span></text:p>
            </table:table-cell>
          </table:table-row>
        </table:table>
        <text:p text:style-name="P73"/>
        <table:table table:name="Table35" table:style-name="Table35">
          <table:table-column table:style-name="Table35.A"/>
          <table:table-column table:style-name="Table35.B"/>
          <table:table-row table:style-name="Table35.1">
            <table:table-cell table:style-name="Table35.A1" office:value-type="string">
              <text:p text:style-name="P115"><text:span text:style-name="Summary_20_Heading_20_Font2"><text:span text:style-name="T10">Constructor Summary</text:span></text:span></text:p>
            </table:table-cell>
            <table:table-cell table:style-name="Table35.A1" office:value-type="string">
              <text:p text:style-name="P116"><text:span text:style-name="Page_20_Reference_20_Font"><text:span text:style-name="T13">Page</text:span></text:span></text:p>
            </table:table-cell>
          </table:table-row>
          <table:table-row table:style-name="Table35.1">
            <table:table-cell table:style-name="Table35.A2" office:value-type="string">
              <text:p text:style-name="P120"><text:a xlink:type="simple" xlink:href="#r28"><text:span text:style-name="Code2"><text:span text:style-name="T27">FilterDTO</text:span></text:span></text:a><text:span text:style-name="Code2"><text:span text:style-name="T10">()</text:span></text:span></text:p>
            </table:table-cell>
            <table:table-cell table:style-name="Table35.B2" office:value-type="string">
              <text:p text:style-name="P118"><text:span text:style-name="Page_20_Reference_20_Font"><text:span text:style-name="T10"><text:bookmark-ref text:reference-format="page" text:ref-name="r28">36</text:bookmark-ref></text:span></text:span></text:p>
            </table:table-cell>
          </table:table-row>
        </table:table>
        <text:p text:style-name="P73"/>
        <table:table table:name="Table36" table:style-name="Table36">
          <table:table-column table:style-name="Table36.A"/>
          <table:table-row table:style-name="Table36.1">
            <table:table-cell table:style-name="Table36.A1" office:value-type="string">
              <text:p text:style-name="P95">Methods inherited from class org.osgi.dto.DTO</text:p>
            </table:table-cell>
          </table:table-row>
          <table:table-row table:style-name="Table36.2">
            <table:table-cell table:style-name="Table36.A2" office:value-type="string">
              <text:p text:style-name="P89"><text:span text:style-name="Code2"><text:span text:style-name="T10">toString</text:span></text:span></text:p>
            </table:table-cell>
          </table:table-row>
        </table:table>
        <text:p text:style-name="P52">Field Detail</text:p>
        <text:p text:style-name="P55"><text:bookmark text:name="r25"/>baseUris</text:p>
        <text:p text:style-name="P79"><text:span text:style-name="Code2">public String[] </text:span><text:span text:style-name="Code2"><text:span text:style-name="T17">baseUris</text:span></text:span></text:p>
        <text:p text:style-name="P105"><text:span text:style-name="T18">The request mappings for the filter, as declared in </text:span><text:a xlink:type="simple" xlink:href="#r64"><text:span text:style-name="Code2"><text:span text:style-name="T26">JaxRSWhiteboardConstants.JAX_RS_FILTER_BASE</text:span></text:span></text:a></text:p>
        <text:p text:style-name="P102">The specified patterns are used to determine whether a request is mapped to the JAX-RS filter. This array might be empty.</text:p>
        <text:p text:style-name="P129"/>
        <text:p text:style-name="P54"><text:bookmark text:name="r26"/>filteredByName</text:p>
        <text:p text:style-name="P79"><text:span text:style-name="Code2">public </text:span><text:a xlink:type="simple" xlink:href="#r47"><text:span text:style-name="Code2"><text:span text:style-name="T26">ResourceDTO</text:span></text:span></text:a><text:span text:style-name="Code2">[] </text:span><text:span text:style-name="Code2"><text:span text:style-name="T17">filteredByName</text:span></text:span></text:p>
        <text:p text:style-name="P102">The resourceDTOs that are mapped to this Filter using a named annotation</text:p>
        <text:p text:style-name="P129"><text:soft-page-break/></text:p>
        <text:p text:style-name="P54"><text:bookmark text:name="r27"/>serviceId</text:p>
        <text:p text:style-name="P79"><text:span text:style-name="Code2">public long </text:span><text:span text:style-name="Code2"><text:span text:style-name="T17">serviceId</text:span></text:span></text:p>
        <text:p text:style-name="P102">Service property identifying the JAX-RS filter service.</text:p>
        <text:p text:style-name="P53">Constructor Detail</text:p>
        <text:p text:style-name="P55"><text:bookmark text:name="r28"/>FilterDTO</text:p>
        <text:p text:style-name="P79"><text:soft-page-break/><text:span text:style-name="Code2">public </text:span><text:span text:style-name="Code2"><text:span text:style-name="T17">FilterDTO</text:span></text:span><text:span text:style-name="Code2">()</text:span></text:p>
        <text:p text:style-name="P46"><text:bookmark text:name="r34"/>Class InterceptorDTO</text:p>
        <text:p text:style-name="P110"><text:a xlink:type="simple" xlink:href="#r10"><text:span text:style-name="T25">org.osgi.service.jaxrs.runtime.dto</text:span></text:a></text:p>
        <text:p text:style-name="P100"><text:span text:style-name="Code2">java.lang.Object</text:span></text:p>
        <text:p text:style-name="P112"><text:span text:style-name="Code2">  </text:span><text:span text:style-name="Code2"><draw:frame draw:style-name="fr3" draw:name="graphics15" text:anchor-type="as-char" svg:width="0.397cm" svg:height="0.37cm" draw:z-index="0"><draw:image xlink:href="Pictures/100002000000000F0000000E443DCD33.png" xlink:type="simple" xlink:show="embed" xlink:actuate="onLoad"/></draw:frame></text:span><text:span text:style-name="Code2">org.osgi.dto.DTO</text:span></text:p>
        <text:p text:style-name="P75"><text:span text:style-name="Code2">      </text:span><text:span text:style-name="Code2"><draw:frame draw:style-name="fr3" draw:name="graphics16" text:anchor-type="as-char" svg:width="0.397cm" svg:height="0.37cm" draw:z-index="0"><draw:image xlink:href="Pictures/100002000000000F0000000E443DCD33.png" xlink:type="simple" xlink:show="embed" xlink:actuate="onLoad"/></draw:frame></text:span><text:span text:style-name="Code2"><text:span text:style-name="T17">org.osgi.service.jaxrs.runtime.dto.InterceptorDTO</text:span></text:span></text:p>
        <text:p text:style-name="P56">Direct Known Subclasses:</text:p>
        <text:p text:style-name="P106"><text:a xlink:type="simple" xlink:href="#r21"><text:span text:style-name="T23">FailedInterceptorDTO</text:span></text:a></text:p>
        <text:p text:style-name="P99"/>
        <text:p text:style-name="P128"><text:span text:style-name="Code2">public class </text:span><text:span text:style-name="Code2"><text:span text:style-name="T17">InterceptorDTO</text:span></text:span></text:p>
        <text:p text:style-name="P79"><text:span text:style-name="Code2">extends org.osgi.dto.DTO</text:span></text:p>
        <text:p text:style-name="P78"><text:span text:style-name="T18">Represents a JAX-RS Interceptor service currently being hosted by the </text:span><text:a xlink:type="simple" xlink:href="#r6"><text:span text:style-name="Code2"><text:span text:style-name="T26">JaxRSServiceRuntime</text:span></text:span></text:a></text:p>
        <text:p text:style-name="P111">NotThreadSafe</text:p>
        <text:p text:style-name="P114"/>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115"><text:span text:style-name="Summary_20_Heading_20_Font2"><text:span text:style-name="T10">Field Summary</text:span></text:span></text:p>
            </table:table-cell>
            <table:covered-table-cell/>
            <table:table-cell table:style-name="Table38.A1" office:value-type="string">
              <text:p text:style-name="P116"><text:span text:style-name="Page_20_Reference_20_Font"><text:span text:style-name="T13">Page</text:span></text:span></text:p>
            </table:table-cell>
          </table:table-row>
          <table:table-row table:style-name="Table38.1">
            <table:table-cell table:style-name="Table38.A2" office:value-type="string">
              <text:p text:style-name="P119"><text:span text:style-name="Code_20_Small1"><text:span text:style-name="T10">String[]</text:span></text:span></text:p>
            </table:table-cell>
            <table:table-cell table:style-name="Table38.A2" office:value-type="string">
              <text:p text:style-name="P121"><text:a xlink:type="simple" xlink:href="#r30"><text:span text:style-name="Code2"><text:span text:style-name="T27">baseUris</text:span></text:span></text:a></text:p>
              <text:p text:style-name="P124"><text:span text:style-name="T14">The request mappings for the interceptor, as declared in </text:span><text:a xlink:type="simple" xlink:href="#r65"><text:span text:style-name="Code2"><text:span text:style-name="T26">JaxRSWhiteboardConstants.JAX_RS_INTERCEPTOR_BASE</text:span></text:span></text:a></text:p>
            </table:table-cell>
            <table:table-cell table:style-name="Table38.C2" office:value-type="string">
              <text:p text:style-name="P118"><text:span text:style-name="Page_20_Reference_20_Font"><text:span text:style-name="T10"><text:bookmark-ref text:reference-format="page" text:ref-name="r30">38</text:bookmark-ref></text:span></text:span></text:p>
            </table:table-cell>
          </table:table-row>
          <table:table-row table:style-name="Table38.1">
            <table:table-cell table:style-name="Table38.A3" office:value-type="string">
              <text:p text:style-name="P117"><text:a xlink:type="simple" xlink:href="#r47"><text:span text:style-name="Code_20_Small1"><text:span text:style-name="T26">ResourceDTO</text:span></text:span></text:a><text:span text:style-name="Code_20_Small1"><text:span text:style-name="T10">[]</text:span></text:span></text:p>
            </table:table-cell>
            <table:table-cell table:style-name="Table38.A3" office:value-type="string">
              <text:p text:style-name="P121"><text:a xlink:type="simple" xlink:href="#r31"><text:span text:style-name="Code2"><text:span text:style-name="T27">interceptedByName</text:span></text:span></text:a></text:p>
              <text:p text:style-name="P122">The resourceDTOs that are mapped to this interceptor using a named annotation</text:p>
            </table:table-cell>
            <table:table-cell table:style-name="Table38.C3" office:value-type="string">
              <text:p text:style-name="P118"><text:span text:style-name="Page_20_Reference_20_Font"><text:span text:style-name="T10"><text:bookmark-ref text:reference-format="page" text:ref-name="r31">38</text:bookmark-ref></text:span></text:span></text:p>
            </table:table-cell>
          </table:table-row>
          <table:table-row table:style-name="Table38.1">
            <table:table-cell table:style-name="Table38.A3" office:value-type="string">
              <text:p text:style-name="P119"><text:span text:style-name="Code_20_Small1"><text:span text:style-name="T10">long</text:span></text:span></text:p>
            </table:table-cell>
            <table:table-cell table:style-name="Table38.A3" office:value-type="string">
              <text:p text:style-name="P121"><text:a xlink:type="simple" xlink:href="#r32"><text:span text:style-name="Code2"><text:span text:style-name="T27">serviceId</text:span></text:span></text:a></text:p>
              <text:p text:style-name="P122">Service property identifying the JAX-RS interceptor service.</text:p>
            </table:table-cell>
            <table:table-cell table:style-name="Table38.C3" office:value-type="string">
              <text:p text:style-name="P118"><text:span text:style-name="Page_20_Reference_20_Font"><text:span text:style-name="T10"><text:bookmark-ref text:reference-format="page" text:ref-name="r32">39</text:bookmark-ref></text:span></text:span></text:p>
            </table:table-cell>
          </table:table-row>
        </table:table>
        <text:p text:style-name="P73"/>
        <table:table table:name="Table39" table:style-name="Table39">
          <table:table-column table:style-name="Table39.A"/>
          <table:table-column table:style-name="Table39.B"/>
          <table:table-row table:style-name="Table39.1">
            <table:table-cell table:style-name="Table39.A1" office:value-type="string">
              <text:p text:style-name="P115"><text:span text:style-name="Summary_20_Heading_20_Font2"><text:span text:style-name="T10">Constructor Summary</text:span></text:span></text:p>
            </table:table-cell>
            <table:table-cell table:style-name="Table39.A1" office:value-type="string">
              <text:p text:style-name="P116"><text:span text:style-name="Page_20_Reference_20_Font"><text:span text:style-name="T13">Page</text:span></text:span></text:p>
            </table:table-cell>
          </table:table-row>
          <table:table-row table:style-name="Table39.1">
            <table:table-cell table:style-name="Table39.A2" office:value-type="string">
              <text:p text:style-name="P120"><text:a xlink:type="simple" xlink:href="#r33"><text:span text:style-name="Code2"><text:span text:style-name="T27">InterceptorDTO</text:span></text:span></text:a><text:span text:style-name="Code2"><text:span text:style-name="T10">()</text:span></text:span></text:p>
            </table:table-cell>
            <table:table-cell table:style-name="Table39.B2" office:value-type="string">
              <text:p text:style-name="P118"><text:span text:style-name="Page_20_Reference_20_Font"><text:span text:style-name="T10"><text:bookmark-ref text:reference-format="page" text:ref-name="r33">39</text:bookmark-ref></text:span></text:span></text:p>
            </table:table-cell>
          </table:table-row>
        </table:table>
        <text:p text:style-name="P73"/>
        <table:table table:name="Table40" table:style-name="Table40">
          <table:table-column table:style-name="Table40.A"/>
          <table:table-row table:style-name="Table40.1">
            <table:table-cell table:style-name="Table40.A1" office:value-type="string">
              <text:p text:style-name="P95">Methods inherited from class org.osgi.dto.DTO</text:p>
            </table:table-cell>
          </table:table-row>
          <table:table-row table:style-name="Table40.2">
            <table:table-cell table:style-name="Table40.A2" office:value-type="string">
              <text:p text:style-name="P89"><text:span text:style-name="Code2"><text:span text:style-name="T10">toString</text:span></text:span></text:p>
            </table:table-cell>
          </table:table-row>
        </table:table>
        <text:p text:style-name="P52">Field Detail</text:p>
        <text:p text:style-name="P55"><text:bookmark text:name="r30"/>baseUris</text:p>
        <text:p text:style-name="P79"><text:span text:style-name="Code2">public String[] </text:span><text:span text:style-name="Code2"><text:span text:style-name="T17">baseUris</text:span></text:span></text:p>
        <text:p text:style-name="P105"><text:span text:style-name="T18">The request mappings for the interceptor, as declared in </text:span><text:a xlink:type="simple" xlink:href="#r65"><text:span text:style-name="Code2"><text:span text:style-name="T26">JaxRSWhiteboardConstants.JAX_RS_INTERCEPTOR_BASE</text:span></text:span></text:a></text:p>
        <text:p text:style-name="P102">The specified patterns are used to determine whether a request is mapped to the interceptor. This array might be empty.</text:p>
        <text:p text:style-name="P129"/>
        <text:p text:style-name="P54"><text:bookmark text:name="r31"/>interceptedByName</text:p>
        <text:p text:style-name="P79"><text:span text:style-name="Code2">public </text:span><text:a xlink:type="simple" xlink:href="#r47"><text:span text:style-name="Code2"><text:span text:style-name="T26">ResourceDTO</text:span></text:span></text:a><text:span text:style-name="Code2">[] </text:span><text:span text:style-name="Code2"><text:span text:style-name="T17">interceptedByName</text:span></text:span></text:p>
        <text:p text:style-name="P102">The resourceDTOs that are mapped to this interceptor using a named annotation</text:p>
        <text:p text:style-name="P129"><text:soft-page-break/></text:p>
        <text:p text:style-name="P54"><text:bookmark text:name="r32"/>serviceId</text:p>
        <text:p text:style-name="P79"><text:span text:style-name="Code2">public long </text:span><text:span text:style-name="Code2"><text:span text:style-name="T17">serviceId</text:span></text:span></text:p>
        <text:p text:style-name="P102">Service property identifying the JAX-RS interceptor service.</text:p>
        <text:p text:style-name="P53">Constructor Detail</text:p>
        <text:p text:style-name="P55"><text:bookmark text:name="r33"/>InterceptorDTO</text:p>
        <text:p text:style-name="P79"><text:soft-page-break/><text:span text:style-name="Code2">public </text:span><text:span text:style-name="Code2"><text:span text:style-name="T17">InterceptorDTO</text:span></text:span><text:span text:style-name="Code2">()</text:span></text:p>
        <text:p text:style-name="P47"><text:bookmark text:name="r41"/>Class RequestInfoDTO</text:p>
        <text:p text:style-name="P110"><text:a xlink:type="simple" xlink:href="#r10"><text:span text:style-name="T25">org.osgi.service.jaxrs.runtime.dto</text:span></text:a></text:p>
        <text:p text:style-name="P100"><text:span text:style-name="Code2">java.lang.Object</text:span></text:p>
        <text:p text:style-name="P112"><text:span text:style-name="Code2">  </text:span><text:span text:style-name="Code2"><draw:frame draw:style-name="fr3" draw:name="graphics17" text:anchor-type="as-char" svg:width="0.397cm" svg:height="0.37cm" draw:z-index="0"><draw:image xlink:href="Pictures/100002000000000F0000000E443DCD33.png" xlink:type="simple" xlink:show="embed" xlink:actuate="onLoad"/></draw:frame></text:span><text:span text:style-name="Code2">org.osgi.dto.DTO</text:span></text:p>
        <text:p text:style-name="P75"><text:span text:style-name="Code2">      </text:span><text:span text:style-name="Code2"><draw:frame draw:style-name="fr3" draw:name="graphics18" text:anchor-type="as-char" svg:width="0.397cm" svg:height="0.37cm" draw:z-index="0"><draw:image xlink:href="Pictures/100002000000000F0000000E443DCD33.png" xlink:type="simple" xlink:show="embed" xlink:actuate="onLoad"/></draw:frame></text:span><text:span text:style-name="Code2"><text:span text:style-name="T17">org.osgi.service.jaxrs.runtime.dto.RequestInfoDTO</text:span></text:span></text:p>
        <text:p text:style-name="P99"/>
        <text:p text:style-name="P128"><text:span text:style-name="Code2">public class </text:span><text:span text:style-name="Code2"><text:span text:style-name="T17">RequestInfoDTO</text:span></text:span></text:p>
        <text:p text:style-name="P79"><text:span text:style-name="Code2">extends org.osgi.dto.DTO</text:span></text:p>
        <text:p text:style-name="P80">Represents the services used to process a specific request.</text:p>
        <text:p text:style-name="P111">NotThreadSafe</text:p>
        <text:p text:style-name="P114"/>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15"><text:span text:style-name="Summary_20_Heading_20_Font2"><text:span text:style-name="T10">Field Summary</text:span></text:span></text:p>
            </table:table-cell>
            <table:covered-table-cell/>
            <table:table-cell table:style-name="Table42.A1" office:value-type="string">
              <text:p text:style-name="P116"><text:span text:style-name="Page_20_Reference_20_Font"><text:span text:style-name="T13">Page</text:span></text:span></text:p>
            </table:table-cell>
          </table:table-row>
          <table:table-row table:style-name="Table42.1">
            <table:table-cell table:style-name="Table42.A2" office:value-type="string">
              <text:p text:style-name="P117"><text:a xlink:type="simple" xlink:href="#r29"><text:span text:style-name="Code_20_Small1"><text:span text:style-name="T26">FilterDTO</text:span></text:span></text:a><text:span text:style-name="Code_20_Small1"><text:span text:style-name="T10">[]</text:span></text:span></text:p>
            </table:table-cell>
            <table:table-cell table:style-name="Table42.A2" office:value-type="string">
              <text:p text:style-name="P121"><text:a xlink:type="simple" xlink:href="#r37"><text:span text:style-name="Code2"><text:span text:style-name="T27">filterDTOs</text:span></text:span></text:a></text:p>
              <text:p text:style-name="P122">The JAX-RS filters processing this request.</text:p>
            </table:table-cell>
            <table:table-cell table:style-name="Table42.C2" office:value-type="string">
              <text:p text:style-name="P118"><text:span text:style-name="Page_20_Reference_20_Font"><text:span text:style-name="T10"><text:bookmark-ref text:reference-format="page" text:ref-name="r37">41</text:bookmark-ref></text:span></text:span></text:p>
            </table:table-cell>
          </table:table-row>
          <table:table-row table:style-name="Table42.1">
            <table:table-cell table:style-name="Table42.A3" office:value-type="string">
              <text:p text:style-name="P117"><text:a xlink:type="simple" xlink:href="#r34"><text:span text:style-name="Code_20_Small1"><text:span text:style-name="T26">InterceptorDTO</text:span></text:span></text:a><text:span text:style-name="Code_20_Small1"><text:span text:style-name="T10">[]</text:span></text:span></text:p>
            </table:table-cell>
            <table:table-cell table:style-name="Table42.A3" office:value-type="string">
              <text:p text:style-name="P121"><text:a xlink:type="simple" xlink:href="#r38"><text:span text:style-name="Code2"><text:span text:style-name="T27">interceptorDTOs</text:span></text:span></text:a></text:p>
              <text:p text:style-name="P122">The JAX-RS interceptors processing this request.</text:p>
            </table:table-cell>
            <table:table-cell table:style-name="Table42.C3" office:value-type="string">
              <text:p text:style-name="P118"><text:span text:style-name="Page_20_Reference_20_Font"><text:span text:style-name="T10"><text:bookmark-ref text:reference-format="page" text:ref-name="r38">42</text:bookmark-ref></text:span></text:span></text:p>
            </table:table-cell>
          </table:table-row>
          <table:table-row table:style-name="Table42.1">
            <table:table-cell table:style-name="Table42.A3" office:value-type="string">
              <text:p text:style-name="P119"><text:span text:style-name="Code_20_Small1"><text:span text:style-name="T10">String</text:span></text:span></text:p>
            </table:table-cell>
            <table:table-cell table:style-name="Table42.A3" office:value-type="string">
              <text:p text:style-name="P121"><text:a xlink:type="simple" xlink:href="#r35"><text:span text:style-name="Code2"><text:span text:style-name="T27">path</text:span></text:span></text:a></text:p>
              <text:p text:style-name="P122">The path of the request relative to the root.</text:p>
            </table:table-cell>
            <table:table-cell table:style-name="Table42.C3" office:value-type="string">
              <text:p text:style-name="P118"><text:span text:style-name="Page_20_Reference_20_Font"><text:span text:style-name="T10"><text:bookmark-ref text:reference-format="page" text:ref-name="r35">41</text:bookmark-ref></text:span></text:span></text:p>
            </table:table-cell>
          </table:table-row>
          <table:table-row table:style-name="Table42.1">
            <table:table-cell table:style-name="Table42.A3" office:value-type="string">
              <text:p text:style-name="P119"><text:span text:style-name="Code_20_Small1"><text:span text:style-name="T10">long</text:span></text:span></text:p>
            </table:table-cell>
            <table:table-cell table:style-name="Table42.A3" office:value-type="string">
              <text:p text:style-name="P121"><text:a xlink:type="simple" xlink:href="#r36"><text:span text:style-name="Code2"><text:span text:style-name="T27">servletContextId</text:span></text:span></text:a></text:p>
              <text:p text:style-name="P122">The service id of the servlet context processing the request represented by this DTO.</text:p>
            </table:table-cell>
            <table:table-cell table:style-name="Table42.C3" office:value-type="string">
              <text:p text:style-name="P118"><text:span text:style-name="Page_20_Reference_20_Font"><text:span text:style-name="T10"><text:bookmark-ref text:reference-format="page" text:ref-name="r36">41</text:bookmark-ref></text:span></text:span></text:p>
            </table:table-cell>
          </table:table-row>
          <table:table-row table:style-name="Table42.1">
            <table:table-cell table:style-name="Table42.A3" office:value-type="string">
              <text:p text:style-name="P117"><text:a xlink:type="simple" xlink:href="#r47"><text:span text:style-name="Code_20_Small1"><text:span text:style-name="T26">ResourceDTO</text:span></text:span></text:a></text:p>
            </table:table-cell>
            <table:table-cell table:style-name="Table42.A3" office:value-type="string">
              <text:p text:style-name="P121"><text:a xlink:type="simple" xlink:href="#r39"><text:span text:style-name="Code2"><text:span text:style-name="T27">servletDTO</text:span></text:span></text:a></text:p>
              <text:p text:style-name="P122">The resource processing this request.</text:p>
            </table:table-cell>
            <table:table-cell table:style-name="Table42.C3" office:value-type="string">
              <text:p text:style-name="P118"><text:span text:style-name="Page_20_Reference_20_Font"><text:span text:style-name="T10"><text:bookmark-ref text:reference-format="page" text:ref-name="r39">42</text:bookmark-ref></text:span></text:span></text:p>
            </table:table-cell>
          </table:table-row>
        </table:table>
        <text:p text:style-name="P73"/>
        <table:table table:name="Table43" table:style-name="Table43">
          <table:table-column table:style-name="Table43.A"/>
          <table:table-column table:style-name="Table43.B"/>
          <table:table-row table:style-name="Table43.1">
            <table:table-cell table:style-name="Table43.A1" office:value-type="string">
              <text:p text:style-name="P115"><text:span text:style-name="Summary_20_Heading_20_Font2"><text:span text:style-name="T10">Constructor Summary</text:span></text:span></text:p>
            </table:table-cell>
            <table:table-cell table:style-name="Table43.A1" office:value-type="string">
              <text:p text:style-name="P116"><text:span text:style-name="Page_20_Reference_20_Font"><text:span text:style-name="T13">Page</text:span></text:span></text:p>
            </table:table-cell>
          </table:table-row>
          <table:table-row table:style-name="Table43.1">
            <table:table-cell table:style-name="Table43.A2" office:value-type="string">
              <text:p text:style-name="P120"><text:a xlink:type="simple" xlink:href="#r40"><text:span text:style-name="Code2"><text:span text:style-name="T27">RequestInfoDTO</text:span></text:span></text:a><text:span text:style-name="Code2"><text:span text:style-name="T10">()</text:span></text:span></text:p>
            </table:table-cell>
            <table:table-cell table:style-name="Table43.B2" office:value-type="string">
              <text:p text:style-name="P118"><text:span text:style-name="Page_20_Reference_20_Font"><text:span text:style-name="T10"><text:bookmark-ref text:reference-format="page" text:ref-name="r40">42</text:bookmark-ref></text:span></text:span></text:p>
            </table:table-cell>
          </table:table-row>
        </table:table>
        <text:p text:style-name="P73"/>
        <table:table table:name="Table44" table:style-name="Table44">
          <table:table-column table:style-name="Table44.A"/>
          <table:table-row table:style-name="Table44.1">
            <table:table-cell table:style-name="Table44.A1" office:value-type="string">
              <text:p text:style-name="P95">Methods inherited from class org.osgi.dto.DTO</text:p>
            </table:table-cell>
          </table:table-row>
          <table:table-row table:style-name="Table44.2">
            <table:table-cell table:style-name="Table44.A2" office:value-type="string">
              <text:p text:style-name="P89"><text:span text:style-name="Code2"><text:span text:style-name="T10">toString</text:span></text:span></text:p>
            </table:table-cell>
          </table:table-row>
        </table:table>
        <text:p text:style-name="P52">Field Detail</text:p>
        <text:p text:style-name="P55"><text:bookmark text:name="r35"/>path</text:p>
        <text:p text:style-name="P79"><text:span text:style-name="Code2">public String </text:span><text:span text:style-name="Code2"><text:span text:style-name="T17">path</text:span></text:span></text:p>
        <text:p text:style-name="P102">The path of the request relative to the root.</text:p>
        <text:p text:style-name="P129"/>
        <text:p text:style-name="P54"><text:bookmark text:name="r36"/>servletContextId</text:p>
        <text:p text:style-name="P79"><text:span text:style-name="Code2">public long </text:span><text:span text:style-name="Code2"><text:span text:style-name="T17">servletContextId</text:span></text:span></text:p>
        <text:p text:style-name="P102">The service id of the servlet context processing the request represented by this DTO.</text:p>
        <text:p text:style-name="P129"/>
        <text:p text:style-name="P54"><text:bookmark text:name="r37"/>filterDTOs</text:p>
        <text:p text:style-name="P79"><text:soft-page-break/><text:span text:style-name="Code2">public </text:span><text:a xlink:type="simple" xlink:href="#r29"><text:span text:style-name="Code2"><text:span text:style-name="T26">FilterDTO</text:span></text:span></text:a><text:span text:style-name="Code2">[] </text:span><text:span text:style-name="Code2"><text:span text:style-name="T17">filterDTOs</text:span></text:span></text:p>
        <text:p text:style-name="P102">The JAX-RS filters processing this request. If no filters are called for processing this request, an empty array is returned.</text:p>
        <text:p text:style-name="P129"/>
        <text:p text:style-name="P54"><text:bookmark text:name="r38"/>interceptorDTOs</text:p>
        <text:p text:style-name="P79"><text:span text:style-name="Code2">public </text:span><text:a xlink:type="simple" xlink:href="#r34"><text:span text:style-name="Code2"><text:span text:style-name="T26">InterceptorDTO</text:span></text:span></text:a><text:span text:style-name="Code2">[] </text:span><text:span text:style-name="Code2"><text:span text:style-name="T17">interceptorDTOs</text:span></text:span></text:p>
        <text:p text:style-name="P102">The JAX-RS interceptors processing this request. If no interceptors are called for processing this request, an empty array is returned.</text:p>
        <text:p text:style-name="P129"/>
        <text:p text:style-name="P54"><text:bookmark text:name="r39"/>servletDTO</text:p>
        <text:p text:style-name="P79"><text:span text:style-name="Code2">public </text:span><text:a xlink:type="simple" xlink:href="#r47"><text:span text:style-name="Code2"><text:span text:style-name="T26">ResourceDTO</text:span></text:span></text:a><text:span text:style-name="Code2"> </text:span><text:span text:style-name="Code2"><text:span text:style-name="T17">servletDTO</text:span></text:span></text:p>
        <text:p text:style-name="P102">The resource processing this request.</text:p>
        <text:p text:style-name="P53">Constructor Detail</text:p>
        <text:p text:style-name="P55"><text:bookmark text:name="r40"/>RequestInfoDTO</text:p>
        <text:p text:style-name="P79"><text:soft-page-break/><text:span text:style-name="Code2">public </text:span><text:span text:style-name="Code2"><text:span text:style-name="T17">RequestInfoDTO</text:span></text:span><text:span text:style-name="Code2">()</text:span></text:p>
        <text:p text:style-name="P48"><text:bookmark text:name="r47"/>Class ResourceDTO</text:p>
        <text:p text:style-name="P110"><text:a xlink:type="simple" xlink:href="#r10"><text:span text:style-name="T25">org.osgi.service.jaxrs.runtime.dto</text:span></text:a></text:p>
        <text:p text:style-name="P100"><text:span text:style-name="Code2">java.lang.Object</text:span></text:p>
        <text:p text:style-name="P112"><text:span text:style-name="Code2">  </text:span><text:span text:style-name="Code2"><draw:frame draw:style-name="fr3" draw:name="graphics19" text:anchor-type="as-char" svg:width="0.397cm" svg:height="0.37cm" draw:z-index="0"><draw:image xlink:href="Pictures/100002000000000F0000000E443DCD33.png" xlink:type="simple" xlink:show="embed" xlink:actuate="onLoad"/></draw:frame></text:span><text:span text:style-name="Code2">org.osgi.dto.DTO</text:span></text:p>
        <text:p text:style-name="P75"><text:span text:style-name="Code2">      </text:span><text:span text:style-name="Code2"><draw:frame draw:style-name="fr3" draw:name="graphics20" text:anchor-type="as-char" svg:width="0.397cm" svg:height="0.37cm" draw:z-index="0"><draw:image xlink:href="Pictures/100002000000000F0000000E443DCD33.png" xlink:type="simple" xlink:show="embed" xlink:actuate="onLoad"/></draw:frame></text:span><text:span text:style-name="Code2"><text:span text:style-name="T17">org.osgi.service.jaxrs.runtime.dto.ResourceDTO</text:span></text:span></text:p>
        <text:p text:style-name="P56">Direct Known Subclasses:</text:p>
        <text:p text:style-name="P106"><text:a xlink:type="simple" xlink:href="#r24"><text:span text:style-name="T23">FailedResourceDTO</text:span></text:a></text:p>
        <text:p text:style-name="P99"/>
        <text:p text:style-name="P128"><text:span text:style-name="Code2">abstract public class </text:span><text:span text:style-name="Code2"><text:span text:style-name="T17">ResourceDTO</text:span></text:span></text:p>
        <text:p text:style-name="P79"><text:span text:style-name="Code2">extends org.osgi.dto.DTO</text:span></text:p>
        <text:p text:style-name="P80">Represents common information about a JAX-RS resource service.</text:p>
        <text:p text:style-name="P111">NotThreadSafe</text:p>
        <text:p text:style-name="P114"/>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15"><text:span text:style-name="Summary_20_Heading_20_Font2"><text:span text:style-name="T10">Field Summary</text:span></text:span></text:p>
            </table:table-cell>
            <table:covered-table-cell/>
            <table:table-cell table:style-name="Table46.A1" office:value-type="string">
              <text:p text:style-name="P116"><text:span text:style-name="Page_20_Reference_20_Font"><text:span text:style-name="T13">Page</text:span></text:span></text:p>
            </table:table-cell>
          </table:table-row>
          <table:table-row table:style-name="Table46.1">
            <table:table-cell table:style-name="Table46.A2" office:value-type="string">
              <text:p text:style-name="P119"><text:span text:style-name="Code_20_Small1"><text:span text:style-name="T10">String</text:span></text:span></text:p>
            </table:table-cell>
            <table:table-cell table:style-name="Table46.A2" office:value-type="string">
              <text:p text:style-name="P121"><text:a xlink:type="simple" xlink:href="#r43"><text:span text:style-name="Code2"><text:span text:style-name="T27">base</text:span></text:span></text:a></text:p>
              <text:p text:style-name="P124"><text:span text:style-name="T14">The base URI of the resource defined by </text:span><text:a xlink:type="simple" xlink:href="#r63"><text:span text:style-name="Code2"><text:span text:style-name="T26">JaxRSWhiteboardConstants.JAX_RS_RESOURCE_BASE</text:span></text:span></text:a><text:span text:style-name="Default_20_Paragraph_20_Font"><text:span text:style-name="T14">.</text:span></text:span></text:p>
            </table:table-cell>
            <table:table-cell table:style-name="Table46.C2" office:value-type="string">
              <text:p text:style-name="P118"><text:span text:style-name="Page_20_Reference_20_Font"><text:span text:style-name="T10"><text:bookmark-ref text:reference-format="page" text:ref-name="r43">44</text:bookmark-ref></text:span></text:span></text:p>
            </table:table-cell>
          </table:table-row>
          <table:table-row table:style-name="Table46.1">
            <table:table-cell table:style-name="Table46.A3" office:value-type="string">
              <text:p text:style-name="P119"><text:span text:style-name="Code_20_Small1"><text:span text:style-name="T10">String</text:span></text:span></text:p>
            </table:table-cell>
            <table:table-cell table:style-name="Table46.A3" office:value-type="string">
              <text:p text:style-name="P121"><text:a xlink:type="simple" xlink:href="#r42"><text:span text:style-name="Code2"><text:span text:style-name="T27">name</text:span></text:span></text:a></text:p>
              <text:p text:style-name="P124"><text:span text:style-name="T14">The name of the resource if it set one using </text:span><text:a xlink:type="simple" xlink:href="#r62"><text:span text:style-name="Code2"><text:span text:style-name="T26">JaxRSWhiteboardConstants.JAX_RS_RESOURCE_NAME</text:span></text:span></text:a><text:span text:style-name="Default_20_Paragraph_20_Font"><text:span text:style-name="T14">, </text:span></text:span><text:span text:style-name="Code2"><text:span text:style-name="T10">null</text:span></text:span><text:span text:style-name="Default_20_Paragraph_20_Font"><text:span text:style-name="T14"> otherwise.</text:span></text:span></text:p>
            </table:table-cell>
            <table:table-cell table:style-name="Table46.C3" office:value-type="string">
              <text:p text:style-name="P118"><text:span text:style-name="Page_20_Reference_20_Font"><text:span text:style-name="T10"><text:bookmark-ref text:reference-format="page" text:ref-name="r42">44</text:bookmark-ref></text:span></text:span></text:p>
            </table:table-cell>
          </table:table-row>
          <table:table-row table:style-name="Table46.1">
            <table:table-cell table:style-name="Table46.A3" office:value-type="string">
              <text:p text:style-name="P117"><text:a xlink:type="simple" xlink:href="#r49"><text:span text:style-name="Code_20_Small1"><text:span text:style-name="T26">ResourceMethodInfoDTO</text:span></text:span></text:a><text:span text:style-name="Code_20_Small1"><text:span text:style-name="T10">[]</text:span></text:span></text:p>
            </table:table-cell>
            <table:table-cell table:style-name="Table46.A3" office:value-type="string">
              <text:p text:style-name="P121"><text:a xlink:type="simple" xlink:href="#r44"><text:span text:style-name="Code2"><text:span text:style-name="T27">resourceMethods</text:span></text:span></text:a></text:p>
              <text:p text:style-name="P122">The RequestPaths handled by this resource</text:p>
            </table:table-cell>
            <table:table-cell table:style-name="Table46.C3" office:value-type="string">
              <text:p text:style-name="P118"><text:span text:style-name="Page_20_Reference_20_Font"><text:span text:style-name="T10"><text:bookmark-ref text:reference-format="page" text:ref-name="r44">45</text:bookmark-ref></text:span></text:span></text:p>
            </table:table-cell>
          </table:table-row>
          <table:table-row table:style-name="Table46.1">
            <table:table-cell table:style-name="Table46.A3" office:value-type="string">
              <text:p text:style-name="P119"><text:span text:style-name="Code_20_Small1"><text:span text:style-name="T10">long</text:span></text:span></text:p>
            </table:table-cell>
            <table:table-cell table:style-name="Table46.A3" office:value-type="string">
              <text:p text:style-name="P121"><text:a xlink:type="simple" xlink:href="#r45"><text:span text:style-name="Code2"><text:span text:style-name="T27">serviceId</text:span></text:span></text:a></text:p>
              <text:p text:style-name="P122">Service property identifying the JAX-RS resource service</text:p>
            </table:table-cell>
            <table:table-cell table:style-name="Table46.C3" office:value-type="string">
              <text:p text:style-name="P118"><text:span text:style-name="Page_20_Reference_20_Font"><text:span text:style-name="T10"><text:bookmark-ref text:reference-format="page" text:ref-name="r45">45</text:bookmark-ref></text:span></text:span></text:p>
            </table:table-cell>
          </table:table-row>
        </table:table>
        <text:p text:style-name="P73"/>
        <table:table table:name="Table47" table:style-name="Table47">
          <table:table-column table:style-name="Table47.A"/>
          <table:table-column table:style-name="Table47.B"/>
          <table:table-row table:style-name="Table47.1">
            <table:table-cell table:style-name="Table47.A1" office:value-type="string">
              <text:p text:style-name="P115"><text:span text:style-name="Summary_20_Heading_20_Font2"><text:span text:style-name="T10">Constructor Summary</text:span></text:span></text:p>
            </table:table-cell>
            <table:table-cell table:style-name="Table47.A1" office:value-type="string">
              <text:p text:style-name="P116"><text:span text:style-name="Page_20_Reference_20_Font"><text:span text:style-name="T13">Page</text:span></text:span></text:p>
            </table:table-cell>
          </table:table-row>
          <table:table-row table:style-name="Table47.1">
            <table:table-cell table:style-name="Table47.A2" office:value-type="string">
              <text:p text:style-name="P120"><text:a xlink:type="simple" xlink:href="#r46"><text:span text:style-name="Code2"><text:span text:style-name="T27">ResourceDTO</text:span></text:span></text:a><text:span text:style-name="Code2"><text:span text:style-name="T10">()</text:span></text:span></text:p>
            </table:table-cell>
            <table:table-cell table:style-name="Table47.B2" office:value-type="string">
              <text:p text:style-name="P118"><text:span text:style-name="Page_20_Reference_20_Font"><text:span text:style-name="T10"><text:bookmark-ref text:reference-format="page" text:ref-name="r46">45</text:bookmark-ref></text:span></text:span></text:p>
            </table:table-cell>
          </table:table-row>
        </table:table>
        <text:p text:style-name="P73"/>
        <table:table table:name="Table48" table:style-name="Table48">
          <table:table-column table:style-name="Table48.A"/>
          <table:table-row table:style-name="Table48.1">
            <table:table-cell table:style-name="Table48.A1" office:value-type="string">
              <text:p text:style-name="P95">Methods inherited from class org.osgi.dto.DTO</text:p>
            </table:table-cell>
          </table:table-row>
          <table:table-row table:style-name="Table48.2">
            <table:table-cell table:style-name="Table48.A2" office:value-type="string">
              <text:p text:style-name="P89"><text:span text:style-name="Code2"><text:span text:style-name="T10">toString</text:span></text:span></text:p>
            </table:table-cell>
          </table:table-row>
        </table:table>
        <text:p text:style-name="P52">Field Detail</text:p>
        <text:p text:style-name="P55"><text:bookmark text:name="r42"/>name</text:p>
        <text:p text:style-name="P79"><text:span text:style-name="Code2">public String </text:span><text:span text:style-name="Code2"><text:span text:style-name="T17">name</text:span></text:span></text:p>
        <text:p text:style-name="P101"><text:span text:style-name="T18">The name of the resource if it set one using </text:span><text:a xlink:type="simple" xlink:href="#r62"><text:span text:style-name="Code2"><text:span text:style-name="T26">JaxRSWhiteboardConstants.JAX_RS_RESOURCE_NAME</text:span></text:span></text:a><text:span text:style-name="Default_20_Paragraph_20_Font"><text:span text:style-name="T18">, </text:span></text:span><text:span text:style-name="Code2">null</text:span><text:span text:style-name="Default_20_Paragraph_20_Font"><text:span text:style-name="T18"> otherwise.</text:span></text:span></text:p>
        <text:p text:style-name="P129"/>
        <text:p text:style-name="P54"><text:bookmark text:name="r43"/>base</text:p>
        <text:p text:style-name="P79"><text:span text:style-name="Code2">public String </text:span><text:span text:style-name="Code2"><text:span text:style-name="T17">base</text:span></text:span></text:p>
        <text:p text:style-name="P101"><text:span text:style-name="T18">The base URI of the resource defined by </text:span><text:a xlink:type="simple" xlink:href="#r63"><text:span text:style-name="Code2"><text:span text:style-name="T26">JaxRSWhiteboardConstants.JAX_RS_RESOURCE_BASE</text:span></text:span></text:a><text:span text:style-name="Default_20_Paragraph_20_Font"><text:span text:style-name="T18">.</text:span></text:span></text:p>
        <text:p text:style-name="P129"><text:soft-page-break/></text:p>
        <text:p text:style-name="P54"><text:bookmark text:name="r44"/>resourceMethods</text:p>
        <text:p text:style-name="P79"><text:span text:style-name="Code2">public </text:span><text:a xlink:type="simple" xlink:href="#r49"><text:span text:style-name="Code2"><text:span text:style-name="T26">ResourceMethodInfoDTO</text:span></text:span></text:a><text:span text:style-name="Code2">[] </text:span><text:span text:style-name="Code2"><text:span text:style-name="T17">resourceMethods</text:span></text:span></text:p>
        <text:p text:style-name="P102">The RequestPaths handled by this resource</text:p>
        <text:p text:style-name="P129"/>
        <text:p text:style-name="P54"><text:bookmark text:name="r45"/>serviceId</text:p>
        <text:p text:style-name="P79"><text:span text:style-name="Code2">public long </text:span><text:span text:style-name="Code2"><text:span text:style-name="T17">serviceId</text:span></text:span></text:p>
        <text:p text:style-name="P102">Service property identifying the JAX-RS resource service</text:p>
        <text:p text:style-name="P53">Constructor Detail</text:p>
        <text:p text:style-name="P55"><text:bookmark text:name="r46"/>ResourceDTO</text:p>
        <text:p text:style-name="P79"><text:soft-page-break/><text:span text:style-name="Code2">public </text:span><text:span text:style-name="Code2"><text:span text:style-name="T17">ResourceDTO</text:span></text:span><text:span text:style-name="Code2">()</text:span></text:p>
        <text:p text:style-name="P49"><text:bookmark text:name="r49"/>Class ResourceMethodInfoDTO</text:p>
        <text:p text:style-name="P110"><text:a xlink:type="simple" xlink:href="#r10"><text:span text:style-name="T25">org.osgi.service.jaxrs.runtime.dto</text:span></text:a></text:p>
        <text:p text:style-name="P100"><text:span text:style-name="Code2">java.lang.Object</text:span></text:p>
        <text:p text:style-name="P112"><text:span text:style-name="Code2">  </text:span><text:span text:style-name="Code2"><draw:frame draw:style-name="fr3" draw:name="graphics21" text:anchor-type="as-char" svg:width="0.397cm" svg:height="0.37cm" draw:z-index="0"><draw:image xlink:href="Pictures/100002000000000F0000000E443DCD33.png" xlink:type="simple" xlink:show="embed" xlink:actuate="onLoad"/></draw:frame></text:span><text:span text:style-name="Code2">org.osgi.dto.DTO</text:span></text:p>
        <text:p text:style-name="P75"><text:span text:style-name="Code2">      </text:span><text:span text:style-name="Code2"><draw:frame draw:style-name="fr3" draw:name="graphics22" text:anchor-type="as-char" svg:width="0.397cm" svg:height="0.37cm" draw:z-index="0"><draw:image xlink:href="Pictures/100002000000000F0000000E443DCD33.png" xlink:type="simple" xlink:show="embed" xlink:actuate="onLoad"/></draw:frame></text:span><text:span text:style-name="Code2"><text:span text:style-name="T17">org.osgi.service.jaxrs.runtime.dto.ResourceMethodInfoDTO</text:span></text:span></text:p>
        <text:p text:style-name="P99"/>
        <text:p text:style-name="P128"><text:span text:style-name="Code2">public class </text:span><text:span text:style-name="Code2"><text:span text:style-name="T17">ResourceMethodInfoDTO</text:span></text:span></text:p>
        <text:p text:style-name="P79"><text:span text:style-name="Code2">extends org.osgi.dto.DTO</text:span></text:p>
        <text:p text:style-name="P80">Represents information about a JAX-RS resource method.</text:p>
        <text:p text:style-name="P111">NotThreadSafe</text:p>
        <text:p text:style-name="P114"/>
        <table:table table:name="Table50" table:style-name="Table50">
          <table:table-column table:style-name="Table50.A"/>
          <table:table-column table:style-name="Table50.B"/>
          <table:table-row table:style-name="Table50.1">
            <table:table-cell table:style-name="Table50.A1" office:value-type="string">
              <text:p text:style-name="P115"><text:span text:style-name="Summary_20_Heading_20_Font2"><text:span text:style-name="T10">Constructor Summary</text:span></text:span></text:p>
            </table:table-cell>
            <table:table-cell table:style-name="Table50.A1" office:value-type="string">
              <text:p text:style-name="P116"><text:span text:style-name="Page_20_Reference_20_Font"><text:span text:style-name="T13">Page</text:span></text:span></text:p>
            </table:table-cell>
          </table:table-row>
          <table:table-row table:style-name="Table50.1">
            <table:table-cell table:style-name="Table50.A2" office:value-type="string">
              <text:p text:style-name="P120"><text:a xlink:type="simple" xlink:href="#r48"><text:span text:style-name="Code2"><text:span text:style-name="T27">ResourceMethodInfoDTO</text:span></text:span></text:a><text:span text:style-name="Code2"><text:span text:style-name="T10">()</text:span></text:span></text:p>
            </table:table-cell>
            <table:table-cell table:style-name="Table50.B2" office:value-type="string">
              <text:p text:style-name="P118"><text:span text:style-name="Page_20_Reference_20_Font"><text:span text:style-name="T10"><text:bookmark-ref text:reference-format="page" text:ref-name="r48">47</text:bookmark-ref></text:span></text:span></text:p>
            </table:table-cell>
          </table:table-row>
        </table:table>
        <text:p text:style-name="P73"/>
        <table:table table:name="Table51" table:style-name="Table51">
          <table:table-column table:style-name="Table51.A"/>
          <table:table-row table:style-name="Table51.1">
            <table:table-cell table:style-name="Table51.A1" office:value-type="string">
              <text:p text:style-name="P95">Methods inherited from class org.osgi.dto.DTO</text:p>
            </table:table-cell>
          </table:table-row>
          <table:table-row table:style-name="Table51.2">
            <table:table-cell table:style-name="Table51.A2" office:value-type="string">
              <text:p text:style-name="P89"><text:span text:style-name="Code2"><text:span text:style-name="T10">toString</text:span></text:span></text:p>
            </table:table-cell>
          </table:table-row>
        </table:table>
        <text:p text:style-name="P52">Constructor Detail</text:p>
        <text:p text:style-name="P55"><text:bookmark text:name="r48"/>ResourceMethodInfoDTO</text:p>
        <text:p text:style-name="P79"><text:soft-page-break/><text:span text:style-name="Code2">public </text:span><text:span text:style-name="Code2"><text:span text:style-name="T17">ResourceMethodInfoDTO</text:span></text:span><text:span text:style-name="Code2">()</text:span></text:p>
        <text:p text:style-name="P50"><text:bookmark text:name="r59"/>Class RuntimeDTO</text:p>
        <text:p text:style-name="P110"><text:a xlink:type="simple" xlink:href="#r10"><text:span text:style-name="T25">org.osgi.service.jaxrs.runtime.dto</text:span></text:a></text:p>
        <text:p text:style-name="P100"><text:span text:style-name="Code2">java.lang.Object</text:span></text:p>
        <text:p text:style-name="P112"><text:span text:style-name="Code2">  </text:span><text:span text:style-name="Code2"><draw:frame draw:style-name="fr3" draw:name="graphics23" text:anchor-type="as-char" svg:width="0.397cm" svg:height="0.37cm" draw:z-index="0"><draw:image xlink:href="Pictures/100002000000000F0000000E443DCD33.png" xlink:type="simple" xlink:show="embed" xlink:actuate="onLoad"/></draw:frame></text:span><text:span text:style-name="Code2">org.osgi.dto.DTO</text:span></text:p>
        <text:p text:style-name="P75"><text:span text:style-name="Code2">      </text:span><text:span text:style-name="Code2"><draw:frame draw:style-name="fr3" draw:name="graphics24" text:anchor-type="as-char" svg:width="0.397cm" svg:height="0.37cm" draw:z-index="0"><draw:image xlink:href="Pictures/100002000000000F0000000E443DCD33.png" xlink:type="simple" xlink:show="embed" xlink:actuate="onLoad"/></draw:frame></text:span><text:span text:style-name="Code2"><text:span text:style-name="T17">org.osgi.service.jaxrs.runtime.dto.RuntimeDTO</text:span></text:span></text:p>
        <text:p text:style-name="P99"/>
        <text:p text:style-name="P128"><text:span text:style-name="Code2">public class </text:span><text:span text:style-name="Code2"><text:span text:style-name="T17">RuntimeDTO</text:span></text:span></text:p>
        <text:p text:style-name="P79"><text:span text:style-name="Code2">extends org.osgi.dto.DTO</text:span></text:p>
        <text:p text:style-name="P80">Represents the state of a Http Service Runtime.</text:p>
        <text:p text:style-name="P111">NotThreadSafe</text:p>
        <text:p text:style-name="P114"/>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115"><text:span text:style-name="Summary_20_Heading_20_Font2"><text:span text:style-name="T10">Field Summary</text:span></text:span></text:p>
            </table:table-cell>
            <table:covered-table-cell/>
            <table:table-cell table:style-name="Table53.A1" office:value-type="string">
              <text:p text:style-name="P116"><text:span text:style-name="Page_20_Reference_20_Font"><text:span text:style-name="T13">Page</text:span></text:span></text:p>
            </table:table-cell>
          </table:table-row>
          <table:table-row table:style-name="Table53.1">
            <table:table-cell table:style-name="Table53.A2" office:value-type="string">
              <text:p text:style-name="P119"><text:span text:style-name="Code_20_Small1"><text:span text:style-name="T10">String</text:span></text:span></text:p>
            </table:table-cell>
            <table:table-cell table:style-name="Table53.A2" office:value-type="string">
              <text:p text:style-name="P121"><text:a xlink:type="simple" xlink:href="#r51"><text:span text:style-name="Code2"><text:span text:style-name="T27">contextPath</text:span></text:span></text:a></text:p>
              <text:p text:style-name="P122">The root context path.</text:p>
            </table:table-cell>
            <table:table-cell table:style-name="Table53.C2" office:value-type="string">
              <text:p text:style-name="P118"><text:span text:style-name="Page_20_Reference_20_Font"><text:span text:style-name="T10"><text:bookmark-ref text:reference-format="page" text:ref-name="r51">50</text:bookmark-ref></text:span></text:span></text:p>
            </table:table-cell>
          </table:table-row>
          <table:table-row table:style-name="Table53.1">
            <table:table-cell table:style-name="Table53.A3" office:value-type="string">
              <text:p text:style-name="P117"><text:a xlink:type="simple" xlink:href="#r21"><text:span text:style-name="Code_20_Small1"><text:span text:style-name="T26">FailedInterceptorDTO</text:span></text:span></text:a><text:span text:style-name="Code_20_Small1"><text:span text:style-name="T10">[]</text:span></text:span></text:p>
            </table:table-cell>
            <table:table-cell table:style-name="Table53.A3" office:value-type="string">
              <text:p text:style-name="P121"><text:a xlink:type="simple" xlink:href="#r57"><text:span text:style-name="Code2"><text:span text:style-name="T27">failedErrorPageDTOs</text:span></text:span></text:a></text:p>
              <text:p text:style-name="P122">Returns the representations of the JAX-RS Interceptor services associated with this runtime but currently not used due to some problem.</text:p>
            </table:table-cell>
            <table:table-cell table:style-name="Table53.C3" office:value-type="string">
              <text:p text:style-name="P118"><text:span text:style-name="Page_20_Reference_20_Font"><text:span text:style-name="T10"><text:bookmark-ref text:reference-format="page" text:ref-name="r57">50</text:bookmark-ref></text:span></text:span></text:p>
            </table:table-cell>
          </table:table-row>
          <table:table-row table:style-name="Table53.1">
            <table:table-cell table:style-name="Table53.A3" office:value-type="string">
              <text:p text:style-name="P117"><text:a xlink:type="simple" xlink:href="#r18"><text:span text:style-name="Code_20_Small1"><text:span text:style-name="T26">FailedFilterDTO</text:span></text:span></text:a><text:span text:style-name="Code_20_Small1"><text:span text:style-name="T10">[]</text:span></text:span></text:p>
            </table:table-cell>
            <table:table-cell table:style-name="Table53.A3" office:value-type="string">
              <text:p text:style-name="P121"><text:a xlink:type="simple" xlink:href="#r56"><text:span text:style-name="Code2"><text:span text:style-name="T27">failedFilterDTOs</text:span></text:span></text:a></text:p>
              <text:p text:style-name="P122">Returns the representations of the JAX-RS Filter services associated with this runtime but currently not used due to some problem.</text:p>
            </table:table-cell>
            <table:table-cell table:style-name="Table53.C3" office:value-type="string">
              <text:p text:style-name="P118"><text:span text:style-name="Page_20_Reference_20_Font"><text:span text:style-name="T10"><text:bookmark-ref text:reference-format="page" text:ref-name="r56">50</text:bookmark-ref></text:span></text:span></text:p>
            </table:table-cell>
          </table:table-row>
          <table:table-row table:style-name="Table53.1">
            <table:table-cell table:style-name="Table53.A3" office:value-type="string">
              <text:p text:style-name="P117"><text:a xlink:type="simple" xlink:href="#r24"><text:span text:style-name="Code_20_Small1"><text:span text:style-name="T26">FailedResourceDTO</text:span></text:span></text:a><text:span text:style-name="Code_20_Small1"><text:span text:style-name="T10">[]</text:span></text:span></text:p>
            </table:table-cell>
            <table:table-cell table:style-name="Table53.A3" office:value-type="string">
              <text:p text:style-name="P121"><text:a xlink:type="simple" xlink:href="#r55"><text:span text:style-name="Code2"><text:span text:style-name="T27">failedServletDTOs</text:span></text:span></text:a></text:p>
              <text:p text:style-name="P122">Returns the representations of the JAX-RS resource services associated with this runtime but currently not used due to some problem.</text:p>
            </table:table-cell>
            <table:table-cell table:style-name="Table53.C3" office:value-type="string">
              <text:p text:style-name="P118"><text:span text:style-name="Page_20_Reference_20_Font"><text:span text:style-name="T10"><text:bookmark-ref text:reference-format="page" text:ref-name="r55">50</text:bookmark-ref></text:span></text:span></text:p>
            </table:table-cell>
          </table:table-row>
          <table:table-row table:style-name="Table53.1">
            <table:table-cell table:style-name="Table53.A3" office:value-type="string">
              <text:p text:style-name="P117"><text:a xlink:type="simple" xlink:href="#r29"><text:span text:style-name="Code_20_Small1"><text:span text:style-name="T26">FilterDTO</text:span></text:span></text:a><text:span text:style-name="Code_20_Small1"><text:span text:style-name="T10">[]</text:span></text:span></text:p>
            </table:table-cell>
            <table:table-cell table:style-name="Table53.A3" office:value-type="string">
              <text:p text:style-name="P121"><text:a xlink:type="simple" xlink:href="#r53"><text:span text:style-name="Code2"><text:span text:style-name="T27">filterDTOs</text:span></text:span></text:a></text:p>
              <text:p text:style-name="P122">Returns the representations of the JAX-RS Filter services associated with this Runtime.</text:p>
            </table:table-cell>
            <table:table-cell table:style-name="Table53.C3" office:value-type="string">
              <text:p text:style-name="P118"><text:span text:style-name="Page_20_Reference_20_Font"><text:span text:style-name="T10"><text:bookmark-ref text:reference-format="page" text:ref-name="r53">50</text:bookmark-ref></text:span></text:span></text:p>
            </table:table-cell>
          </table:table-row>
          <table:table-row table:style-name="Table53.1">
            <table:table-cell table:style-name="Table53.A3" office:value-type="string">
              <text:p text:style-name="P117"><text:a xlink:type="simple" xlink:href="#r34"><text:span text:style-name="Code_20_Small1"><text:span text:style-name="T26">InterceptorDTO</text:span></text:span></text:a><text:span text:style-name="Code_20_Small1"><text:span text:style-name="T10">[]</text:span></text:span></text:p>
            </table:table-cell>
            <table:table-cell table:style-name="Table53.A3" office:value-type="string">
              <text:p text:style-name="P121"><text:a xlink:type="simple" xlink:href="#r54"><text:span text:style-name="Code2"><text:span text:style-name="T27">interceptorDTOs</text:span></text:span></text:a></text:p>
              <text:p text:style-name="P122">Returns the representations of the JAX-RS Interceptor services associated with this Runtime.</text:p>
            </table:table-cell>
            <table:table-cell table:style-name="Table53.C3" office:value-type="string">
              <text:p text:style-name="P118"><text:span text:style-name="Page_20_Reference_20_Font"><text:span text:style-name="T10"><text:bookmark-ref text:reference-format="page" text:ref-name="r54">50</text:bookmark-ref></text:span></text:span></text:p>
            </table:table-cell>
          </table:table-row>
          <table:table-row table:style-name="Table53.1">
            <table:table-cell table:style-name="Table53.A3" office:value-type="string">
              <text:p text:style-name="P119"><text:span text:style-name="Code_20_Small1"><text:span text:style-name="T10">org.osgi.resource.dto.ResourceDTO[]</text:span></text:span></text:p>
            </table:table-cell>
            <table:table-cell table:style-name="Table53.A3" office:value-type="string">
              <text:p text:style-name="P121"><text:a xlink:type="simple" xlink:href="#r52"><text:span text:style-name="Code2"><text:span text:style-name="T27">resourceDTOs</text:span></text:span></text:a></text:p>
              <text:p text:style-name="P122">Returns the representations of the JAX-RS resource services associated with this Runtime.</text:p>
            </table:table-cell>
            <table:table-cell table:style-name="Table53.C3" office:value-type="string">
              <text:p text:style-name="P118"><text:span text:style-name="Page_20_Reference_20_Font"><text:span text:style-name="T10"><text:bookmark-ref text:reference-format="page" text:ref-name="r52">50</text:bookmark-ref></text:span></text:span></text:p>
            </table:table-cell>
          </table:table-row>
          <table:table-row table:style-name="Table53.1">
            <table:table-cell table:style-name="Table53.A3" office:value-type="string">
              <text:p text:style-name="P119"><text:span text:style-name="Code_20_Small1"><text:span text:style-name="T10">org.osgi.framework.dto.ServiceReferenceDTO</text:span></text:span></text:p>
            </table:table-cell>
            <table:table-cell table:style-name="Table53.A3" office:value-type="string">
              <text:p text:style-name="P121"><text:a xlink:type="simple" xlink:href="#r50"><text:span text:style-name="Code2"><text:span text:style-name="T27">serviceDTO</text:span></text:span></text:a></text:p>
              <text:p text:style-name="P123"><text:span text:style-name="T14">The DTO for the corresponding </text:span><text:span text:style-name="Code2"><text:span text:style-name="T10">JaxRSServiceRuntime</text:span></text:span><text:span text:style-name="Default_20_Paragraph_20_Font"><text:span text:style-name="T14">.</text:span></text:span></text:p>
            </table:table-cell>
            <table:table-cell table:style-name="Table53.C3" office:value-type="string">
              <text:p text:style-name="P118"><text:span text:style-name="Page_20_Reference_20_Font"><text:span text:style-name="T10"><text:bookmark-ref text:reference-format="page" text:ref-name="r50">49</text:bookmark-ref></text:span></text:span></text:p>
            </table:table-cell>
          </table:table-row>
        </table:table>
        <text:p text:style-name="P73"/>
        <table:table table:name="Table54" table:style-name="Table54">
          <table:table-column table:style-name="Table54.A"/>
          <table:table-column table:style-name="Table54.B"/>
          <table:table-row table:style-name="Table54.1">
            <table:table-cell table:style-name="Table54.A1" office:value-type="string">
              <text:p text:style-name="P115"><text:span text:style-name="Summary_20_Heading_20_Font2"><text:span text:style-name="T10">Constructor Summary</text:span></text:span></text:p>
            </table:table-cell>
            <table:table-cell table:style-name="Table54.A1" office:value-type="string">
              <text:p text:style-name="P116"><text:span text:style-name="Page_20_Reference_20_Font"><text:span text:style-name="T13">Page</text:span></text:span></text:p>
            </table:table-cell>
          </table:table-row>
          <table:table-row table:style-name="Table54.1">
            <table:table-cell table:style-name="Table54.A2" office:value-type="string">
              <text:p text:style-name="P120"><text:a xlink:type="simple" xlink:href="#r58"><text:span text:style-name="Code2"><text:span text:style-name="T27">RuntimeDTO</text:span></text:span></text:a><text:span text:style-name="Code2"><text:span text:style-name="T10">()</text:span></text:span></text:p>
            </table:table-cell>
            <table:table-cell table:style-name="Table54.B2" office:value-type="string">
              <text:p text:style-name="P118"><text:span text:style-name="Page_20_Reference_20_Font"><text:span text:style-name="T10"><text:bookmark-ref text:reference-format="page" text:ref-name="r58">51</text:bookmark-ref></text:span></text:span></text:p>
            </table:table-cell>
          </table:table-row>
        </table:table>
        <text:p text:style-name="P73"/>
        <table:table table:name="Table55" table:style-name="Table55">
          <table:table-column table:style-name="Table55.A"/>
          <table:table-row table:style-name="Table55.1">
            <table:table-cell table:style-name="Table55.A1" office:value-type="string">
              <text:p text:style-name="P95">Methods inherited from class org.osgi.dto.DTO</text:p>
            </table:table-cell>
          </table:table-row>
          <table:table-row table:style-name="Table55.2">
            <table:table-cell table:style-name="Table55.A2" office:value-type="string">
              <text:p text:style-name="P89"><text:span text:style-name="Code2"><text:span text:style-name="T10">toString</text:span></text:span></text:p>
            </table:table-cell>
          </table:table-row>
        </table:table>
        <text:p text:style-name="P52">Field Detail</text:p>
        <text:p text:style-name="P55"><text:bookmark text:name="r50"/>serviceDTO</text:p>
        <text:p text:style-name="P79"><text:span text:style-name="Code2">public org.osgi.framework.dto.ServiceReferenceDTO </text:span><text:span text:style-name="Code2"><text:span text:style-name="T17">serviceDTO</text:span></text:span></text:p>
        <text:p text:style-name="P101"><text:soft-page-break/><text:span text:style-name="T18">The DTO for the corresponding </text:span><text:span text:style-name="Code2">JaxRSServiceRuntime</text:span><text:span text:style-name="Default_20_Paragraph_20_Font"><text:span text:style-name="T18">. This value is never </text:span></text:span><text:span text:style-name="Code2">null</text:span><text:span text:style-name="Default_20_Paragraph_20_Font"><text:span text:style-name="T18">.</text:span></text:span></text:p>
        <text:p text:style-name="P129"/>
        <text:p text:style-name="P54"><text:bookmark text:name="r51"/>contextPath</text:p>
        <text:p text:style-name="P79"><text:span text:style-name="Code2">public String </text:span><text:span text:style-name="Code2"><text:span text:style-name="T17">contextPath</text:span></text:span></text:p>
        <text:p text:style-name="P101"><text:span text:style-name="T18">The root context path. This path may be "/", or it may be a sub path if this </text:span><text:a xlink:type="simple" xlink:href="#r6"><text:span text:style-name="Code2"><text:span text:style-name="T26">JaxRSServiceRuntime</text:span></text:span></text:a><text:span text:style-name="Default_20_Paragraph_20_Font"><text:span text:style-name="T18"> is running within an external Http container.</text:span></text:span></text:p>
        <text:p text:style-name="P129"/>
        <text:p text:style-name="P54"><text:bookmark text:name="r52"/>resourceDTOs</text:p>
        <text:p text:style-name="P79"><text:span text:style-name="Code2">public org.osgi.resource.dto.ResourceDTO[] </text:span><text:span text:style-name="Code2"><text:span text:style-name="T17">resourceDTOs</text:span></text:span></text:p>
        <text:p text:style-name="P102">Returns the representations of the JAX-RS resource services associated with this Runtime. The returned array may be empty if this context is currently not associated with any JAX-RS Resource services.</text:p>
        <text:p text:style-name="P129"/>
        <text:p text:style-name="P54"><text:bookmark text:name="r53"/>filterDTOs</text:p>
        <text:p text:style-name="P79"><text:span text:style-name="Code2">public </text:span><text:a xlink:type="simple" xlink:href="#r29"><text:span text:style-name="Code2"><text:span text:style-name="T26">FilterDTO</text:span></text:span></text:a><text:span text:style-name="Code2">[] </text:span><text:span text:style-name="Code2"><text:span text:style-name="T17">filterDTOs</text:span></text:span></text:p>
        <text:p text:style-name="P102">Returns the representations of the JAX-RS Filter services associated with this Runtime. The returned array may be empty if this context is currently not associated with any JAX-RS Filter services.</text:p>
        <text:p text:style-name="P129"/>
        <text:p text:style-name="P54"><text:bookmark text:name="r54"/>interceptorDTOs</text:p>
        <text:p text:style-name="P79"><text:span text:style-name="Code2">public </text:span><text:a xlink:type="simple" xlink:href="#r34"><text:span text:style-name="Code2"><text:span text:style-name="T26">InterceptorDTO</text:span></text:span></text:a><text:span text:style-name="Code2">[] </text:span><text:span text:style-name="Code2"><text:span text:style-name="T17">interceptorDTOs</text:span></text:span></text:p>
        <text:p text:style-name="P102">Returns the representations of the JAX-RS Interceptor services associated with this Runtime. The returned array may be empty if this context is currently not associated with any JAX-RS Filter services.</text:p>
        <text:p text:style-name="P129"/>
        <text:p text:style-name="P54"><text:bookmark text:name="r55"/>failedServletDTOs</text:p>
        <text:p text:style-name="P79"><text:span text:style-name="Code2">public </text:span><text:a xlink:type="simple" xlink:href="#r24"><text:span text:style-name="Code2"><text:span text:style-name="T26">FailedResourceDTO</text:span></text:span></text:a><text:span text:style-name="Code2">[] </text:span><text:span text:style-name="Code2"><text:span text:style-name="T17">failedServletDTOs</text:span></text:span></text:p>
        <text:p text:style-name="P102">Returns the representations of the JAX-RS resource services associated with this runtime but currently not used due to some problem. The returned array may be empty.</text:p>
        <text:p text:style-name="P129"/>
        <text:p text:style-name="P54"><text:bookmark text:name="r56"/>failedFilterDTOs</text:p>
        <text:p text:style-name="P79"><text:span text:style-name="Code2">public </text:span><text:a xlink:type="simple" xlink:href="#r18"><text:span text:style-name="Code2"><text:span text:style-name="T26">FailedFilterDTO</text:span></text:span></text:a><text:span text:style-name="Code2">[] </text:span><text:span text:style-name="Code2"><text:span text:style-name="T17">failedFilterDTOs</text:span></text:span></text:p>
        <text:p text:style-name="P102">Returns the representations of the JAX-RS Filter services associated with this runtime but currently not used due to some problem. The returned array may be empty.</text:p>
        <text:p text:style-name="P129"/>
        <text:p text:style-name="P54"><text:bookmark text:name="r57"/>failedErrorPageDTOs</text:p>
        <text:p text:style-name="P79"><text:span text:style-name="Code2">public </text:span><text:a xlink:type="simple" xlink:href="#r21"><text:span text:style-name="Code2"><text:span text:style-name="T26">FailedInterceptorDTO</text:span></text:span></text:a><text:span text:style-name="Code2">[] </text:span><text:span text:style-name="Code2"><text:span text:style-name="T17">failedErrorPageDTOs</text:span></text:span></text:p>
        <text:p text:style-name="P102"><text:soft-page-break/>Returns the representations of the JAX-RS Interceptor services associated with this runtime but currently not used due to some problem. The returned array may be empty.</text:p>
        <text:p text:style-name="P53">Constructor Detail</text:p>
        <text:p text:style-name="P55"><text:bookmark text:name="r58"/>RuntimeDTO</text:p>
        <text:p text:style-name="P79"><text:soft-page-break/><text:span text:style-name="Code2">public </text:span><text:span text:style-name="Code2"><text:span text:style-name="T17">RuntimeDTO</text:span></text:span><text:span text:style-name="Code2">()</text:span></text:p>
        <text:p text:style-name="P38"><text:bookmark text:name="r61"/>Package org.osgi.service.jaxrs.whiteboard</text:p>
        <text:p text:style-name="P96"><text:span text:style-name="Code_20_Small">@org.osgi.annotation.versioning.Version(value="1.0")</text:span></text:p>
        <text:p text:style-name="P97">Http Whiteboard Package Version 1.0.</text:p>
        <text:p text:style-name="P98">See:</text:p>
        <text:p text:style-name="P101"><text:a xlink:type="simple" xlink:href="#r60"><text:span text:style-name="T22">Description</text:span></text:a></text:p>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90"><text:span text:style-name="Summary_20_Heading_20_Font1">Class Summary</text:span></text:p>
            </table:table-cell>
            <table:covered-table-cell/>
            <table:table-cell table:style-name="Table57.A1" office:value-type="string">
              <text:p text:style-name="P91"><text:span text:style-name="Page_20_Reference_20_Font">Page</text:span></text:p>
            </table:table-cell>
          </table:table-row>
          <table:table-row table:style-name="Table57.1">
            <table:table-cell table:style-name="Table57.A2" office:value-type="string">
              <text:p text:style-name="P83"><text:a xlink:type="simple" xlink:href="#r67"><text:span text:style-name="T22">JaxRSWhiteboardConstants</text:span></text:a></text:p>
            </table:table-cell>
            <table:table-cell table:style-name="Table57.A2" office:value-type="string">
              <text:p text:style-name="P85">Defines standard constants for the JAX-RS Whiteboard services.</text:p>
            </table:table-cell>
            <table:table-cell table:style-name="Table57.A2" office:value-type="string">
              <text:p text:style-name="P86"><text:span text:style-name="Page_20_Reference_20_Font"><text:span text:style-name="T30"><text:bookmark-ref text:reference-format="page" text:ref-name="r67">55</text:bookmark-ref></text:span></text:span></text:p>
            </table:table-cell>
          </table:table-row>
        </table:table>
        <text:p text:style-name="P107"><text:bookmark text:name="r60"/>Package org.osgi.service.jaxrs.whiteboard Description</text:p>
        <text:p text:style-name="P108">Http Whiteboard Package Version 1.0.</text:p>
        <text:p text:style-name="P108">Bundles wishing to use this package must list the package in the Import-Package header of the bundle's manifest. This package has two types of users: the consumers that use the API in this package and the providers that implement the API in this package.</text:p>
        <text:p text:style-name="P108">Example import for consumers using the API in this package:</text:p>
        <text:p text:style-name="P109"><text:span text:style-name="Code1">Import-Package: org.osgi.service.http.whiteboard; version="[1.0,2.0)"</text:span></text:p>
        <text:p text:style-name="P108">Example import for providers implementing the API in this package:</text:p>
        <text:p text:style-name="P74"><text:soft-page-break/><text:span text:style-name="Code1">Import-Package: org.osgi.service.http.whiteboard; version="[1.0,1.1)"</text:span></text:p>
        <text:p text:style-name="P51"><text:bookmark text:name="r67"/>Class JaxRSWhiteboardConstants</text:p>
        <text:p text:style-name="P110"><text:a xlink:type="simple" xlink:href="#r61"><text:span text:style-name="T25">org.osgi.service.jaxrs.whiteboard</text:span></text:a></text:p>
        <text:p text:style-name="P100"><text:span text:style-name="Code2">java.lang.Object</text:span></text:p>
        <text:p text:style-name="P75"><text:span text:style-name="Code2">  </text:span><text:span text:style-name="Code2"><draw:frame draw:style-name="fr3" draw:name="graphics25" text:anchor-type="as-char" svg:width="0.397cm" svg:height="0.37cm" draw:z-index="0"><draw:image xlink:href="Pictures/100002000000000F0000000E443DCD33.png" xlink:type="simple" xlink:show="embed" xlink:actuate="onLoad"/></draw:frame></text:span><text:span text:style-name="Code2"><text:span text:style-name="T17">org.osgi.service.jaxrs.whiteboard.JaxRSWhiteboardConstants</text:span></text:span></text:p>
        <text:p text:style-name="P99"/>
        <text:p text:style-name="P128"><text:span text:style-name="Code2">final public class </text:span><text:span text:style-name="Code2"><text:span text:style-name="T17">JaxRSWhiteboardConstants</text:span></text:span></text:p>
        <text:p text:style-name="P79"><text:span text:style-name="Code2">extends Object</text:span></text:p>
        <text:p text:style-name="P76">Defines standard constants for the JAX-RS Whiteboard services.</text:p>
        <text:p text:style-name="P114"/>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115"><text:span text:style-name="Summary_20_Heading_20_Font2"><text:span text:style-name="T10">Field Summary</text:span></text:span></text:p>
            </table:table-cell>
            <table:covered-table-cell/>
            <table:table-cell table:style-name="Table59.A1" office:value-type="string">
              <text:p text:style-name="P116"><text:span text:style-name="Page_20_Reference_20_Font"><text:span text:style-name="T13">Page</text:span></text:span></text:p>
            </table:table-cell>
          </table:table-row>
          <table:table-row table:style-name="Table59.1">
            <table:table-cell table:style-name="Table59.A2" office:value-type="string">
              <text:p text:style-name="P119"><text:span text:style-name="Code_20_Small1"><text:span text:style-name="T10">static String</text:span></text:span></text:p>
            </table:table-cell>
            <table:table-cell table:style-name="Table59.A2" office:value-type="string">
              <text:p text:style-name="P121"><text:a xlink:type="simple" xlink:href="#r64"><text:span text:style-name="Code2"><text:span text:style-name="T27">JAX_RS_FILTER_BASE</text:span></text:span></text:a></text:p>
              <text:p text:style-name="P122">Service property specifying the request mappings for a JAX-RS filter service.</text:p>
            </table:table-cell>
            <table:table-cell table:style-name="Table59.C2" office:value-type="string">
              <text:p text:style-name="P118"><text:span text:style-name="Page_20_Reference_20_Font"><text:span text:style-name="T10"><text:bookmark-ref text:reference-format="page" text:ref-name="r64">56</text:bookmark-ref></text:span></text:span></text:p>
            </table:table-cell>
          </table:table-row>
          <table:table-row table:style-name="Table59.1">
            <table:table-cell table:style-name="Table59.A3" office:value-type="string">
              <text:p text:style-name="P119"><text:span text:style-name="Code_20_Small1"><text:span text:style-name="T10">static String</text:span></text:span></text:p>
            </table:table-cell>
            <table:table-cell table:style-name="Table59.A3" office:value-type="string">
              <text:p text:style-name="P121"><text:a xlink:type="simple" xlink:href="#r65"><text:span text:style-name="Code2"><text:span text:style-name="T27">JAX_RS_INTERCEPTOR_BASE</text:span></text:span></text:a></text:p>
              <text:p text:style-name="P122">Service property specifying the request mappings for a JAX-RS interceptor service.</text:p>
            </table:table-cell>
            <table:table-cell table:style-name="Table59.C3" office:value-type="string">
              <text:p text:style-name="P118"><text:span text:style-name="Page_20_Reference_20_Font"><text:span text:style-name="T10"><text:bookmark-ref text:reference-format="page" text:ref-name="r65">56</text:bookmark-ref></text:span></text:span></text:p>
            </table:table-cell>
          </table:table-row>
          <table:table-row table:style-name="Table59.1">
            <table:table-cell table:style-name="Table59.A3" office:value-type="string">
              <text:p text:style-name="P119"><text:span text:style-name="Code_20_Small1"><text:span text:style-name="T10">static String</text:span></text:span></text:p>
            </table:table-cell>
            <table:table-cell table:style-name="Table59.A3" office:value-type="string">
              <text:p text:style-name="P121"><text:a xlink:type="simple" xlink:href="#r63"><text:span text:style-name="Code2"><text:span text:style-name="T27">JAX_RS_RESOURCE_BASE</text:span></text:span></text:a></text:p>
              <text:p text:style-name="P122">Service property specifying the base URI mapping for a JAX-RS resource service.</text:p>
            </table:table-cell>
            <table:table-cell table:style-name="Table59.C3" office:value-type="string">
              <text:p text:style-name="P118"><text:span text:style-name="Page_20_Reference_20_Font"><text:span text:style-name="T10"><text:bookmark-ref text:reference-format="page" text:ref-name="r63">55</text:bookmark-ref></text:span></text:span></text:p>
            </table:table-cell>
          </table:table-row>
          <table:table-row table:style-name="Table59.1">
            <table:table-cell table:style-name="Table59.A3" office:value-type="string">
              <text:p text:style-name="P119"><text:span text:style-name="Code_20_Small1"><text:span text:style-name="T10">static String</text:span></text:span></text:p>
            </table:table-cell>
            <table:table-cell table:style-name="Table59.A3" office:value-type="string">
              <text:p text:style-name="P121"><text:a xlink:type="simple" xlink:href="#r62"><text:span text:style-name="Code2"><text:span text:style-name="T27">JAX_RS_RESOURCE_NAME</text:span></text:span></text:a></text:p>
              <text:p text:style-name="P122">Service property specifying the name of a JAX-RS resource.</text:p>
            </table:table-cell>
            <table:table-cell table:style-name="Table59.C3" office:value-type="string">
              <text:p text:style-name="P118"><text:span text:style-name="Page_20_Reference_20_Font"><text:span text:style-name="T10"><text:bookmark-ref text:reference-format="page" text:ref-name="r62">55</text:bookmark-ref></text:span></text:span></text:p>
            </table:table-cell>
          </table:table-row>
          <table:table-row table:style-name="Table59.1">
            <table:table-cell table:style-name="Table59.A3" office:value-type="string">
              <text:p text:style-name="P119"><text:span text:style-name="Code_20_Small1"><text:span text:style-name="T10">static String</text:span></text:span></text:p>
            </table:table-cell>
            <table:table-cell table:style-name="Table59.A3" office:value-type="string">
              <text:p text:style-name="P121"><text:a xlink:type="simple" xlink:href="#r66"><text:span text:style-name="Code2"><text:span text:style-name="T27">JAX_RS_WHITEBOARD_TARGET</text:span></text:span></text:a></text:p>
              <text:p text:style-name="P122">Service property specifying the target filter to select the JAX-RS Whiteboard implementation to process the service.</text:p>
            </table:table-cell>
            <table:table-cell table:style-name="Table59.C3" office:value-type="string">
              <text:p text:style-name="P118"><text:span text:style-name="Page_20_Reference_20_Font"><text:span text:style-name="T10"><text:bookmark-ref text:reference-format="page" text:ref-name="r66">56</text:bookmark-ref></text:span></text:span></text:p>
            </table:table-cell>
          </table:table-row>
        </table:table>
        <text:p text:style-name="P52">Field Detail</text:p>
        <text:p text:style-name="P55"><text:bookmark text:name="r62"/>JAX_RS_RESOURCE_NAME</text:p>
        <text:p text:style-name="P79"><text:span text:style-name="Code2">public static final String </text:span><text:span text:style-name="Code2"><text:span text:style-name="T17">JAX_RS_RESOURCE_NAME</text:span></text:span><text:span text:style-name="Code2"> = "osgi.jaxrs.name"</text:span></text:p>
        <text:p text:style-name="P104">Service property specifying the name of a JAX-RS resource.</text:p>
        <text:p text:style-name="P104">This name is provided as a property on the registered Endpoint service so that the URI for a particular JAX-RS service can be identified. If this service property is not specified, then no Endpoint information will be registered for this resource.</text:p>
        <text:p text:style-name="P104">Resource names should be unique among all resource service associated with a single Whiteboard implementation.</text:p>
        <text:p text:style-name="P101"><text:span text:style-name="T18">The value of this service property must be of type </text:span><text:span text:style-name="Code2">String</text:span><text:span text:style-name="Default_20_Paragraph_20_Font"><text:span text:style-name="T18">.</text:span></text:span></text:p>
        <text:p text:style-name="P129"/>
        <text:p text:style-name="P54"><text:bookmark text:name="r63"/>JAX_RS_RESOURCE_BASE</text:p>
        <text:p text:style-name="P79"><text:span text:style-name="Code2">public static final String </text:span><text:span text:style-name="Code2"><text:span text:style-name="T17">JAX_RS_RESOURCE_BASE</text:span></text:span><text:span text:style-name="Code2"> = "osgi.jaxrs.resource.base"</text:span></text:p>
        <text:p text:style-name="P104">Service property specifying the base URI mapping for a JAX-RS resource service.</text:p>
        <text:p text:style-name="P104">The specified uri is used to determine whether a request should be mapped to the resource. Services without this service property are ignored.</text:p>
        <text:p text:style-name="P101"><text:span text:style-name="T18">The value of this service property must be of type </text:span><text:span text:style-name="Code2">String</text:span><text:span text:style-name="Default_20_Paragraph_20_Font"><text:span text:style-name="T18">, and will have a "/" prepended if no "/" exists.</text:span></text:span></text:p>
        <text:p text:style-name="P129"><text:soft-page-break/></text:p>
        <text:p text:style-name="P54"><text:bookmark text:name="r64"/>JAX_RS_FILTER_BASE</text:p>
        <text:p text:style-name="P79"><text:span text:style-name="Code2">public static final String </text:span><text:span text:style-name="Code2"><text:span text:style-name="T17">JAX_RS_FILTER_BASE</text:span></text:span><text:span text:style-name="Code2"> = "osgi.jaxrs.filter.base"</text:span></text:p>
        <text:p text:style-name="P104">Service property specifying the request mappings for a JAX-RS filter service.</text:p>
        <text:p text:style-name="P104">The specified patterns are used to determine whether a request should be mapped to the filter. Filter services without this service property are ignored.</text:p>
        <text:p text:style-name="P101"><text:span text:style-name="T18">The value of this service property must be of type </text:span><text:span text:style-name="Code2">String</text:span><text:span text:style-name="Default_20_Paragraph_20_Font"><text:span text:style-name="T18">, </text:span></text:span><text:span text:style-name="Code2">String[]</text:span><text:span text:style-name="Default_20_Paragraph_20_Font"><text:span text:style-name="T18">, or </text:span></text:span><text:span text:style-name="Code2">Collection&lt;String&gt;</text:span><text:span text:style-name="Default_20_Paragraph_20_Font"><text:span text:style-name="T18">.</text:span></text:span></text:p>
        <text:p text:style-name="P129"/>
        <text:p text:style-name="P54"><text:bookmark text:name="r65"/>JAX_RS_INTERCEPTOR_BASE</text:p>
        <text:p text:style-name="P79"><text:span text:style-name="Code2">public static final String </text:span><text:span text:style-name="Code2"><text:span text:style-name="T17">JAX_RS_INTERCEPTOR_BASE</text:span></text:span><text:span text:style-name="Code2"> = "osgi.jaxrs.interceptor.base"</text:span></text:p>
        <text:p text:style-name="P104">Service property specifying the request mappings for a JAX-RS interceptor service.</text:p>
        <text:p text:style-name="P104">The specified patterns are used to determine whether a request should be mapped to the interceptor. Interceptor services without this service property are ignored.</text:p>
        <text:p text:style-name="P101"><text:span text:style-name="T18">The value of this service property must be of type </text:span><text:span text:style-name="Code2">String</text:span><text:span text:style-name="Default_20_Paragraph_20_Font"><text:span text:style-name="T18">, </text:span></text:span><text:span text:style-name="Code2">String[]</text:span><text:span text:style-name="Default_20_Paragraph_20_Font"><text:span text:style-name="T18">, or </text:span></text:span><text:span text:style-name="Code2">Collection&lt;String&gt;</text:span><text:span text:style-name="Default_20_Paragraph_20_Font"><text:span text:style-name="T18">.</text:span></text:span></text:p>
        <text:p text:style-name="P129"/>
        <text:p text:style-name="P54"><text:bookmark text:name="r66"/>JAX_RS_WHITEBOARD_TARGET</text:p>
        <text:p text:style-name="P79"><text:span text:style-name="Code2">public static final String </text:span><text:span text:style-name="Code2"><text:span text:style-name="T17">JAX_RS_WHITEBOARD_TARGET</text:span></text:span><text:span text:style-name="Code2"> = "osgi.jaxrs.whiteboard.target"</text:span></text:p>
        <text:p text:style-name="P104">Service property specifying the target filter to select the JAX-RS Whiteboard implementation to process the service.</text:p>
        <text:p text:style-name="P105"><text:span text:style-name="T18">A JAX-RS Whiteboard implementation can define any number of service properties which can be referenced by the target filter. The service properties should always include the </text:span><text:a xlink:type="simple" xlink:href="#r7"><text:span text:style-name="Code2"><text:span text:style-name="T26">osgi.http.endpoint</text:span></text:span></text:a><text:span text:style-name="Default_20_Paragraph_20_Font"><text:span text:style-name="T18"> service property if the endpoint information is known.</text:span></text:span></text:p>
        <text:p text:style-name="P104">If this service property is not specified, then all JAX-RS Whiteboard implementations can process the service.</text:p>
        <text:p text:style-name="P101"><text:span text:style-name="T18">The value of this service property must be of type </text:span><text:span text:style-name="Code2">String</text:span><text:span text:style-name="Default_20_Paragraph_20_Font"><text:span text:style-name="T18"> and be a valid </text:span></text:span><text:span text:style-name="Code2">filter string</text:span><text:span text:style-name="Default_20_Paragraph_20_Font"><text:span text:style-name="T18">.</text:span></text:span></text:p>
        <text:section text:style-name="Sect2" text:name="Section1">
          <text:p text:style-name="P130"><text:span text:style-name="T31">Java API documentation generated with </text:span><text:a xlink:type="simple" xlink:href="http://www.filigris.com/products/docflex_javadoc/#docflex-doclet"><text:span text:style-name="T29">DocFlex/Doclet</text:span></text:a><text:span text:style-name="Default_20_Paragraph_20_Font"><text:span text:style-name="T31"> v1.5.6</text:span></text:span></text:p>
          <text:p text:style-name="P74"><text:span text:style-name="T31">DocFlex/Doclet is both a multi-format Javadoc doclet and a free edition of </text:span><text:a xlink:type="simple" xlink:href="http://www.filigris.com/products/docflex_javadoc/"><text:span text:style-name="T29">DocFlex/Javadoc</text:span></text:a><text:span text:style-name="Default_20_Paragraph_20_Font"><text:span text:style-name="T3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9">www.docflex.com</text:span></text:span></text:a></text:p>
        </text:section>
      </text:section>
      <text:h text:style-name="P59" text:outline-level="1"><text:change-end text:change-id="ct601022944"/>Considered Alternatives</text:h>
      <text:p text:style-name="P9"><text:soft-page-break/></text:p>
      <text:h text:style-name="P59" text:outline-level="1">Security Considerations</text:h>
      <text:p text:style-name="P9">Description of all known vulnerabilities this may either introduce or address as well as scenarios of how the weaknesses could be circumvented.</text:p>
      <text:h text:style-name="P59" text:outline-level="1">Document Support</text:h>
      <text:h text:style-name="P61" text:outline-level="2">References</text:h>
      <text:list xml:id="list5529745534161224043" text:style-name="WW8Num3">
        <text:list-item>
          <text:p text:style-name="P69"><text:bookmark-start text:name="_Ref493020620"/>Bradner, S., Key words for use in RFCs to Indicate Requirement Levels, RFC2119, March 1997.<text:bookmark-end text:name="_Ref493020620"/></text:p>
        </text:list-item>
        <text:list-item>
          <text:p text:style-name="P69">Software Requirements &amp; Specifications. Michael Jackson. ISBN 0-201-87712-0</text:p>
        </text:list-item>
        <text:list-item>
          <text:p text:style-name="P70"><text:bookmark-start text:name="__RefNumPara__46660_1439841644"/><text:span text:style-name="T8">HTTP 1.1 Specification RFC 2626 - </text:span><text:a xlink:type="simple" xlink:href="http://www.w3.org/Protocols/rfc2616/rfc2616.html" text:style-name="Internet_20_link"><text:span text:style-name="T8">http://www.w3.org/Protocols/rfc2616/rfc2616.html</text:span></text:a><text:span text:style-name="T8"> </text:span><text:bookmark-end text:name="__RefNumPara__46660_1439841644"/></text:p>
        </text:list-item>
        <text:list-item>
          <text:p text:style-name="P70"><text:bookmark-start text:name="__RefNumPara__15719_1524377446"/><text:span text:style-name="T8">JAX-RS 1.0 Specification - </text:span><text:a xlink:type="simple" xlink:href="https://jcp.org/aboutJava/communityprocess/final/jsr311/index.html" text:style-name="Internet_20_link"><text:span text:style-name="T8">https://jcp.org/aboutJava/communityprocess/final/jsr311/index.html</text:span></text:a><text:bookmark-end text:name="__RefNumPara__15719_1524377446"/></text:p>
        </text:list-item>
        <text:list-item>
          <text:p text:style-name="P70"><text:bookmark-start text:name="__RefNumPara__15721_1524377446"/><text:span text:style-name="T8">JAX-RS 2.0 Specification - </text:span><text:a xlink:type="simple" xlink:href="https://jcp.org/aboutJava/communityprocess/final/jsr339/index.html" text:style-name="Internet_20_link"><text:span text:style-name="T8">https://jcp.org/aboutJava/communityprocess/final/jsr339/index.html</text:span></text:a><text:bookmark-end text:name="__RefNumPara__15721_1524377446"/></text:p>
        </text:list-item>
        <text:list-item>
          <text:p text:style-name="P70"><text:bookmark-start text:name="__RefNumPara__75844_1890942607"/><text:span text:style-name="T8">OSGi Portable Java Contracts - </text:span><text:a xlink:type="simple" xlink:href="http://www.osgi.org/Specifications/ReferenceContract"><text:span text:style-name="T8">http://www.osgi.org/Specifications/ReferenceContract</text:span></text:a><text:bookmark-end text:name="__RefNumPara__75844_1890942607"/></text:p>
        </text:list-item>
        <text:list-item>
          <text:p text:style-name="P71"><text:bookmark-start text:name="__RefNumPara__76042_1890942607"/><text:span text:style-name="T8">OSGi Compendium R6 - </text:span><text:a xlink:type="simple" xlink:href="https://osgi.org/download/r6/osgi.cmpn-6.0.0.pdf"><text:span text:style-name="T8">https://osgi.org/download/r6/osgi.cmpn-6.0.0.pdf</text:span></text:a><text:bookmark-end text:name="__RefNumPara__76042_1890942607"/></text:p>
        </text:list-item>
      </text:list>
      <text:p text:style-name="P10"/>
      <text:h text:style-name="P61"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6"><text:change-start text:change-id="ct601083792"/>Tim Ward<text:change-end text:change-id="ct601083792"/></text:p>
          </table:table-cell>
        </table:table-row>
        <table:table-row table:style-name="Table2.1">
          <table:table-cell table:style-name="Table2.A1" office:value-type="string">
            <text:p text:style-name="P16">Company</text:p>
          </table:table-cell>
          <table:table-cell table:style-name="Table2.B1" office:value-type="string">
            <text:p text:style-name="P16"><text:change-start text:change-id="ct601085072"/>Paremus<text:change-end text:change-id="ct601085072"/></text:p>
          </table:table-cell>
        </table:table-row>
        <table:table-row table:style-name="Table2.1">
          <table:table-cell table:style-name="Table2.A1" office:value-type="string">
            <text:p text:style-name="P16">Address</text:p>
          </table:table-cell>
          <table:table-cell table:style-name="Table2.B1" office:value-type="string">
            <text:p text:style-name="P16"/>
          </table:table-cell>
        </table:table-row>
        <table:table-row table:style-name="Table2.1">
          <table:table-cell table:style-name="Table2.A1" office:value-type="string">
            <text:p text:style-name="P16">Voice</text:p>
          </table:table-cell>
          <table:table-cell table:style-name="Table2.B1" office:value-type="string">
            <text:p text:style-name="P16"/>
          </table:table-cell>
        </table:table-row>
        <table:table-row table:style-name="Table2.1">
          <table:table-cell table:style-name="Table2.A1" office:value-type="string">
            <text:p text:style-name="P20">e-mail</text:p>
          </table:table-cell>
          <table:table-cell table:style-name="Table2.B1" office:value-type="string">
            <text:p text:style-name="P20"><text:change-start text:change-id="ct601079472"/>Tim.ward@paremus.com<text:change-end text:change-id="ct601079472"/></text:p>
          </table:table-cell>
        </table:table-row>
      </table:table>
      <text:p text:style-name="P11"/>
      <text:h text:style-name="P61" text:outline-level="2">Acronyms and Abbreviations</text:h>
      <text:p text:style-name="P11"/>
      <text:h text:style-name="P61"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8" style:family="table">
      <style:table-properties style:width="18.008cm" fo:break-before="auto" fo:break-after="auto" table:align="left" style:writing-mode="lr-tb"/>
    </style:style>
    <style:style style:name="Table28.A" style:family="table-column">
      <style:table-column-properties style:column-width="14.06cm"/>
    </style:style>
    <style:style style:name="Table28.B" style:family="table-column">
      <style:table-column-properties style:column-width="3.948cm"/>
    </style:style>
    <style:style style:name="Table28.1" style:family="table-row">
      <style:table-row-properties style:keep-together="true" fo:keep-together="auto"/>
    </style:style>
    <style:style style:name="Table28.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le49" style:family="table">
      <style:table-properties style:width="18.008cm" fo:break-before="auto" fo:break-after="auto" table:align="left" style:writing-mode="lr-tb"/>
    </style:style>
    <style:style style:name="Table49.A" style:family="table-column">
      <style:table-column-properties style:column-width="14.06cm"/>
    </style:style>
    <style:style style:name="Table49.B" style:family="table-column">
      <style:table-column-properties style:column-width="3.948cm"/>
    </style:style>
    <style:style style:name="Table49.1" style:family="table-row">
      <style:table-row-properties style:keep-together="true" fo:keep-together="auto"/>
    </style:style>
    <style:style style:name="Table49.A1" style:family="table-cell">
      <style:table-cell-properties fo:padding="0cm" fo:border-left="none" fo:border-right="none" fo:border-top="0.002cm solid #000000" fo:border-bottom="none"/>
    </style:style>
    <style:style style:name="Table52" style:family="table">
      <style:table-properties style:width="18.008cm" fo:break-before="auto" fo:break-after="auto" table:align="left" style:writing-mode="lr-tb"/>
    </style:style>
    <style:style style:name="Table52.A" style:family="table-column">
      <style:table-column-properties style:column-width="14.06cm"/>
    </style:style>
    <style:style style:name="Table52.B" style:family="table-column">
      <style:table-column-properties style:column-width="3.948cm"/>
    </style:style>
    <style:style style:name="Table52.1" style:family="table-row">
      <style:table-row-properties style:keep-together="true" fo:keep-together="auto"/>
    </style:style>
    <style:style style:name="Table52.A1" style:family="table-cell">
      <style:table-cell-properties fo:padding="0cm" fo:border-left="none" fo:border-right="none" fo:border-top="0.002cm solid #000000" fo:border-bottom="none"/>
    </style:style>
    <style:style style:name="Table56" style:family="table">
      <style:table-properties style:width="18.008cm" fo:break-before="auto" fo:break-after="auto" table:align="left" style:writing-mode="lr-tb"/>
    </style:style>
    <style:style style:name="Table56.A" style:family="table-column">
      <style:table-column-properties style:column-width="14.06cm"/>
    </style:style>
    <style:style style:name="Table56.B" style:family="table-column">
      <style:table-column-properties style:column-width="3.948cm"/>
    </style:style>
    <style:style style:name="Table56.1" style:family="table-row">
      <style:table-row-properties style:keep-together="true" fo:keep-together="auto"/>
    </style:style>
    <style:style style:name="Table56.A1" style:family="table-cell">
      <style:table-cell-properties fo:padding="0cm" fo:border-left="none" fo:border-right="none" fo:border-top="0.002cm solid #000000" fo:border-bottom="none"/>
    </style:style>
    <style:style style:name="Table58" style:family="table">
      <style:table-properties style:width="18.008cm" fo:break-before="auto" fo:break-after="auto" table:align="left" style:writing-mode="lr-tb"/>
    </style:style>
    <style:style style:name="Table58.A" style:family="table-column">
      <style:table-column-properties style:column-width="14.06cm"/>
    </style:style>
    <style:style style:name="Table58.B" style:family="table-column">
      <style:table-column-properties style:column-width="3.948cm"/>
    </style:style>
    <style:style style:name="Table58.1" style:family="table-row">
      <style:table-row-properties style:keep-together="true" fo:keep-together="auto"/>
    </style:style>
    <style:style style:name="Table58.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328612BC.png" xlink:type="simple" xlink:show="embed" xlink:actuate="onLoad"/></draw:frame><text:tab/><text:user-defined style:data-style-name="N0" text:name="RFC Title">RFC-217 JAX-RS Services</text:user-defined><text:tab/>Page <text:page-number text:select-page="current">13</text:page-number> of <text:page-count style:num-format="1">57</text:page-count></text:p>
        <text:p text:style-name="Header"/>
        <text:p text:style-name="Header"><text:tab/>Draft<text:tab/> <text:modification-date style:data-style-name="N76">January 12,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Convert_20_1" style:display-name="Convert 1" style:page-layout-name="Mpm2">
      <style:header>
        <text:p text:style-name="MP2">Package org.osgi.service.jaxrs.runtim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2/18/15</text:p>
            </table:table-cell>
            <table:table-cell table:style-name="Table7.A1" office:value-type="string">
              <text:p text:style-name="MP4">Page <text:page-number style:num-format="1" text:select-page="current">13</text:page-number> of <text:page-count style:num-format="1">57</text:page-count></text:p>
            </table:table-cell>
          </table:table-row>
        </table:table>
      </style:footer>
    </style:master-page>
    <style:master-page style:name="Convert_20_2" style:display-name="Convert 2" style:page-layout-name="Mpm2">
      <style:header>
        <text:p text:style-name="MP2">Interface JaxRSServiceRuntim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2/18/15</text:p>
            </table:table-cell>
            <table:table-cell table:style-name="Table10.A1" office:value-type="string">
              <text:p text:style-name="MP4">Page <text:page-number style:num-format="1" text:select-page="current">13</text:page-number> of <text:page-count style:num-format="1">57</text:page-count></text:p>
            </table:table-cell>
          </table:table-row>
        </table:table>
      </style:footer>
    </style:master-page>
    <style:master-page style:name="Convert_20_3" style:display-name="Convert 3" style:page-layout-name="Mpm2">
      <style:header>
        <text:p text:style-name="MP2">Class JaxRSServiceRuntimeConstants</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2/18/15</text:p>
            </table:table-cell>
            <table:table-cell table:style-name="Table12.A1" office:value-type="string">
              <text:p text:style-name="MP4">Page <text:page-number style:num-format="1" text:select-page="current">13</text:page-number> of <text:page-count style:num-format="1">57</text:page-count></text:p>
            </table:table-cell>
          </table:table-row>
        </table:table>
      </style:footer>
    </style:master-page>
    <style:master-page style:name="Convert_20_4" style:display-name="Convert 4" style:page-layout-name="Mpm2">
      <style:header>
        <text:p text:style-name="MP2">Package org.osgi.service.jaxrs.runtime.dto</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18/15</text:p>
            </table:table-cell>
            <table:table-cell table:style-name="Table14.A1" office:value-type="string">
              <text:p text:style-name="MP4">Page <text:page-number style:num-format="1" text:select-page="current">13</text:page-number> of <text:page-count style:num-format="1">57</text:page-count></text:p>
            </table:table-cell>
          </table:table-row>
        </table:table>
      </style:footer>
    </style:master-page>
    <style:master-page style:name="Convert_20_5" style:display-name="Convert 5" style:page-layout-name="Mpm2">
      <style:header>
        <text:p text:style-name="MP2">Class DTOConstant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18/15</text:p>
            </table:table-cell>
            <table:table-cell table:style-name="Table16.A1" office:value-type="string">
              <text:p text:style-name="MP4">Page <text:page-number style:num-format="1" text:select-page="current">13</text:page-number> of <text:page-count style:num-format="1">57</text:page-count></text:p>
            </table:table-cell>
          </table:table-row>
        </table:table>
      </style:footer>
    </style:master-page>
    <style:master-page style:name="Convert_20_6" style:display-name="Convert 6" style:page-layout-name="Mpm2">
      <style:header>
        <text:p text:style-name="MP2">Class FailedFilterDTO</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2/18/15</text:p>
            </table:table-cell>
            <table:table-cell table:style-name="Table18.A1" office:value-type="string">
              <text:p text:style-name="MP4">Page <text:page-number style:num-format="1" text:select-page="current">13</text:page-number> of <text:page-count style:num-format="1">57</text:page-count></text:p>
            </table:table-cell>
          </table:table-row>
        </table:table>
      </style:footer>
    </style:master-page>
    <style:master-page style:name="Convert_20_7" style:display-name="Convert 7" style:page-layout-name="Mpm2">
      <style:header>
        <text:p text:style-name="MP2">Class FailedInterceptorDTO</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2/18/15</text:p>
            </table:table-cell>
            <table:table-cell table:style-name="Table23.A1" office:value-type="string">
              <text:p text:style-name="MP4">Page <text:page-number style:num-format="1" text:select-page="current">13</text:page-number> of <text:page-count style:num-format="1">57</text:page-count></text:p>
            </table:table-cell>
          </table:table-row>
        </table:table>
      </style:footer>
    </style:master-page>
    <style:master-page style:name="Convert_20_8" style:display-name="Convert 8" style:page-layout-name="Mpm2">
      <style:header>
        <text:p text:style-name="MP2">Class FailedResourceDTO</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8/15</text:p>
            </table:table-cell>
            <table:table-cell table:style-name="Table28.A1" office:value-type="string">
              <text:p text:style-name="MP4">Page <text:page-number style:num-format="1" text:select-page="current">13</text:page-number> of <text:page-count style:num-format="1">57</text:page-count></text:p>
            </table:table-cell>
          </table:table-row>
        </table:table>
      </style:footer>
    </style:master-page>
    <style:master-page style:name="Convert_20_9" style:display-name="Convert 9" style:page-layout-name="Mpm2">
      <style:header>
        <text:p text:style-name="MP2">Class Filt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2/18/15</text:p>
            </table:table-cell>
            <table:table-cell table:style-name="Table33.A1" office:value-type="string">
              <text:p text:style-name="MP4">Page <text:page-number style:num-format="1" text:select-page="current">13</text:page-number> of <text:page-count style:num-format="1">57</text:page-count></text:p>
            </table:table-cell>
          </table:table-row>
        </table:table>
      </style:footer>
    </style:master-page>
    <style:master-page style:name="Convert_20_10" style:display-name="Convert 10" style:page-layout-name="Mpm2">
      <style:header>
        <text:p text:style-name="MP2">Class Interceptor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2/18/15</text:p>
            </table:table-cell>
            <table:table-cell table:style-name="Table37.A1" office:value-type="string">
              <text:p text:style-name="MP4">Page <text:page-number style:num-format="1" text:select-page="current">13</text:page-number> of <text:page-count style:num-format="1">57</text:page-count></text:p>
            </table:table-cell>
          </table:table-row>
        </table:table>
      </style:footer>
    </style:master-page>
    <style:master-page style:name="Convert_20_11" style:display-name="Convert 11" style:page-layout-name="Mpm2">
      <style:header>
        <text:p text:style-name="MP2">Class RequestInfo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2/18/15</text:p>
            </table:table-cell>
            <table:table-cell table:style-name="Table41.A1" office:value-type="string">
              <text:p text:style-name="MP4">Page <text:page-number style:num-format="1" text:select-page="current">13</text:page-number> of <text:page-count style:num-format="1">57</text:page-count></text:p>
            </table:table-cell>
          </table:table-row>
        </table:table>
      </style:footer>
    </style:master-page>
    <style:master-page style:name="Convert_20_12" style:display-name="Convert 12" style:page-layout-name="Mpm2">
      <style:header>
        <text:p text:style-name="MP2">Class Resource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2/18/15</text:p>
            </table:table-cell>
            <table:table-cell table:style-name="Table45.A1" office:value-type="string">
              <text:p text:style-name="MP4">Page <text:page-number style:num-format="1" text:select-page="current">13</text:page-number> of <text:page-count style:num-format="1">57</text:page-count></text:p>
            </table:table-cell>
          </table:table-row>
        </table:table>
      </style:footer>
    </style:master-page>
    <style:master-page style:name="Convert_20_13" style:display-name="Convert 13" style:page-layout-name="Mpm2">
      <style:header>
        <text:p text:style-name="MP2">Class ResourceMethodInfoDTO</text:p>
      </style:header>
      <style:footer>
        <table:table table:name="Table49" table:style-name="Table49">
          <table:table-column table:style-name="Table49.A"/>
          <table:table-column table:style-name="Table49.B"/>
          <table:table-row table:style-name="Table49.1">
            <table:table-cell table:style-name="Table49.A1" office:value-type="string">
              <text:p text:style-name="MP3">OSGi Javadoc -- 12/18/15</text:p>
            </table:table-cell>
            <table:table-cell table:style-name="Table49.A1" office:value-type="string">
              <text:p text:style-name="MP4">Page <text:page-number style:num-format="1" text:select-page="current">13</text:page-number> of <text:page-count style:num-format="1">57</text:page-count></text:p>
            </table:table-cell>
          </table:table-row>
        </table:table>
      </style:footer>
    </style:master-page>
    <style:master-page style:name="Convert_20_14" style:display-name="Convert 14" style:page-layout-name="Mpm2">
      <style:header>
        <text:p text:style-name="MP2">Class RuntimeDTO</text:p>
      </style:header>
      <style:footer>
        <table:table table:name="Table52" table:style-name="Table52">
          <table:table-column table:style-name="Table52.A"/>
          <table:table-column table:style-name="Table52.B"/>
          <table:table-row table:style-name="Table52.1">
            <table:table-cell table:style-name="Table52.A1" office:value-type="string">
              <text:p text:style-name="MP3">OSGi Javadoc -- 12/18/15</text:p>
            </table:table-cell>
            <table:table-cell table:style-name="Table52.A1" office:value-type="string">
              <text:p text:style-name="MP4">Page <text:page-number style:num-format="1" text:select-page="current">13</text:page-number> of <text:page-count style:num-format="1">57</text:page-count></text:p>
            </table:table-cell>
          </table:table-row>
        </table:table>
      </style:footer>
    </style:master-page>
    <style:master-page style:name="Convert_20_15" style:display-name="Convert 15" style:page-layout-name="Mpm2">
      <style:header>
        <text:p text:style-name="MP2">Package org.osgi.service.jaxrs.whiteboard</text:p>
      </style:header>
      <style:footer>
        <table:table table:name="Table56" table:style-name="Table56">
          <table:table-column table:style-name="Table56.A"/>
          <table:table-column table:style-name="Table56.B"/>
          <table:table-row table:style-name="Table56.1">
            <table:table-cell table:style-name="Table56.A1" office:value-type="string">
              <text:p text:style-name="MP3">OSGi Javadoc -- 12/18/15</text:p>
            </table:table-cell>
            <table:table-cell table:style-name="Table56.A1" office:value-type="string">
              <text:p text:style-name="MP4">Page <text:page-number style:num-format="1" text:select-page="current">13</text:page-number> of <text:page-count style:num-format="1">57</text:page-count></text:p>
            </table:table-cell>
          </table:table-row>
        </table:table>
      </style:footer>
    </style:master-page>
    <style:master-page style:name="Convert_20_16" style:display-name="Convert 16" style:page-layout-name="Mpm2">
      <style:header>
        <text:p text:style-name="MP2">Class JaxRSWhiteboardConstants</text:p>
      </style:header>
      <style:footer>
        <table:table table:name="Table58" table:style-name="Table58">
          <table:table-column table:style-name="Table58.A"/>
          <table:table-column table:style-name="Table58.B"/>
          <table:table-row table:style-name="Table58.1">
            <table:table-cell table:style-name="Table58.A1" office:value-type="string">
              <text:p text:style-name="MP3">OSGi Javadoc -- 12/18/15</text:p>
            </table:table-cell>
            <table:table-cell table:style-name="Table58.A1" office:value-type="string">
              <text:p text:style-name="MP4">Page <text:page-number style:num-format="1" text:select-page="current">13</text:page-number> of <text:page-count style:num-format="1">57</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5-11-13T11:23:58</meta:creation-date>
    <meta:editing-cycles>21</meta:editing-cycles>
    <meta:editing-duration>P4DT9H37M38S</meta:editing-duration>
    <meta:initial-creator>Tim Ward</meta:initial-creator>
    <dc:date>2016-01-12T16:22:36</dc:date>
    <dc:creator>Tim Ward</dc:creator>
    <meta:document-statistic meta:table-count="59" meta:image-count="26" meta:object-count="0" meta:page-count="57" meta:paragraph-count="1094" meta:word-count="9283" meta:character-count="65604"/>
    <meta:user-defined meta:name="Info"/>
    <meta:user-defined meta:name="Info 3"/>
    <meta:user-defined meta:name="Info 4"/>
    <meta:user-defined meta:name="RFC Title">RFC-217 JAX-RS Services</meta:user-defined>
  </office:meta>
</office:document-meta>
</file>